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Arabiya" svg:font-family="AlArabiya" style:font-adornments="Regular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Table1" style:family="table">
      <style:table-properties style:width="2.7021in" table:align="center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1.0306in"/>
    </style:style>
    <style:style style:name="Table1.C" style:family="table-column">
      <style:table-column-properties style:column-width="1.1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table:align="center"/>
    </style:style>
    <style:style style:name="Table2.A" style:family="table-column">
      <style:table-column-properties style:column-width="0.4153in" style:rel-column-width="598*"/>
    </style:style>
    <style:style style:name="Table2.B" style:family="table-column">
      <style:table-column-properties style:column-width="6.5097in" style:rel-column-width="937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0806in" table:align="center"/>
    </style:style>
    <style:style style:name="Table5.A" style:family="table-column">
      <style:table-column-properties style:column-width="0.95in"/>
    </style:style>
    <style:style style:name="Table5.B" style:family="table-column">
      <style:table-column-properties style:column-width="0.2243in"/>
    </style:style>
    <style:style style:name="Table5.C" style:family="table-column">
      <style:table-column-properties style:column-width="0.2208in"/>
    </style:style>
    <style:style style:name="Table5.D" style:family="table-column">
      <style:table-column-properties style:column-width="0.2215in"/>
    </style:style>
    <style:style style:name="Table5.E" style:family="table-column">
      <style:table-column-properties style:column-width="0.2313in"/>
    </style:style>
    <style:style style:name="Table5.F" style:family="table-column">
      <style:table-column-properties style:column-width="0.2326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5.0688in" table:align="center" fo:background-color="transparent">
        <style:background-image/>
      </style:table-properties>
    </style:style>
    <style:style style:name="Table3.A" style:family="table-column">
      <style:table-column-properties style:column-width="0.5444in"/>
    </style:style>
    <style:style style:name="Table3.B" style:family="table-column">
      <style:table-column-properties style:column-width="4.5243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1972in" table:align="center"/>
    </style:style>
    <style:style style:name="Table4.A" style:family="table-column">
      <style:table-column-properties style:column-width="0.3931in"/>
    </style:style>
    <style:style style:name="Table4.B" style:family="table-column">
      <style:table-column-properties style:column-width="0.804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fo:font-variant="normal" fo:text-transform="none" fo:color="#ffffff" loext:opacity="100%" style:font-name="AlArabiya" fo:font-size="22pt" style:text-underline-style="none" fo:font-weight="bold" officeooo:rsid="0005af7c" style:text-underline-mode="skip-white-space" style:text-overline-mode="skip-white-space" style:text-line-through-mode="skip-white-space" fo:background-color="#c0c0c0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fo:font-size="8pt" fo:font-style="italic" officeooo:rsid="019d5071" officeooo:paragraph-rsid="019d5071" style:font-size-asian="8pt" style:font-style-asian="italic" style:font-size-complex="8pt" style:font-style-complex="italic"/>
    </style:style>
    <style:style style:name="P3" style:family="paragraph" style:parent-style-name="Text_20_body">
      <style:paragraph-properties fo:text-align="center" style:justify-single-word="false"/>
      <style:text-properties fo:font-size="8pt" officeooo:rsid="019b7f17" officeooo:paragraph-rsid="019d5071" style:font-size-asian="8pt" style:font-size-complex="8pt"/>
    </style:style>
    <style:style style:name="P4" style:family="paragraph" style:parent-style-name="Footnote">
      <style:text-properties officeooo:rsid="00e15adc"/>
    </style:style>
    <style:style style:name="P5" style:family="paragraph" style:parent-style-name="Quotations">
      <style:text-properties fo:font-style="italic" officeooo:paragraph-rsid="01cc5420" style:font-style-asian="italic" style:font-style-complex="italic"/>
    </style:style>
    <style:style style:name="P6" style:family="paragraph" style:parent-style-name="Quotations">
      <style:text-properties officeooo:paragraph-rsid="01cc5420"/>
    </style:style>
    <style:style style:name="P7" style:family="paragraph" style:parent-style-name="Text_20_body">
      <style:text-properties officeooo:rsid="000ad16c" officeooo:paragraph-rsid="000ad16c"/>
    </style:style>
    <style:style style:name="P8" style:family="paragraph" style:parent-style-name="Text_20_body">
      <style:text-properties officeooo:rsid="002be2e7" officeooo:paragraph-rsid="002be2e7"/>
    </style:style>
    <style:style style:name="P9" style:family="paragraph" style:parent-style-name="Heading_20_1">
      <style:text-properties officeooo:rsid="0029b76d" officeooo:paragraph-rsid="00335ba2"/>
    </style:style>
    <style:style style:name="P10" style:family="paragraph" style:parent-style-name="Text_20_body">
      <style:text-properties officeooo:paragraph-rsid="01cc5420"/>
    </style:style>
    <style:style style:name="P11" style:family="paragraph" style:parent-style-name="Text_20_body">
      <style:text-properties fo:font-style="normal" officeooo:rsid="0029b76d" officeooo:paragraph-rsid="00335ba2" style:font-style-asian="normal" style:font-style-complex="normal"/>
    </style:style>
    <style:style style:name="P12" style:family="paragraph" style:parent-style-name="Text_20_body">
      <style:text-properties fo:font-style="normal" officeooo:rsid="02ca6874" officeooo:paragraph-rsid="02ca6874" style:font-style-asian="normal" style:font-style-complex="normal"/>
    </style:style>
    <style:style style:name="P13" style:family="paragraph" style:parent-style-name="Text_20_body">
      <style:paragraph-properties fo:break-before="page"/>
      <style:text-properties officeooo:rsid="002be2e7" officeooo:paragraph-rsid="002be2e7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0ca866" officeooo:paragraph-rsid="000ad16c"/>
    </style:style>
    <style:style style:name="P18" style:family="paragraph" style:parent-style-name="Heading_20_1">
      <style:paragraph-properties fo:break-before="page"/>
      <style:text-properties officeooo:rsid="0023c325" officeooo:paragraph-rsid="0023c325"/>
    </style:style>
    <style:style style:name="P19" style:family="paragraph" style:parent-style-name="Text_20_body">
      <style:text-properties officeooo:paragraph-rsid="02d729fa"/>
    </style:style>
    <style:style style:name="P20" style:family="paragraph" style:parent-style-name="Footnote">
      <style:text-properties officeooo:rsid="02d8362b" officeooo:paragraph-rsid="02d8362b"/>
    </style:style>
    <style:style style:name="P21" style:family="paragraph" style:parent-style-name="Text_20_body">
      <style:text-properties officeooo:paragraph-rsid="000e4360"/>
    </style:style>
    <style:style style:name="P22" style:family="paragraph" style:parent-style-name="Text_20_body">
      <style:text-properties officeooo:paragraph-rsid="00248483"/>
    </style:style>
    <style:style style:name="P23" style:family="paragraph" style:parent-style-name="Text_20_body">
      <style:text-properties fo:font-style="normal" officeooo:rsid="0025ff1a" officeooo:paragraph-rsid="0025ff1a" style:font-style-asian="normal" style:font-style-complex="normal"/>
    </style:style>
    <style:style style:name="P24" style:family="paragraph" style:parent-style-name="Heading_20_1">
      <style:text-properties fo:font-style="normal" officeooo:rsid="000e9425" style:font-style-asian="normal" style:font-style-complex="normal"/>
    </style:style>
    <style:style style:name="P25" style:family="paragraph" style:parent-style-name="Text_20_body">
      <style:text-properties officeooo:paragraph-rsid="000e9425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0d1dc" officeooo:paragraph-rsid="0010d1dc" style:font-size-asian="10.5pt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1ccd6f8" officeooo:paragraph-rsid="01ccd6f8" style:font-size-asian="10.5p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f41c5" officeooo:paragraph-rsid="000f41c5" style:font-size-asian="10.5pt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0f41c5" officeooo:paragraph-rsid="000f41c5" style:font-size-asian="10.5pt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officeooo:rsid="01ccd6f8" officeooo:paragraph-rsid="01ccd6f8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officeooo:rsid="000f41c5" officeooo:paragraph-rsid="001dad57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officeooo:rsid="0010d1dc" officeooo:paragraph-rsid="0010d1dc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officeooo:rsid="000f41c5" officeooo:paragraph-rsid="000f41c5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officeooo:rsid="001dad57" officeooo:paragraph-rsid="001dad57" style:font-size-asian="10.5pt"/>
    </style:style>
    <style:style style:name="P35" style:family="paragraph" style:parent-style-name="Heading_20_2">
      <style:paragraph-properties fo:break-before="page"/>
      <style:text-properties officeooo:paragraph-rsid="001a2435"/>
    </style:style>
    <style:style style:name="P36" style:family="paragraph" style:parent-style-name="Text_20_body">
      <style:text-properties fo:font-style="normal" officeooo:rsid="00120efc" officeooo:paragraph-rsid="029772e9" style:font-style-asian="normal" style:font-style-complex="normal"/>
    </style:style>
    <style:style style:name="P37" style:family="paragraph" style:parent-style-name="Text_20_body" style:list-style-name="List_20_1">
      <style:text-properties officeooo:paragraph-rsid="019e55ba"/>
    </style:style>
    <style:style style:name="P38" style:family="paragraph" style:parent-style-name="Text_20_body">
      <style:text-properties officeooo:paragraph-rsid="019e55ba"/>
    </style:style>
    <style:style style:name="P39" style:family="paragraph" style:parent-style-name="Text_20_body">
      <style:text-properties officeooo:rsid="019e55ba" officeooo:paragraph-rsid="019e55ba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20efc" officeooo:paragraph-rsid="00120efc" style:font-size-asian="10.5pt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normal" officeooo:rsid="00120efc" officeooo:paragraph-rsid="00120efc" style:font-size-asian="10.5pt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officeooo:rsid="00120efc" officeooo:paragraph-rsid="00120efc" style:font-size-asian="10.5pt"/>
    </style:style>
    <style:style style:name="P43" style:family="paragraph" style:parent-style-name="Text_20_body">
      <style:text-properties officeooo:paragraph-rsid="003ff820"/>
    </style:style>
    <style:style style:name="P44" style:family="paragraph" style:parent-style-name="Text_20_body">
      <style:text-properties officeooo:paragraph-rsid="001466c0"/>
    </style:style>
    <style:style style:name="P45" style:family="paragraph" style:parent-style-name="Text_20_body" style:list-style-name="L1">
      <style:text-properties officeooo:paragraph-rsid="001466c0"/>
    </style:style>
    <style:style style:name="P46" style:family="paragraph" style:parent-style-name="Text_20_body" style:list-style-name="L1">
      <style:text-properties officeooo:paragraph-rsid="015de667"/>
    </style:style>
    <style:style style:name="P47" style:family="paragraph" style:parent-style-name="Text_20_body">
      <style:text-properties fo:font-style="normal" officeooo:rsid="001466c0" officeooo:paragraph-rsid="001466c0" style:font-style-asian="normal" style:font-style-complex="normal"/>
    </style:style>
    <style:style style:name="P48" style:family="paragraph" style:parent-style-name="Text_20_body">
      <style:text-properties officeooo:paragraph-rsid="02a7e1fa"/>
    </style:style>
    <style:style style:name="P49" style:family="paragraph" style:parent-style-name="Text_20_body">
      <style:text-properties officeooo:rsid="01b35f4f" officeooo:paragraph-rsid="01b35f4f"/>
    </style:style>
    <style:style style:name="P50" style:family="paragraph" style:parent-style-name="Text_20_body">
      <style:text-properties fo:font-style="normal" officeooo:rsid="00b9b124" officeooo:paragraph-rsid="00b9b124" style:font-style-asian="normal" style:font-style-complex="normal"/>
    </style:style>
    <style:style style:name="P51" style:family="paragraph" style:parent-style-name="Heading_20_1">
      <style:text-properties fo:font-style="normal" officeooo:rsid="001f394a" style:font-style-asian="normal" style:font-style-complex="normal"/>
    </style:style>
    <style:style style:name="P52" style:family="paragraph" style:parent-style-name="Text_20_body">
      <style:text-properties officeooo:paragraph-rsid="02c72374"/>
    </style:style>
    <style:style style:name="P53" style:family="paragraph" style:parent-style-name="Footnote">
      <style:text-properties officeooo:rsid="0128080e" officeooo:paragraph-rsid="0128080e"/>
    </style:style>
    <style:style style:name="P54" style:family="paragraph" style:parent-style-name="Text_20_body">
      <style:text-properties officeooo:paragraph-rsid="01d3e5e6"/>
    </style:style>
    <style:style style:name="P55" style:family="paragraph" style:parent-style-name="Footnote">
      <style:text-properties officeooo:rsid="02b67657" officeooo:paragraph-rsid="02b67657"/>
    </style:style>
    <style:style style:name="P56" style:family="paragraph" style:parent-style-name="Text_20_body">
      <style:text-properties officeooo:paragraph-rsid="00277ae3"/>
    </style:style>
    <style:style style:name="P57" style:family="paragraph" style:parent-style-name="Footnote">
      <style:text-properties officeooo:paragraph-rsid="0027bf48"/>
    </style:style>
    <style:style style:name="P58" style:family="paragraph" style:parent-style-name="Heading_20_2">
      <style:text-properties fo:font-style="normal" officeooo:rsid="0020efd4" style:font-style-asian="normal" style:font-style-complex="normal"/>
    </style:style>
    <style:style style:name="P59" style:family="paragraph" style:parent-style-name="Text_20_body">
      <style:text-properties officeooo:paragraph-rsid="0020efd4"/>
    </style:style>
    <style:style style:name="P60" style:family="paragraph" style:parent-style-name="Heading_20_2">
      <style:text-properties fo:font-style="normal" officeooo:rsid="01d6d505" officeooo:paragraph-rsid="01d6d505" style:font-style-asian="normal" style:font-style-complex="normal"/>
    </style:style>
    <style:style style:name="P61" style:family="paragraph" style:parent-style-name="Text_20_body">
      <style:text-properties officeooo:paragraph-rsid="01d84196"/>
    </style:style>
    <style:style style:name="P62" style:family="paragraph" style:parent-style-name="Text_20_body">
      <style:text-properties officeooo:paragraph-rsid="01d9fd32"/>
    </style:style>
    <style:style style:name="P63" style:family="paragraph" style:parent-style-name="Heading_20_2">
      <style:text-properties officeooo:paragraph-rsid="01d6d505"/>
    </style:style>
    <style:style style:name="P64" style:family="paragraph" style:parent-style-name="Footnote">
      <style:text-properties officeooo:rsid="013439bb" officeooo:paragraph-rsid="013439bb"/>
    </style:style>
    <style:style style:name="P65" style:family="paragraph" style:parent-style-name="Text_20_body">
      <style:text-properties officeooo:paragraph-rsid="0135e2ae"/>
    </style:style>
    <style:style style:name="P66" style:family="paragraph" style:parent-style-name="Heading_20_2">
      <style:text-properties fo:font-style="normal" officeooo:rsid="01dd6795" officeooo:paragraph-rsid="01dd6795" style:font-style-asian="normal" style:font-style-complex="normal"/>
    </style:style>
    <style:style style:name="P67" style:family="paragraph" style:parent-style-name="Footnote">
      <style:text-properties officeooo:paragraph-rsid="0393bc94"/>
    </style:style>
    <style:style style:name="P68" style:family="paragraph" style:parent-style-name="Text_20_body">
      <style:text-properties officeooo:paragraph-rsid="006f9b58"/>
    </style:style>
    <style:style style:name="P69" style:family="paragraph" style:parent-style-name="Text_20_body">
      <style:text-properties officeooo:paragraph-rsid="00791ed4"/>
    </style:style>
    <style:style style:name="P70" style:family="paragraph" style:parent-style-name="Heading_20_3">
      <style:text-properties fo:font-style="normal" officeooo:rsid="0313deb7" officeooo:paragraph-rsid="0313deb7" style:font-style-asian="normal" style:font-style-complex="normal"/>
    </style:style>
    <style:style style:name="P71" style:family="paragraph" style:parent-style-name="Text_20_body">
      <style:text-properties officeooo:paragraph-rsid="008694e1"/>
    </style:style>
    <style:style style:name="P72" style:family="paragraph" style:parent-style-name="Text_20_body">
      <style:text-properties officeooo:rsid="0202862d" officeooo:paragraph-rsid="0202862d"/>
    </style:style>
    <style:style style:name="P73" style:family="paragraph" style:parent-style-name="Heading_20_2">
      <style:text-properties fo:font-style="normal" officeooo:rsid="003b4713" style:font-style-asian="normal" style:font-style-complex="normal"/>
    </style:style>
    <style:style style:name="P74" style:family="paragraph" style:parent-style-name="Text_20_body">
      <style:text-properties officeooo:paragraph-rsid="008ebd3c"/>
    </style:style>
    <style:style style:name="P75" style:family="paragraph" style:parent-style-name="Text_20_body">
      <style:text-properties officeooo:paragraph-rsid="009021ae"/>
    </style:style>
    <style:style style:name="P76" style:family="paragraph" style:parent-style-name="Heading_20_2">
      <style:text-properties fo:font-style="normal" officeooo:rsid="004297c8" style:font-style-asian="normal" style:font-style-complex="normal"/>
    </style:style>
    <style:style style:name="P77" style:family="paragraph" style:parent-style-name="Text_20_body">
      <style:text-properties officeooo:paragraph-rsid="00f745a4"/>
    </style:style>
    <style:style style:name="P78" style:family="paragraph" style:parent-style-name="Footnote">
      <style:text-properties officeooo:rsid="00aa7b94" officeooo:paragraph-rsid="00aa7b94"/>
    </style:style>
    <style:style style:name="P79" style:family="paragraph" style:parent-style-name="Heading_20_3">
      <style:text-properties fo:font-style="normal" officeooo:rsid="005fbbfa" style:font-style-asian="normal" style:font-style-complex="normal"/>
    </style:style>
    <style:style style:name="P80" style:family="paragraph" style:parent-style-name="Text_20_body">
      <style:text-properties officeooo:paragraph-rsid="009afb5a"/>
    </style:style>
    <style:style style:name="P81" style:family="paragraph" style:parent-style-name="Footnote">
      <style:text-properties officeooo:rsid="02355781" officeooo:paragraph-rsid="02355781"/>
    </style:style>
    <style:style style:name="P82" style:family="paragraph" style:parent-style-name="Text_20_body">
      <style:text-properties officeooo:paragraph-rsid="00a2a84d"/>
    </style:style>
    <style:style style:name="P83" style:family="paragraph" style:parent-style-name="Text_20_body">
      <style:text-properties fo:font-style="normal" officeooo:rsid="00a2a84d" officeooo:paragraph-rsid="00a2a84d" style:font-style-asian="normal" style:font-style-complex="normal"/>
    </style:style>
    <style:style style:name="P84" style:family="paragraph" style:parent-style-name="Footnote">
      <style:text-properties officeooo:paragraph-rsid="00a8fad0"/>
    </style:style>
    <style:style style:name="P85" style:family="paragraph" style:parent-style-name="Text_20_body">
      <style:text-properties officeooo:paragraph-rsid="00a2aaa3"/>
    </style:style>
    <style:style style:name="P86" style:family="paragraph" style:parent-style-name="Text_20_body">
      <style:text-properties officeooo:paragraph-rsid="00ab58fc"/>
    </style:style>
    <style:style style:name="P87" style:family="paragraph" style:parent-style-name="Text_20_body">
      <style:text-properties officeooo:paragraph-rsid="01130799"/>
    </style:style>
    <style:style style:name="P88" style:family="paragraph" style:parent-style-name="Text_20_body">
      <style:text-properties officeooo:paragraph-rsid="03ec1707"/>
    </style:style>
    <style:style style:name="P89" style:family="paragraph" style:parent-style-name="Text_20_body">
      <style:text-properties officeooo:paragraph-rsid="00dde123"/>
    </style:style>
    <style:style style:name="P90" style:family="paragraph" style:parent-style-name="Heading_20_3">
      <style:text-properties fo:font-style="normal" officeooo:rsid="00b19c6f" officeooo:paragraph-rsid="00b19c6f" style:font-style-asian="normal" style:font-style-complex="normal"/>
    </style:style>
    <style:style style:name="P91" style:family="paragraph" style:parent-style-name="Text_20_body">
      <style:text-properties officeooo:paragraph-rsid="00fbcf2a"/>
    </style:style>
    <style:style style:name="P92" style:family="paragraph" style:parent-style-name="Heading_20_2">
      <style:text-properties fo:font-style="normal" officeooo:rsid="00b4647d" style:font-style-asian="normal" style:font-style-complex="normal"/>
    </style:style>
    <style:style style:name="P93" style:family="paragraph" style:parent-style-name="Footnote">
      <style:text-properties officeooo:rsid="012e0d61" officeooo:paragraph-rsid="021cce61"/>
    </style:style>
    <style:style style:name="P94" style:family="paragraph" style:parent-style-name="Text_20_body">
      <style:text-properties officeooo:paragraph-rsid="00b4647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3ecdefb" officeooo:paragraph-rsid="03ecdefb" style:font-size-asian="10.5pt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officeooo:rsid="03ecdefb" officeooo:paragraph-rsid="03ecdefb" style:font-size-asian="10.5pt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3ed7adb" officeooo:paragraph-rsid="03ed7adb" style:font-size-asian="10.5pt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officeooo:rsid="03ed7adb" officeooo:paragraph-rsid="03ed7adb" style:font-size-asian="10.5pt"/>
    </style:style>
    <style:style style:name="P99" style:family="paragraph" style:parent-style-name="Heading_20_2" style:list-style-name="">
      <style:text-properties fo:font-style="normal" officeooo:rsid="003b4713" style:font-style-asian="normal" style:font-style-complex="normal"/>
    </style:style>
    <style:style style:name="P100" style:family="paragraph" style:parent-style-name="Heading_20_2">
      <style:paragraph-properties fo:break-before="page"/>
      <style:text-properties fo:font-style="normal" officeooo:rsid="003b4713" style:font-style-asian="normal" style:font-style-complex="normal"/>
    </style:style>
    <style:style style:name="P101" style:family="paragraph" style:parent-style-name="Text_20_body">
      <style:text-properties officeooo:paragraph-rsid="03f2f345"/>
    </style:style>
    <style:style style:name="P102" style:family="paragraph" style:parent-style-name="Footnote">
      <style:text-properties officeooo:rsid="00bc76fb" officeooo:paragraph-rsid="03552aef"/>
    </style:style>
    <style:style style:name="P103" style:family="paragraph" style:parent-style-name="Footnote">
      <style:text-properties officeooo:rsid="0234201b" officeooo:paragraph-rsid="0234201b"/>
    </style:style>
    <style:style style:name="P104" style:family="paragraph" style:parent-style-name="Text_20_body">
      <style:text-properties officeooo:rsid="02200387" officeooo:paragraph-rsid="02200387"/>
    </style:style>
    <style:style style:name="P105" style:family="paragraph" style:parent-style-name="Text_20_body">
      <style:text-properties officeooo:paragraph-rsid="018349e1"/>
    </style:style>
    <style:style style:name="P106" style:family="paragraph" style:parent-style-name="Text_20_body">
      <style:text-properties officeooo:paragraph-rsid="03a85834"/>
    </style:style>
    <style:style style:name="P107" style:family="paragraph" style:parent-style-name="Heading_20_3">
      <style:text-properties fo:font-style="normal" officeooo:rsid="0220dd6e" officeooo:paragraph-rsid="0220dd6e" style:font-style-asian="normal" style:font-style-complex="normal"/>
    </style:style>
    <style:style style:name="P108" style:family="paragraph" style:parent-style-name="Text_20_body">
      <style:text-properties fo:font-style="normal" officeooo:rsid="003bd724" officeooo:paragraph-rsid="003bd724" style:font-style-asian="normal" style:font-style-complex="normal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220dd6e" officeooo:paragraph-rsid="0220dd6e" style:font-size-asian="10.5pt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3d9615" officeooo:paragraph-rsid="003d9615" style:font-size-asian="10.5pt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officeooo:rsid="0220dd6e" officeooo:paragraph-rsid="0220dd6e" style:font-size-asian="10.5pt"/>
    </style:style>
    <style:style style:name="P112" style:family="paragraph" style:parent-style-name="Table_20_Contents">
      <style:paragraph-properties fo:text-align="center" style:justify-single-word="false"/>
      <style:text-properties officeooo:rsid="022251af" officeooo:paragraph-rsid="022251af"/>
    </style:style>
    <style:style style:name="P113" style:family="paragraph" style:parent-style-name="Table_20_Contents">
      <style:paragraph-properties fo:text-align="center" style:justify-single-word="false"/>
      <style:text-properties officeooo:rsid="02266ca4" officeooo:paragraph-rsid="02266ca4" style:font-size-asian="10.5pt"/>
    </style:style>
    <style:style style:name="P114" style:family="paragraph" style:parent-style-name="Table_20_Contents">
      <style:paragraph-properties fo:text-align="center" style:justify-single-word="false"/>
      <style:text-properties officeooo:rsid="022445be" officeooo:paragraph-rsid="022445be"/>
    </style:style>
    <style:style style:name="P115" style:family="paragraph" style:parent-style-name="Text_20_body">
      <style:text-properties fo:font-style="normal" officeooo:rsid="003d9615" officeooo:paragraph-rsid="003d9615" style:font-style-asian="normal" style:font-style-complex="normal"/>
    </style:style>
    <style:style style:name="P116" style:family="paragraph" style:parent-style-name="Heading_20_1">
      <style:text-properties fo:font-style="normal" officeooo:rsid="00231061" style:font-style-asian="normal" style:font-style-complex="normal"/>
    </style:style>
    <style:style style:name="P117" style:family="paragraph" style:parent-style-name="Text_20_body">
      <style:text-properties officeooo:paragraph-rsid="00be7b39"/>
    </style:style>
    <style:style style:name="P118" style:family="paragraph" style:parent-style-name="Text_20_body">
      <style:paragraph-properties fo:text-align="justify" style:justify-single-word="false"/>
      <style:text-properties officeooo:paragraph-rsid="042a8600"/>
    </style:style>
    <style:style style:name="P119" style:family="paragraph" style:parent-style-name="Text_20_body">
      <style:paragraph-properties fo:text-align="justify" style:justify-single-word="false"/>
      <style:text-properties officeooo:paragraph-rsid="018cf840"/>
    </style:style>
    <style:style style:name="P120" style:family="paragraph" style:parent-style-name="Table_20_Contents">
      <style:paragraph-properties fo:text-align="center" style:justify-single-word="false"/>
      <style:text-properties fo:font-style="normal" fo:font-weight="bold" officeooo:rsid="04295224" officeooo:paragraph-rsid="04295224" style:font-size-asian="10.5pt" style:font-style-asian="normal" style:font-weight-asian="bold" style:font-style-complex="normal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style="normal" fo:font-weight="bold" officeooo:rsid="042a8600" officeooo:paragraph-rsid="042a8600" style:font-size-asian="10.5pt" style:font-style-asian="normal" style:font-weight-asian="bold" style:font-style-complex="normal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style="normal" officeooo:rsid="00c6eb51" officeooo:paragraph-rsid="00c6eb51" style:font-size-asian="10.5pt" style:font-style-asian="normal" style:font-style-complex="normal"/>
    </style:style>
    <style:style style:name="P123" style:family="paragraph" style:parent-style-name="Table_20_Contents">
      <style:paragraph-properties fo:text-align="center" style:justify-single-word="false"/>
      <style:text-properties fo:font-style="normal" officeooo:rsid="04295224" officeooo:paragraph-rsid="04295224" style:font-size-asian="10.5pt" style:font-style-asian="normal" style:font-style-complex="normal"/>
    </style:style>
    <style:style style:name="P124" style:family="paragraph" style:parent-style-name="Text_20_body">
      <style:paragraph-properties fo:text-align="justify" style:justify-single-word="false"/>
      <style:text-properties fo:font-style="normal" officeooo:rsid="00c71589" officeooo:paragraph-rsid="00cb8e32" style:font-style-asian="normal" style:font-style-complex="normal"/>
    </style:style>
    <style:style style:name="P125" style:family="paragraph" style:parent-style-name="Text_20_body">
      <style:paragraph-properties fo:text-align="justify" style:justify-single-word="false"/>
      <style:text-properties fo:font-style="normal" officeooo:rsid="00cb8e32" officeooo:paragraph-rsid="042a8600" style:font-style-asian="normal" style:font-style-complex="normal"/>
    </style:style>
    <style:style style:name="P126" style:family="paragraph" style:parent-style-name="Text_20_body" style:list-style-name="L2">
      <style:paragraph-properties fo:text-align="justify" style:justify-single-word="false" style:writing-mode="lr-tb"/>
      <style:text-properties officeooo:paragraph-rsid="042a8600"/>
    </style:style>
    <style:style style:name="P127" style:family="paragraph" style:parent-style-name="Text_20_body" style:list-style-name="L2">
      <style:paragraph-properties fo:text-align="justify" style:justify-single-word="false"/>
      <style:text-properties fo:font-style="normal" officeooo:rsid="00c8aa77" officeooo:paragraph-rsid="042a8600" style:font-style-asian="normal" style:font-style-complex="normal"/>
    </style:style>
    <style:style style:name="P128" style:family="paragraph" style:parent-style-name="Text_20_body">
      <style:paragraph-properties fo:text-align="justify" style:justify-single-word="false"/>
      <style:text-properties officeooo:paragraph-rsid="042c23cc"/>
    </style:style>
    <style:style style:name="P129" style:family="paragraph" style:parent-style-name="Text_20_body">
      <style:paragraph-properties fo:text-align="justify" style:justify-single-word="false"/>
      <style:text-properties officeooo:rsid="025cfce9" officeooo:paragraph-rsid="025cfce9"/>
    </style:style>
    <style:style style:name="P130" style:family="paragraph" style:parent-style-name="Text_20_body">
      <style:paragraph-properties fo:text-align="justify" style:justify-single-word="false"/>
      <style:text-properties officeooo:paragraph-rsid="00ccc5a7"/>
    </style:style>
    <style:style style:name="P131" style:family="paragraph" style:parent-style-name="Heading_20_2" style:list-style-name="">
      <style:text-properties fo:font-style="normal" officeooo:rsid="00be7b39" style:font-style-asian="normal" style:font-style-complex="normal"/>
    </style:style>
    <style:style style:name="P132" style:family="paragraph" style:parent-style-name="Heading_20_2">
      <style:paragraph-properties fo:break-before="page"/>
      <style:text-properties fo:font-style="normal" officeooo:rsid="00be7b39" style:font-style-asian="normal" style:font-style-complex="normal"/>
    </style:style>
    <style:style style:name="P133" style:family="paragraph" style:parent-style-name="Text_20_body">
      <style:text-properties fo:font-style="normal" officeooo:rsid="00cf741c" officeooo:paragraph-rsid="00cf741c" style:font-style-asian="normal" style:font-style-complex="normal"/>
    </style:style>
    <style:style style:name="P134" style:family="paragraph" style:parent-style-name="Text_20_body">
      <style:text-properties officeooo:paragraph-rsid="042a8600"/>
    </style:style>
    <style:style style:name="P135" style:family="paragraph" style:parent-style-name="Heading_20_2">
      <style:text-properties fo:font-style="normal" officeooo:rsid="00cead71" style:font-style-asian="normal" style:font-style-complex="normal"/>
    </style:style>
    <style:style style:name="P136" style:family="paragraph" style:parent-style-name="Text_20_body">
      <style:text-properties officeooo:paragraph-rsid="00d443ac"/>
    </style:style>
    <style:style style:name="P137" style:family="paragraph" style:parent-style-name="Text_20_body">
      <style:text-properties officeooo:paragraph-rsid="042b5649"/>
    </style:style>
    <style:style style:name="P138" style:family="paragraph" style:parent-style-name="Footnote">
      <style:text-properties officeooo:rsid="03cbfcc2" officeooo:paragraph-rsid="03cbfcc2"/>
    </style:style>
    <style:style style:name="P139" style:family="paragraph" style:parent-style-name="Heading_20_3">
      <style:text-properties fo:font-style="normal" officeooo:rsid="01130799" style:font-style-asian="normal" style:font-style-complex="normal"/>
    </style:style>
    <style:style style:name="P140" style:family="paragraph" style:parent-style-name="Text_20_body" style:list-style-name="L3">
      <style:paragraph-properties fo:margin-top="0in" fo:margin-bottom="0in" style:contextual-spacing="false"/>
      <style:text-properties officeooo:rsid="0120d4f0" officeooo:paragraph-rsid="0120d4f0"/>
    </style:style>
    <style:style style:name="P141" style:family="paragraph" style:parent-style-name="Text_20_body" style:list-style-name="L3">
      <style:paragraph-properties fo:margin-top="0in" fo:margin-bottom="0in" style:contextual-spacing="false"/>
      <style:text-properties officeooo:rsid="0274144e" officeooo:paragraph-rsid="0274144e"/>
    </style:style>
    <style:style style:name="P142" style:family="paragraph" style:parent-style-name="Text_20_body" style:list-style-name="L3">
      <style:paragraph-properties fo:margin-top="0in" fo:margin-bottom="0in" style:contextual-spacing="false"/>
      <style:text-properties officeooo:rsid="0120d4f0"/>
    </style:style>
    <style:style style:name="P143" style:family="paragraph" style:parent-style-name="Text_20_body" style:list-style-name="L3">
      <style:paragraph-properties fo:margin-top="0in" fo:margin-bottom="0in" style:contextual-spacing="false"/>
      <style:text-properties officeooo:rsid="0120d4f0" officeooo:paragraph-rsid="037f1adc"/>
    </style:style>
    <style:style style:name="P144" style:family="paragraph" style:parent-style-name="Text_20_body" style:list-style-name="L3">
      <style:paragraph-properties fo:margin-top="0in" fo:margin-bottom="0in" style:contextual-spacing="false"/>
      <style:text-properties officeooo:rsid="01223356" officeooo:paragraph-rsid="01223356"/>
    </style:style>
    <style:style style:name="P145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1240c78"/>
    </style:style>
    <style:style style:name="P146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7f987d"/>
    </style:style>
    <style:style style:name="P147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7faa90"/>
    </style:style>
    <style:style style:name="P148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811180"/>
    </style:style>
    <style:style style:name="P149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825fbf"/>
    </style:style>
    <style:style style:name="P150" style:family="paragraph" style:parent-style-name="Text_20_body" style:list-style-name="L3">
      <style:text-properties officeooo:rsid="01240c78" officeooo:paragraph-rsid="0124e2e9"/>
    </style:style>
    <style:style style:name="T1" style:family="text">
      <style:text-properties officeooo:rsid="01cb3f89"/>
    </style:style>
    <style:style style:name="T2" style:family="text">
      <style:text-properties officeooo:rsid="0005af7c"/>
    </style:style>
    <style:style style:name="T3" style:family="text">
      <style:text-properties officeooo:rsid="02802a5d"/>
    </style:style>
    <style:style style:name="T4" style:family="text">
      <style:text-properties officeooo:rsid="01cc5420"/>
    </style:style>
    <style:style style:name="T5" style:family="text">
      <style:text-properties officeooo:rsid="0281bca6"/>
    </style:style>
    <style:style style:name="T6" style:family="text">
      <style:text-properties officeooo:rsid="02833f31"/>
    </style:style>
    <style:style style:name="T7" style:family="text">
      <style:text-properties officeooo:rsid="02838bbb"/>
    </style:style>
    <style:style style:name="T8" style:family="text">
      <style:text-properties officeooo:rsid="027f991d"/>
    </style:style>
    <style:style style:name="T9" style:family="text">
      <style:text-properties officeooo:rsid="027e3908"/>
    </style:style>
    <style:style style:name="T10" style:family="text">
      <style:text-properties fo:font-style="italic" officeooo:rsid="0005af7c" style:font-style-asian="italic" style:font-style-complex="italic"/>
    </style:style>
    <style:style style:name="T11" style:family="text">
      <style:text-properties fo:font-style="italic" officeooo:rsid="01ccd6f8" style:font-style-asian="italic" style:font-style-complex="italic"/>
    </style:style>
    <style:style style:name="T12" style:family="text">
      <style:text-properties fo:font-style="italic" officeooo:rsid="0285fd7c" style:font-style-asian="italic" style:font-style-complex="italic"/>
    </style:style>
    <style:style style:name="T13" style:family="text">
      <style:text-properties officeooo:rsid="02865a0f"/>
    </style:style>
    <style:style style:name="T14" style:family="text">
      <style:text-properties officeooo:rsid="0383012c"/>
    </style:style>
    <style:style style:name="T15" style:family="text">
      <style:text-properties officeooo:rsid="0029b76d"/>
    </style:style>
    <style:style style:name="T16" style:family="text">
      <style:text-properties fo:font-style="italic" officeooo:rsid="0029b76d" style:font-style-asian="italic" style:font-style-complex="italic"/>
    </style:style>
    <style:style style:name="T17" style:family="text">
      <style:text-properties fo:font-style="italic" officeooo:rsid="03d28545" style:font-style-asian="italic" style:font-style-complex="italic"/>
    </style:style>
    <style:style style:name="T18" style:family="text">
      <style:text-properties fo:font-style="normal" officeooo:rsid="0029b76d" style:font-style-asian="normal" style:font-style-complex="normal"/>
    </style:style>
    <style:style style:name="T19" style:family="text">
      <style:text-properties fo:font-style="normal" officeooo:rsid="0153ac5b" style:font-style-asian="normal" style:font-style-complex="normal"/>
    </style:style>
    <style:style style:name="T20" style:family="text">
      <style:text-properties fo:font-style="italic" officeooo:rsid="01cc5420" style:font-style-asian="italic" style:font-style-complex="italic"/>
    </style:style>
    <style:style style:name="T21" style:family="text">
      <style:text-properties fo:font-style="normal" officeooo:rsid="01cc5420" style:font-style-asian="normal" style:font-style-complex="normal"/>
    </style:style>
    <style:style style:name="T22" style:family="text">
      <style:text-properties fo:font-style="normal" officeooo:rsid="00e1d1c5" style:font-style-asian="normal" style:font-style-complex="normal"/>
    </style:style>
    <style:style style:name="T23" style:family="text">
      <style:text-properties officeooo:rsid="028839b2"/>
    </style:style>
    <style:style style:name="T24" style:family="text">
      <style:text-properties officeooo:rsid="02cfd130"/>
    </style:style>
    <style:style style:name="T25" style:family="text">
      <style:text-properties officeooo:rsid="02d17d61"/>
    </style:style>
    <style:style style:name="T26" style:family="text">
      <style:text-properties officeooo:rsid="02d25a78"/>
    </style:style>
    <style:style style:name="T27" style:family="text">
      <style:text-properties officeooo:rsid="02d5ce8b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2cc554e"/>
    </style:style>
    <style:style style:name="T30" style:family="text">
      <style:text-properties officeooo:rsid="02cdd7d7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italic" officeooo:rsid="000708c5" style:font-style-asian="italic" style:font-style-complex="italic"/>
    </style:style>
    <style:style style:name="T33" style:family="text">
      <style:text-properties officeooo:rsid="000708c5"/>
    </style:style>
    <style:style style:name="T34" style:family="text">
      <style:text-properties fo:font-style="normal" officeooo:rsid="000708c5" style:font-style-asian="normal" style:font-style-complex="normal"/>
    </style:style>
    <style:style style:name="T35" style:family="text">
      <style:text-properties fo:font-style="normal" officeooo:rsid="028a191a" style:font-style-asian="normal" style:font-style-complex="normal"/>
    </style:style>
    <style:style style:name="T36" style:family="text">
      <style:text-properties fo:font-style="normal" officeooo:rsid="028bad6d" style:font-style-asian="normal" style:font-style-complex="normal"/>
    </style:style>
    <style:style style:name="T37" style:family="text">
      <style:text-properties fo:font-style="normal" officeooo:rsid="02d729fa" style:font-style-asian="normal" style:font-style-complex="normal"/>
    </style:style>
    <style:style style:name="T38" style:family="text">
      <style:text-properties fo:font-style="normal" officeooo:rsid="000825cf" style:font-style-asian="normal" style:font-style-complex="normal"/>
    </style:style>
    <style:style style:name="T39" style:family="text">
      <style:text-properties officeooo:rsid="02da30ea"/>
    </style:style>
    <style:style style:name="T40" style:family="text">
      <style:text-properties officeooo:rsid="02dac175"/>
    </style:style>
    <style:style style:name="T41" style:family="text">
      <style:text-properties officeooo:rsid="02dab8dd"/>
    </style:style>
    <style:style style:name="T42" style:family="text">
      <style:text-properties fo:font-style="normal" officeooo:rsid="02dc6669" style:font-style-asian="normal" style:font-style-complex="normal"/>
    </style:style>
    <style:style style:name="T43" style:family="text">
      <style:text-properties fo:font-style="normal" officeooo:rsid="03d652f3" style:font-style-asian="normal" style:font-style-complex="normal"/>
    </style:style>
    <style:style style:name="T44" style:family="text">
      <style:text-properties fo:font-style="normal" officeooo:rsid="00e3eb12" style:font-style-asian="normal" style:font-style-complex="normal"/>
    </style:style>
    <style:style style:name="T45" style:family="text">
      <style:text-properties fo:font-style="normal" officeooo:rsid="000e4360" style:font-style-asian="normal" style:font-style-complex="normal"/>
    </style:style>
    <style:style style:name="T46" style:family="text">
      <style:text-properties fo:font-style="normal" officeooo:rsid="0153e7a7" style:font-style-asian="normal" style:font-style-complex="normal"/>
    </style:style>
    <style:style style:name="T47" style:family="text">
      <style:text-properties fo:font-style="normal" officeooo:rsid="028e1e82" style:font-style-asian="normal" style:font-style-complex="normal"/>
    </style:style>
    <style:style style:name="T48" style:family="text">
      <style:text-properties fo:font-style="italic" officeooo:rsid="028e1e82" style:font-style-asian="italic" style:font-style-complex="italic"/>
    </style:style>
    <style:style style:name="T49" style:family="text">
      <style:text-properties fo:font-style="normal" officeooo:rsid="01ccd6f8" style:font-style-asian="normal" style:font-style-complex="normal"/>
    </style:style>
    <style:style style:name="T50" style:family="text">
      <style:text-properties fo:font-style="normal" officeooo:rsid="02dc966a" style:font-style-asian="normal" style:font-style-complex="normal"/>
    </style:style>
    <style:style style:name="T51" style:family="text">
      <style:text-properties fo:font-style="normal" officeooo:rsid="02900a59" style:font-style-asian="normal" style:font-style-complex="normal"/>
    </style:style>
    <style:style style:name="T52" style:family="text">
      <style:text-properties fo:font-style="normal" officeooo:rsid="028ffb77" style:font-style-asian="normal" style:font-style-complex="normal"/>
    </style:style>
    <style:style style:name="T53" style:family="text">
      <style:text-properties fo:font-style="normal" officeooo:rsid="000902f0" style:font-style-asian="normal" style:font-style-complex="normal"/>
    </style:style>
    <style:style style:name="T54" style:family="text">
      <style:text-properties fo:font-style="normal" officeooo:rsid="00248483" style:font-style-asian="normal" style:font-style-complex="normal"/>
    </style:style>
    <style:style style:name="T55" style:family="text">
      <style:text-properties fo:font-style="normal" officeooo:rsid="0154070f" style:font-style-asian="normal" style:font-style-complex="normal"/>
    </style:style>
    <style:style style:name="T56" style:family="text">
      <style:text-properties fo:font-style="normal" officeooo:rsid="0290156a" style:font-style-asian="normal" style:font-style-complex="normal"/>
    </style:style>
    <style:style style:name="T57" style:family="text">
      <style:text-properties officeooo:rsid="0293115a"/>
    </style:style>
    <style:style style:name="T58" style:family="text">
      <style:text-properties fo:font-style="normal" officeooo:rsid="001a2435" style:font-style-asian="normal" style:font-style-complex="normal"/>
    </style:style>
    <style:style style:name="T59" style:family="text">
      <style:text-properties fo:font-style="normal" officeooo:rsid="001b6673" style:font-style-asian="normal" style:font-style-complex="normal"/>
    </style:style>
    <style:style style:name="T60" style:family="text">
      <style:text-properties fo:font-style="normal" officeooo:rsid="00120efc" style:font-style-asian="normal" style:font-style-complex="normal"/>
    </style:style>
    <style:style style:name="T61" style:family="text">
      <style:text-properties fo:font-style="italic" officeooo:rsid="00120efc" style:font-style-asian="italic" style:font-style-complex="italic"/>
    </style:style>
    <style:style style:name="T62" style:family="text">
      <style:text-properties fo:font-style="normal" officeooo:rsid="000e9425" style:font-style-asian="normal" style:font-style-complex="normal"/>
    </style:style>
    <style:style style:name="T63" style:family="text">
      <style:text-properties officeooo:rsid="01ccd6f8"/>
    </style:style>
    <style:style style:name="T64" style:family="text">
      <style:text-properties officeooo:rsid="01d164be"/>
    </style:style>
    <style:style style:name="T65" style:family="text">
      <style:text-properties fo:font-style="normal" officeooo:rsid="001cb97e" style:font-style-asian="normal" style:font-style-complex="normal"/>
    </style:style>
    <style:style style:name="T66" style:family="text">
      <style:text-properties officeooo:rsid="019e55ba"/>
    </style:style>
    <style:style style:name="T67" style:family="text">
      <style:text-properties officeooo:rsid="029772e9"/>
    </style:style>
    <style:style style:name="T68" style:family="text">
      <style:text-properties officeooo:rsid="01c2b8a5"/>
    </style:style>
    <style:style style:name="T69" style:family="text">
      <style:text-properties fo:font-style="italic" officeooo:rsid="019e55ba" style:font-style-asian="italic" style:font-style-complex="italic"/>
    </style:style>
    <style:style style:name="T70" style:family="text">
      <style:text-properties officeooo:rsid="01b17ae5"/>
    </style:style>
    <style:style style:name="T71" style:family="text">
      <style:text-properties fo:font-style="normal" officeooo:rsid="019e55ba" style:font-style-asian="normal" style:font-style-complex="normal"/>
    </style:style>
    <style:style style:name="T72" style:family="text">
      <style:text-properties fo:font-style="normal" officeooo:rsid="019f5120" style:font-style-asian="normal" style:font-style-complex="normal"/>
    </style:style>
    <style:style style:name="T73" style:family="text">
      <style:text-properties fo:font-style="normal" officeooo:rsid="01a0b1b7" style:font-style-asian="normal" style:font-style-complex="normal"/>
    </style:style>
    <style:style style:name="T74" style:family="text">
      <style:text-properties fo:font-style="normal" officeooo:rsid="01a1e2d3" style:font-style-asian="normal" style:font-style-complex="normal"/>
    </style:style>
    <style:style style:name="T75" style:family="text">
      <style:text-properties officeooo:rsid="029bbcfd"/>
    </style:style>
    <style:style style:name="T76" style:family="text">
      <style:text-properties officeooo:rsid="02a19303"/>
    </style:style>
    <style:style style:name="T77" style:family="text">
      <style:text-properties officeooo:rsid="02a025c2"/>
    </style:style>
    <style:style style:name="T78" style:family="text">
      <style:text-properties fo:font-style="normal" officeooo:rsid="03d99b1a" style:font-style-asian="normal" style:font-style-complex="normal"/>
    </style:style>
    <style:style style:name="T79" style:family="text">
      <style:text-properties fo:font-style="normal" officeooo:rsid="01ce0e67" style:font-style-asian="normal" style:font-style-complex="normal"/>
    </style:style>
    <style:style style:name="T80" style:family="text">
      <style:text-properties officeooo:rsid="01acf512"/>
    </style:style>
    <style:style style:name="T81" style:family="text">
      <style:text-properties officeooo:rsid="01ae7514"/>
    </style:style>
    <style:style style:name="T82" style:family="text">
      <style:text-properties officeooo:rsid="01a52ad8"/>
    </style:style>
    <style:style style:name="T83" style:family="text">
      <style:text-properties officeooo:rsid="01a67ba5"/>
    </style:style>
    <style:style style:name="T84" style:family="text">
      <style:text-properties officeooo:rsid="01ab9606"/>
    </style:style>
    <style:style style:name="T85" style:family="text">
      <style:text-properties officeooo:rsid="01afcb27"/>
    </style:style>
    <style:style style:name="T86" style:family="text">
      <style:text-properties officeooo:rsid="0156c0da"/>
    </style:style>
    <style:style style:name="T87" style:family="text">
      <style:text-properties officeooo:rsid="01ce0e67"/>
    </style:style>
    <style:style style:name="T88" style:family="text">
      <style:text-properties officeooo:rsid="01578046"/>
    </style:style>
    <style:style style:name="T89" style:family="text">
      <style:text-properties officeooo:rsid="01b2bb60"/>
    </style:style>
    <style:style style:name="T90" style:family="text">
      <style:text-properties fo:font-style="normal" officeooo:rsid="003ff820" style:font-style-asian="normal" style:font-style-complex="normal"/>
    </style:style>
    <style:style style:name="T91" style:family="text">
      <style:text-properties fo:font-style="normal" officeooo:rsid="01b31d56" style:font-style-asian="normal" style:font-style-complex="normal"/>
    </style:style>
    <style:style style:name="T92" style:family="text">
      <style:text-properties fo:font-style="normal" officeooo:rsid="02a2ac0a" style:font-style-asian="normal" style:font-style-complex="normal"/>
    </style:style>
    <style:style style:name="T93" style:family="text">
      <style:text-properties fo:font-style="normal" officeooo:rsid="01c3e640" style:font-style-asian="normal" style:font-style-complex="normal"/>
    </style:style>
    <style:style style:name="T94" style:family="text">
      <style:text-properties fo:font-style="normal" officeooo:rsid="001d857f" style:font-style-asian="normal" style:font-style-complex="normal"/>
    </style:style>
    <style:style style:name="T95" style:family="text">
      <style:text-properties fo:font-style="normal" officeooo:rsid="0013df44" style:font-style-asian="normal" style:font-style-complex="normal"/>
    </style:style>
    <style:style style:name="T96" style:family="text">
      <style:text-properties fo:font-style="normal" officeooo:rsid="001466c0" style:font-style-asian="normal" style:font-style-complex="normal"/>
    </style:style>
    <style:style style:name="T97" style:family="text">
      <style:text-properties fo:font-style="normal" officeooo:rsid="01b694b4" style:font-style-asian="normal" style:font-style-complex="normal"/>
    </style:style>
    <style:style style:name="T98" style:family="text">
      <style:text-properties fo:font-style="normal" officeooo:rsid="00154cd4" style:font-style-asian="normal" style:font-style-complex="normal"/>
    </style:style>
    <style:style style:name="T99" style:family="text">
      <style:text-properties fo:font-style="normal" officeooo:rsid="015a1ab7" style:font-style-asian="normal" style:font-style-complex="normal"/>
    </style:style>
    <style:style style:name="T100" style:family="text">
      <style:text-properties fo:font-style="normal" officeooo:rsid="015c11ad" style:font-style-asian="normal" style:font-style-complex="normal"/>
    </style:style>
    <style:style style:name="T101" style:family="text">
      <style:text-properties fo:font-style="normal" officeooo:rsid="015f122c" style:font-style-asian="normal" style:font-style-complex="normal"/>
    </style:style>
    <style:style style:name="T102" style:family="text">
      <style:text-properties fo:font-style="normal" officeooo:rsid="00166daf" style:font-style-asian="normal" style:font-style-complex="normal"/>
    </style:style>
    <style:style style:name="T103" style:family="text">
      <style:text-properties fo:font-style="normal" officeooo:rsid="02e583f0" style:font-style-asian="normal" style:font-style-complex="normal"/>
    </style:style>
    <style:style style:name="T104" style:family="text">
      <style:text-properties fo:font-style="normal" officeooo:rsid="02a7e1fa" style:font-style-asian="normal" style:font-style-complex="normal"/>
    </style:style>
    <style:style style:name="T105" style:family="text">
      <style:text-properties fo:font-style="normal" officeooo:rsid="01b35f4f" style:font-style-asian="normal" style:font-style-complex="normal"/>
    </style:style>
    <style:style style:name="T106" style:family="text">
      <style:text-properties fo:font-style="normal" officeooo:rsid="016111b0" style:font-style-asian="normal" style:font-style-complex="normal"/>
    </style:style>
    <style:style style:name="T107" style:family="text">
      <style:text-properties fo:font-style="normal" officeooo:rsid="01b7db58" style:font-style-asian="normal" style:font-style-complex="normal"/>
    </style:style>
    <style:style style:name="T108" style:family="text">
      <style:text-properties fo:font-style="normal" officeooo:rsid="01c78376" style:font-style-asian="normal" style:font-style-complex="normal"/>
    </style:style>
    <style:style style:name="T109" style:family="text">
      <style:text-properties fo:font-style="normal" officeooo:rsid="02a9b8f0" style:font-style-asian="normal" style:font-style-complex="normal"/>
    </style:style>
    <style:style style:name="T110" style:family="text">
      <style:text-properties fo:font-style="normal" officeooo:rsid="01c7ef58" style:font-style-asian="normal" style:font-style-complex="normal"/>
    </style:style>
    <style:style style:name="T111" style:family="text">
      <style:text-properties fo:font-style="normal" officeooo:rsid="01c884c8" style:font-style-asian="normal" style:font-style-complex="normal"/>
    </style:style>
    <style:style style:name="T112" style:family="text">
      <style:text-properties officeooo:rsid="01cfcc0c"/>
    </style:style>
    <style:style style:name="T113" style:family="text">
      <style:text-properties officeooo:rsid="01bf2c2c"/>
    </style:style>
    <style:style style:name="T114" style:family="text">
      <style:text-properties officeooo:rsid="01c123cf"/>
    </style:style>
    <style:style style:name="T115" style:family="text">
      <style:text-properties fo:font-style="normal" officeooo:rsid="001f394a" style:font-style-asian="normal" style:font-style-complex="normal"/>
    </style:style>
    <style:style style:name="T116" style:family="text">
      <style:text-properties fo:font-style="normal" officeooo:rsid="00e57178" style:font-style-asian="normal" style:font-style-complex="normal"/>
    </style:style>
    <style:style style:name="T117" style:family="text">
      <style:text-properties fo:font-style="normal" officeooo:rsid="01d299b3" style:font-style-asian="normal" style:font-style-complex="normal"/>
    </style:style>
    <style:style style:name="T118" style:family="text">
      <style:text-properties fo:font-style="normal" officeooo:rsid="02ab9120" style:font-style-asian="normal" style:font-style-complex="normal"/>
    </style:style>
    <style:style style:name="T119" style:family="text">
      <style:text-properties fo:font-style="normal" officeooo:rsid="001f68d4" style:font-style-asian="normal" style:font-style-complex="normal"/>
    </style:style>
    <style:style style:name="T120" style:family="text">
      <style:text-properties officeooo:rsid="02ad8645"/>
    </style:style>
    <style:style style:name="T121" style:family="text">
      <style:text-properties officeooo:rsid="02ad4cd8"/>
    </style:style>
    <style:style style:name="T122" style:family="text">
      <style:text-properties officeooo:rsid="02adc531"/>
    </style:style>
    <style:style style:name="T123" style:family="text">
      <style:text-properties officeooo:rsid="02e90a5e"/>
    </style:style>
    <style:style style:name="T124" style:family="text">
      <style:text-properties officeooo:rsid="02aee8f3"/>
    </style:style>
    <style:style style:name="T125" style:family="text">
      <style:text-properties officeooo:rsid="02eae7ce"/>
    </style:style>
    <style:style style:name="T126" style:family="text">
      <style:text-properties officeooo:rsid="02c8ffbf"/>
    </style:style>
    <style:style style:name="T127" style:family="text">
      <style:text-properties officeooo:rsid="02edc12e"/>
    </style:style>
    <style:style style:name="T128" style:family="text">
      <style:text-properties officeooo:rsid="02ec3b8d"/>
    </style:style>
    <style:style style:name="T129" style:family="text">
      <style:text-properties fo:font-style="italic" officeooo:rsid="01e8b64b" style:font-style-asian="italic" style:font-style-complex="italic"/>
    </style:style>
    <style:style style:name="T130" style:family="text">
      <style:text-properties fo:font-style="normal" officeooo:rsid="0034137a" style:font-style-asian="normal" style:font-style-complex="normal"/>
    </style:style>
    <style:style style:name="T131" style:family="text">
      <style:text-properties fo:font-style="normal" officeooo:rsid="00355b5b" style:font-style-asian="normal" style:font-style-complex="normal"/>
    </style:style>
    <style:style style:name="T132" style:family="text">
      <style:text-properties fo:font-style="normal" officeooo:rsid="01d3e5e6" style:font-style-asian="normal" style:font-style-complex="normal"/>
    </style:style>
    <style:style style:name="T133" style:family="text">
      <style:text-properties fo:font-style="normal" officeooo:rsid="0035f18b" style:font-style-asian="normal" style:font-style-complex="normal"/>
    </style:style>
    <style:style style:name="T134" style:family="text">
      <style:text-properties fo:font-style="normal" officeooo:rsid="02b04262" style:font-style-asian="normal" style:font-style-complex="normal"/>
    </style:style>
    <style:style style:name="T135" style:family="text">
      <style:text-properties fo:font-style="normal" officeooo:rsid="02b7f2d3" style:font-style-asian="normal" style:font-style-complex="normal"/>
    </style:style>
    <style:style style:name="T136" style:family="text">
      <style:text-properties fo:font-style="normal" officeooo:rsid="02b11bd9" style:font-style-asian="normal" style:font-style-complex="normal"/>
    </style:style>
    <style:style style:name="T137" style:family="text">
      <style:text-properties officeooo:rsid="02c13e3d"/>
    </style:style>
    <style:style style:name="T138" style:family="text">
      <style:text-properties officeooo:rsid="02eee15e"/>
    </style:style>
    <style:style style:name="T139" style:family="text">
      <style:text-properties officeooo:rsid="02baed7e"/>
    </style:style>
    <style:style style:name="T140" style:family="text">
      <style:text-properties officeooo:rsid="02bb8fda"/>
    </style:style>
    <style:style style:name="T141" style:family="text">
      <style:text-properties officeooo:rsid="02be875e"/>
    </style:style>
    <style:style style:name="T142" style:family="text">
      <style:text-properties officeooo:rsid="02bd0750"/>
    </style:style>
    <style:style style:name="T143" style:family="text">
      <style:text-properties officeooo:rsid="02c2f9e4"/>
    </style:style>
    <style:style style:name="T144" style:family="text">
      <style:text-properties officeooo:rsid="02c00706"/>
    </style:style>
    <style:style style:name="T145" style:family="text">
      <style:text-properties officeooo:rsid="02c31d25"/>
    </style:style>
    <style:style style:name="T146" style:family="text">
      <style:text-properties officeooo:rsid="03dbf190"/>
    </style:style>
    <style:style style:name="T147" style:family="text">
      <style:text-properties officeooo:rsid="02c36ef0"/>
    </style:style>
    <style:style style:name="T148" style:family="text">
      <style:text-properties officeooo:rsid="02c31d6e"/>
    </style:style>
    <style:style style:name="T149" style:family="text">
      <style:text-properties officeooo:rsid="03854903"/>
    </style:style>
    <style:style style:name="T150" style:family="text">
      <style:text-properties officeooo:rsid="02c49757"/>
    </style:style>
    <style:style style:name="T151" style:family="text">
      <style:text-properties officeooo:rsid="02c68e93"/>
    </style:style>
    <style:style style:name="T152" style:family="text">
      <style:text-properties fo:font-style="normal" officeooo:rsid="02b8d80c" style:font-style-asian="normal" style:font-style-complex="normal"/>
    </style:style>
    <style:style style:name="T153" style:family="text">
      <style:text-properties fo:font-style="normal" officeooo:rsid="02b9a37d" style:font-style-asian="normal" style:font-style-complex="normal"/>
    </style:style>
    <style:style style:name="T154" style:family="text">
      <style:text-properties fo:font-style="normal" officeooo:rsid="00277ae3" style:font-style-asian="normal" style:font-style-complex="normal"/>
    </style:style>
    <style:style style:name="T155" style:family="text">
      <style:text-properties fo:font-style="normal" officeooo:rsid="01d595a7" style:font-style-asian="normal" style:font-style-complex="normal"/>
    </style:style>
    <style:style style:name="T156" style:family="text">
      <style:text-properties officeooo:rsid="0027bf48"/>
    </style:style>
    <style:style style:name="T157" style:family="text">
      <style:text-properties fo:font-style="normal" officeooo:rsid="01d6184d" style:font-style-asian="normal" style:font-style-complex="normal"/>
    </style:style>
    <style:style style:name="T158" style:family="text">
      <style:text-properties fo:font-style="normal" officeooo:rsid="01d59f11" style:font-style-asian="normal" style:font-style-complex="normal"/>
    </style:style>
    <style:style style:name="T159" style:family="text">
      <style:text-properties fo:font-style="normal" officeooo:rsid="00279932" style:font-style-asian="normal" style:font-style-complex="normal"/>
    </style:style>
    <style:style style:name="T160" style:family="text">
      <style:text-properties fo:font-style="normal" officeooo:rsid="02f005bf" style:font-style-asian="normal" style:font-style-complex="normal"/>
    </style:style>
    <style:style style:name="T161" style:family="text">
      <style:text-properties fo:font-style="normal" officeooo:rsid="01d63ee9" style:font-style-asian="normal" style:font-style-complex="normal"/>
    </style:style>
    <style:style style:name="T162" style:family="text">
      <style:text-properties fo:font-style="normal" officeooo:rsid="02f16aea" style:font-style-asian="normal" style:font-style-complex="normal"/>
    </style:style>
    <style:style style:name="T163" style:family="text">
      <style:text-properties officeooo:rsid="01d6d505"/>
    </style:style>
    <style:style style:name="T164" style:family="text">
      <style:text-properties fo:font-style="normal" officeooo:rsid="0020efd4" style:font-style-asian="normal" style:font-style-complex="normal"/>
    </style:style>
    <style:style style:name="T165" style:family="text">
      <style:text-properties fo:font-style="normal" officeooo:rsid="01d84196" style:font-style-asian="normal" style:font-style-complex="normal"/>
    </style:style>
    <style:style style:name="T166" style:family="text">
      <style:text-properties fo:font-style="normal" officeooo:rsid="004434b2" style:font-style-asian="normal" style:font-style-complex="normal"/>
    </style:style>
    <style:style style:name="T167" style:family="text">
      <style:text-properties fo:font-style="normal" officeooo:rsid="02f1ccc3" style:font-style-asian="normal" style:font-style-complex="normal"/>
    </style:style>
    <style:style style:name="T168" style:family="text">
      <style:text-properties fo:font-style="normal" fo:font-weight="bold" officeooo:rsid="00248483" style:font-style-asian="normal" style:font-weight-asian="bold" style:font-style-complex="normal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normal" officeooo:rsid="0131971d" style:font-weight-asian="normal" style:font-weight-complex="normal"/>
    </style:style>
    <style:style style:name="T171" style:family="text">
      <style:text-properties officeooo:rsid="01d84196"/>
    </style:style>
    <style:style style:name="T172" style:family="text">
      <style:text-properties officeooo:rsid="0131971d"/>
    </style:style>
    <style:style style:name="T173" style:family="text">
      <style:text-properties officeooo:rsid="02f7d762"/>
    </style:style>
    <style:style style:name="T174" style:family="text">
      <style:text-properties officeooo:rsid="02f4eced"/>
    </style:style>
    <style:style style:name="T175" style:family="text">
      <style:text-properties fo:font-weight="bold" officeooo:rsid="0386bb4e" style:font-weight-asian="bold" style:font-weight-complex="bold"/>
    </style:style>
    <style:style style:name="T176" style:family="text">
      <style:text-properties officeooo:rsid="02fae9b5"/>
    </style:style>
    <style:style style:name="T177" style:family="text">
      <style:text-properties officeooo:rsid="02fc2c00"/>
    </style:style>
    <style:style style:name="T178" style:family="text">
      <style:text-properties fo:font-style="normal" officeooo:rsid="004c9422" style:font-style-asian="normal" style:font-style-complex="normal"/>
    </style:style>
    <style:style style:name="T179" style:family="text">
      <style:text-properties fo:font-style="normal" officeooo:rsid="005058ec" style:font-style-asian="normal" style:font-style-complex="normal"/>
    </style:style>
    <style:style style:name="T180" style:family="text">
      <style:text-properties fo:font-style="normal" officeooo:rsid="02fe1a02" style:font-style-asian="normal" style:font-style-complex="normal"/>
    </style:style>
    <style:style style:name="T181" style:family="text">
      <style:text-properties officeooo:rsid="01333c3c"/>
    </style:style>
    <style:style style:name="T182" style:family="text">
      <style:text-properties fo:font-style="normal" officeooo:rsid="0053fdae" style:font-style-asian="normal" style:font-style-complex="normal"/>
    </style:style>
    <style:style style:name="T183" style:family="text">
      <style:text-properties fo:font-style="normal" officeooo:rsid="01d9fd32" style:font-style-asian="normal" style:font-style-complex="normal"/>
    </style:style>
    <style:style style:name="T184" style:family="text">
      <style:text-properties fo:font-style="normal" officeooo:rsid="00543eb8" style:font-style-asian="normal" style:font-style-complex="normal"/>
    </style:style>
    <style:style style:name="T185" style:family="text">
      <style:text-properties officeooo:rsid="01d9fd32"/>
    </style:style>
    <style:style style:name="T186" style:family="text">
      <style:text-properties fo:font-style="normal" officeooo:rsid="00562496" style:font-style-asian="normal" style:font-style-complex="normal"/>
    </style:style>
    <style:style style:name="T187" style:family="text">
      <style:text-properties fo:font-style="normal" officeooo:rsid="0056351e" style:font-style-asian="normal" style:font-style-complex="normal"/>
    </style:style>
    <style:style style:name="T188" style:family="text">
      <style:text-properties fo:font-style="normal" officeooo:rsid="038735c9" style:font-style-asian="normal" style:font-style-complex="normal"/>
    </style:style>
    <style:style style:name="T189" style:family="text">
      <style:text-properties fo:font-weight="bold" officeooo:rsid="01d9fd32" style:font-weight-asian="bold" style:font-weight-complex="bold"/>
    </style:style>
    <style:style style:name="T190" style:family="text">
      <style:text-properties fo:font-weight="bold" officeooo:rsid="01333c3c" style:font-weight-asian="bold" style:font-weight-complex="bold"/>
    </style:style>
    <style:style style:name="T191" style:family="text">
      <style:text-properties fo:font-style="normal" officeooo:rsid="00524bf0" style:font-style-asian="normal" style:font-style-complex="normal"/>
    </style:style>
    <style:style style:name="T192" style:family="text">
      <style:text-properties fo:font-style="normal" officeooo:rsid="00e855af" style:font-style-asian="normal" style:font-style-complex="normal"/>
    </style:style>
    <style:style style:name="T193" style:family="text">
      <style:text-properties fo:font-style="normal" officeooo:rsid="01dad7e7" style:font-style-asian="normal" style:font-style-complex="normal"/>
    </style:style>
    <style:style style:name="T194" style:family="text">
      <style:text-properties fo:font-style="normal" officeooo:rsid="00ec7eb6" style:font-style-asian="normal" style:font-style-complex="normal"/>
    </style:style>
    <style:style style:name="T195" style:family="text">
      <style:text-properties fo:font-style="normal" officeooo:rsid="01d6d505" style:font-style-asian="normal" style:font-style-complex="normal"/>
    </style:style>
    <style:style style:name="T196" style:family="text">
      <style:text-properties fo:font-style="italic" officeooo:rsid="00407286" style:font-style-asian="italic" style:font-style-complex="italic"/>
    </style:style>
    <style:style style:name="T197" style:family="text">
      <style:text-properties fo:font-style="normal" officeooo:rsid="00407286" style:font-style-asian="normal" style:font-style-complex="normal"/>
    </style:style>
    <style:style style:name="T198" style:family="text">
      <style:text-properties fo:font-style="normal" officeooo:rsid="00a5f055" style:font-style-asian="normal" style:font-style-complex="normal"/>
    </style:style>
    <style:style style:name="T199" style:family="text">
      <style:text-properties fo:font-style="normal" officeooo:rsid="005c7366" style:font-style-asian="normal" style:font-style-complex="normal"/>
    </style:style>
    <style:style style:name="T200" style:family="text">
      <style:text-properties fo:font-style="normal" officeooo:rsid="0387a021" style:font-style-asian="normal" style:font-style-complex="normal"/>
    </style:style>
    <style:style style:name="T201" style:family="text">
      <style:text-properties fo:font-style="normal" officeooo:rsid="03dd95f0" style:font-style-asian="normal" style:font-style-complex="normal"/>
    </style:style>
    <style:style style:name="T202" style:family="text">
      <style:text-properties fo:font-style="normal" officeooo:rsid="0058fe87" style:font-style-asian="normal" style:font-style-complex="normal"/>
    </style:style>
    <style:style style:name="T203" style:family="text">
      <style:text-properties fo:font-style="normal" officeooo:rsid="0059929f" style:font-style-asian="normal" style:font-style-complex="normal"/>
    </style:style>
    <style:style style:name="T204" style:family="text">
      <style:text-properties fo:font-style="normal" officeooo:rsid="005b40ef" style:font-style-asian="normal" style:font-style-complex="normal"/>
    </style:style>
    <style:style style:name="T205" style:family="text">
      <style:text-properties fo:font-style="normal" officeooo:rsid="005b816f" style:font-style-asian="normal" style:font-style-complex="normal"/>
    </style:style>
    <style:style style:name="T206" style:family="text">
      <style:text-properties fo:font-style="normal" officeooo:rsid="02ff9803" style:font-style-asian="normal" style:font-style-complex="normal"/>
    </style:style>
    <style:style style:name="T207" style:family="text">
      <style:text-properties fo:font-style="normal" officeooo:rsid="0164c907" style:font-style-asian="normal" style:font-style-complex="normal"/>
    </style:style>
    <style:style style:name="T208" style:family="text">
      <style:text-properties fo:font-style="normal" officeooo:rsid="038892b0" style:font-style-asian="normal" style:font-style-complex="normal"/>
    </style:style>
    <style:style style:name="T209" style:family="text">
      <style:text-properties fo:font-style="normal" officeooo:rsid="01db00be" style:font-style-asian="normal" style:font-style-complex="normal"/>
    </style:style>
    <style:style style:name="T210" style:family="text">
      <style:text-properties fo:font-style="normal" officeooo:rsid="005729c1" style:font-style-asian="normal" style:font-style-complex="normal"/>
    </style:style>
    <style:style style:name="T211" style:family="text">
      <style:text-properties fo:font-style="normal" officeooo:rsid="005e7106" style:font-style-asian="normal" style:font-style-complex="normal"/>
    </style:style>
    <style:style style:name="T212" style:family="text">
      <style:text-properties fo:font-style="normal" officeooo:rsid="01dc4f4c" style:font-style-asian="normal" style:font-style-complex="normal"/>
    </style:style>
    <style:style style:name="T213" style:family="text">
      <style:text-properties fo:font-style="normal" officeooo:rsid="00e9dd4a" style:font-style-asian="normal" style:font-style-complex="normal"/>
    </style:style>
    <style:style style:name="T214" style:family="text">
      <style:text-properties officeooo:rsid="013439bb"/>
    </style:style>
    <style:style style:name="T215" style:family="text">
      <style:text-properties officeooo:rsid="016522f3"/>
    </style:style>
    <style:style style:name="T216" style:family="text">
      <style:text-properties officeooo:rsid="01dc4f4c"/>
    </style:style>
    <style:style style:name="T217" style:family="text">
      <style:text-properties fo:font-style="normal" officeooo:rsid="0062ccc9" style:font-style-asian="normal" style:font-style-complex="normal"/>
    </style:style>
    <style:style style:name="T218" style:family="text">
      <style:text-properties fo:font-style="normal" officeooo:rsid="038a4db5" style:font-style-asian="normal" style:font-style-complex="normal"/>
    </style:style>
    <style:style style:name="T219" style:family="text">
      <style:text-properties fo:font-style="normal" officeooo:rsid="01dc6853" style:font-style-asian="normal" style:font-style-complex="normal"/>
    </style:style>
    <style:style style:name="T220" style:family="text">
      <style:text-properties fo:font-style="normal" officeooo:rsid="00ebb61b" style:font-style-asian="normal" style:font-style-complex="normal"/>
    </style:style>
    <style:style style:name="T221" style:family="text">
      <style:text-properties fo:font-weight="normal" officeooo:rsid="013439bb" style:font-weight-asian="normal" style:font-weight-complex="normal"/>
    </style:style>
    <style:style style:name="T222" style:family="text">
      <style:text-properties fo:font-style="normal" officeooo:rsid="006456b3" style:font-style-asian="normal" style:font-style-complex="normal"/>
    </style:style>
    <style:style style:name="T223" style:family="text">
      <style:text-properties fo:font-style="normal" officeooo:rsid="03907207" style:font-style-asian="normal" style:font-style-complex="normal"/>
    </style:style>
    <style:style style:name="T224" style:family="text">
      <style:text-properties fo:font-style="normal" officeooo:rsid="00652f38" style:font-style-asian="normal" style:font-style-complex="normal"/>
    </style:style>
    <style:style style:name="T225" style:family="text">
      <style:text-properties fo:font-style="normal" officeooo:rsid="0066c247" style:font-style-asian="normal" style:font-style-complex="normal"/>
    </style:style>
    <style:style style:name="T226" style:family="text">
      <style:text-properties fo:font-style="normal" officeooo:rsid="013ba7c1" style:font-style-asian="normal" style:font-style-complex="normal"/>
    </style:style>
    <style:style style:name="T227" style:family="text">
      <style:text-properties fo:font-style="normal" officeooo:rsid="006741f8" style:font-style-asian="normal" style:font-style-complex="normal"/>
    </style:style>
    <style:style style:name="T228" style:family="text">
      <style:text-properties fo:font-style="italic" officeooo:rsid="0066c247" style:font-style-asian="italic" style:font-style-complex="italic"/>
    </style:style>
    <style:style style:name="T229" style:family="text">
      <style:text-properties fo:font-weight="bold" officeooo:rsid="03020cf2" style:font-weight-asian="bold" style:font-weight-complex="bold"/>
    </style:style>
    <style:style style:name="T230" style:family="text">
      <style:text-properties officeooo:rsid="01dd6795"/>
    </style:style>
    <style:style style:name="T231" style:family="text">
      <style:text-properties officeooo:rsid="039143ad"/>
    </style:style>
    <style:style style:name="T232" style:family="text">
      <style:text-properties officeooo:rsid="03926e35"/>
    </style:style>
    <style:style style:name="T233" style:family="text">
      <style:text-properties officeooo:rsid="0393bc94"/>
    </style:style>
    <style:style style:name="T234" style:family="text">
      <style:text-properties officeooo:rsid="039a1e1a"/>
    </style:style>
    <style:style style:name="T235" style:family="text">
      <style:text-properties officeooo:rsid="03949c7d"/>
    </style:style>
    <style:style style:name="T236" style:family="text">
      <style:text-properties officeooo:rsid="03dd95f0"/>
    </style:style>
    <style:style style:name="T237" style:family="text">
      <style:text-properties officeooo:rsid="039872ec"/>
    </style:style>
    <style:style style:name="T238" style:family="text">
      <style:text-properties fo:font-style="italic" officeooo:rsid="0393bc94" style:font-style-asian="italic" style:font-style-complex="italic"/>
    </style:style>
    <style:style style:name="T239" style:family="text">
      <style:text-properties fo:font-style="normal" officeooo:rsid="01de98e5" style:font-style-asian="normal" style:font-style-complex="normal"/>
    </style:style>
    <style:style style:name="T240" style:family="text">
      <style:text-properties fo:font-style="normal" officeooo:rsid="003eed43" style:font-style-asian="normal" style:font-style-complex="normal"/>
    </style:style>
    <style:style style:name="T241" style:family="text">
      <style:text-properties fo:font-style="normal" officeooo:rsid="006b1f42" style:font-style-asian="normal" style:font-style-complex="normal"/>
    </style:style>
    <style:style style:name="T242" style:family="text">
      <style:text-properties fo:font-style="normal" officeooo:rsid="0303d166" style:font-style-asian="normal" style:font-style-complex="normal"/>
    </style:style>
    <style:style style:name="T243" style:family="text">
      <style:text-properties fo:font-style="normal" officeooo:rsid="01e70a7e" style:font-style-asian="normal" style:font-style-complex="normal"/>
    </style:style>
    <style:style style:name="T244" style:family="text">
      <style:text-properties fo:font-style="normal" officeooo:rsid="006d510a" style:font-style-asian="normal" style:font-style-complex="normal"/>
    </style:style>
    <style:style style:name="T245" style:family="text">
      <style:text-properties fo:font-style="normal" officeooo:rsid="006ebbd2" style:font-style-asian="normal" style:font-style-complex="normal"/>
    </style:style>
    <style:style style:name="T246" style:family="text">
      <style:text-properties fo:font-style="normal" officeooo:rsid="006f9b58" style:font-style-asian="normal" style:font-style-complex="normal"/>
    </style:style>
    <style:style style:name="T247" style:family="text">
      <style:text-properties fo:font-style="normal" officeooo:rsid="01f440be" style:font-style-asian="normal" style:font-style-complex="normal"/>
    </style:style>
    <style:style style:name="T248" style:family="text">
      <style:text-properties fo:font-style="normal" officeooo:rsid="00717c59" style:font-style-asian="normal" style:font-style-complex="normal"/>
    </style:style>
    <style:style style:name="T249" style:family="text">
      <style:text-properties fo:font-style="normal" officeooo:rsid="03964a4f" style:font-style-asian="normal" style:font-style-complex="normal"/>
    </style:style>
    <style:style style:name="T250" style:family="text">
      <style:text-properties fo:font-style="normal" officeooo:rsid="01f60912" style:font-style-asian="normal" style:font-style-complex="normal"/>
    </style:style>
    <style:style style:name="T251" style:family="text">
      <style:text-properties fo:font-style="normal" officeooo:rsid="0304680e" style:font-style-asian="normal" style:font-style-complex="normal"/>
    </style:style>
    <style:style style:name="T252" style:family="text">
      <style:text-properties fo:font-style="normal" officeooo:rsid="0071c686" style:font-style-asian="normal" style:font-style-complex="normal"/>
    </style:style>
    <style:style style:name="T253" style:family="text">
      <style:text-properties fo:font-style="normal" officeooo:rsid="03de3ed4" style:font-style-asian="normal" style:font-style-complex="normal"/>
    </style:style>
    <style:style style:name="T254" style:family="text">
      <style:text-properties fo:font-style="normal" officeooo:rsid="01e3b28d" style:font-style-asian="normal" style:font-style-complex="normal"/>
    </style:style>
    <style:style style:name="T255" style:family="text">
      <style:text-properties fo:font-style="normal" officeooo:rsid="01e5298c" style:font-style-asian="normal" style:font-style-complex="normal"/>
    </style:style>
    <style:style style:name="T256" style:family="text">
      <style:text-properties fo:font-style="normal" officeooo:rsid="01e6ad54" style:font-style-asian="normal" style:font-style-complex="normal"/>
    </style:style>
    <style:style style:name="T257" style:family="text">
      <style:text-properties fo:font-style="normal" officeooo:rsid="01f772c4" style:font-style-asian="normal" style:font-style-complex="normal"/>
    </style:style>
    <style:style style:name="T258" style:family="text">
      <style:text-properties fo:font-style="normal" officeooo:rsid="01e73557" style:font-style-asian="normal" style:font-style-complex="normal"/>
    </style:style>
    <style:style style:name="T259" style:family="text">
      <style:text-properties fo:font-style="normal" officeooo:rsid="007639ee" style:font-style-asian="normal" style:font-style-complex="normal"/>
    </style:style>
    <style:style style:name="T260" style:family="text">
      <style:text-properties fo:font-style="normal" officeooo:rsid="030606a4" style:font-style-asian="normal" style:font-style-complex="normal"/>
    </style:style>
    <style:style style:name="T261" style:family="text">
      <style:text-properties fo:font-style="normal" officeooo:rsid="00729634" style:font-style-asian="normal" style:font-style-complex="normal"/>
    </style:style>
    <style:style style:name="T262" style:family="text">
      <style:text-properties fo:font-style="normal" officeooo:rsid="00791ed4" style:font-style-asian="normal" style:font-style-complex="normal"/>
    </style:style>
    <style:style style:name="T263" style:family="text">
      <style:text-properties fo:font-style="normal" officeooo:rsid="0308d279" style:font-style-asian="normal" style:font-style-complex="normal"/>
    </style:style>
    <style:style style:name="T264" style:family="text">
      <style:text-properties fo:font-style="normal" officeooo:rsid="01f1cc08" style:font-style-asian="normal" style:font-style-complex="normal"/>
    </style:style>
    <style:style style:name="T265" style:family="text">
      <style:text-properties fo:font-style="normal" officeooo:rsid="01ec6633" style:font-style-asian="normal" style:font-style-complex="normal"/>
    </style:style>
    <style:style style:name="T266" style:family="text">
      <style:text-properties fo:font-style="normal" officeooo:rsid="01f000e1" style:font-style-asian="normal" style:font-style-complex="normal"/>
    </style:style>
    <style:style style:name="T267" style:family="text">
      <style:text-properties fo:font-style="normal" officeooo:rsid="0079b2a2" style:font-style-asian="normal" style:font-style-complex="normal"/>
    </style:style>
    <style:style style:name="T268" style:family="text">
      <style:text-properties fo:font-style="normal" officeooo:rsid="0079d044" style:font-style-asian="normal" style:font-style-complex="normal"/>
    </style:style>
    <style:style style:name="T269" style:family="text">
      <style:text-properties fo:font-style="normal" officeooo:rsid="01f206ed" style:font-style-asian="normal" style:font-style-complex="normal"/>
    </style:style>
    <style:style style:name="T270" style:family="text">
      <style:text-properties fo:font-style="normal" officeooo:rsid="00794317" style:font-style-asian="normal" style:font-style-complex="normal"/>
    </style:style>
    <style:style style:name="T271" style:family="text">
      <style:text-properties fo:font-style="normal" officeooo:rsid="01ea9068" style:font-style-asian="normal" style:font-style-complex="normal"/>
    </style:style>
    <style:style style:name="T272" style:family="text">
      <style:text-properties fo:font-style="normal" officeooo:rsid="007c758a" style:font-style-asian="normal" style:font-style-complex="normal"/>
    </style:style>
    <style:style style:name="T273" style:family="text">
      <style:text-properties fo:font-style="normal" officeooo:rsid="01f93da6" style:font-style-asian="normal" style:font-style-complex="normal"/>
    </style:style>
    <style:style style:name="T274" style:family="text">
      <style:text-properties fo:font-style="normal" officeooo:rsid="01eb8795" style:font-style-asian="normal" style:font-style-complex="normal"/>
    </style:style>
    <style:style style:name="T275" style:family="text">
      <style:text-properties fo:font-style="normal" officeooo:rsid="007ffc67" style:font-style-asian="normal" style:font-style-complex="normal"/>
    </style:style>
    <style:style style:name="T276" style:family="text">
      <style:text-properties fo:font-style="normal" officeooo:rsid="0084de0d" style:font-style-asian="normal" style:font-style-complex="normal"/>
    </style:style>
    <style:style style:name="T277" style:family="text">
      <style:text-properties fo:font-style="italic" officeooo:rsid="031c4877" style:font-style-asian="italic" style:font-style-complex="italic"/>
    </style:style>
    <style:style style:name="T278" style:family="text">
      <style:text-properties officeooo:rsid="031d5ff1"/>
    </style:style>
    <style:style style:name="T279" style:family="text">
      <style:text-properties fo:font-style="normal" officeooo:rsid="0315c724" style:font-style-asian="normal" style:font-style-complex="normal"/>
    </style:style>
    <style:style style:name="T280" style:family="text">
      <style:text-properties fo:font-style="normal" officeooo:rsid="008694e1" style:font-style-asian="normal" style:font-style-complex="normal"/>
    </style:style>
    <style:style style:name="T281" style:family="text">
      <style:text-properties fo:font-style="normal" officeooo:rsid="03139a9e" style:font-style-asian="normal" style:font-style-complex="normal"/>
    </style:style>
    <style:style style:name="T282" style:family="text">
      <style:text-properties fo:font-style="normal" officeooo:rsid="008840e8" style:font-style-asian="normal" style:font-style-complex="normal"/>
    </style:style>
    <style:style style:name="T283" style:family="text">
      <style:text-properties fo:font-style="normal" officeooo:rsid="0317b18e" style:font-style-asian="normal" style:font-style-complex="normal"/>
    </style:style>
    <style:style style:name="T284" style:family="text">
      <style:text-properties fo:font-style="normal" officeooo:rsid="01fbbdb9" style:font-style-asian="normal" style:font-style-complex="normal"/>
    </style:style>
    <style:style style:name="T285" style:family="text">
      <style:text-properties fo:font-style="normal" officeooo:rsid="03192b5a" style:font-style-asian="normal" style:font-style-complex="normal"/>
    </style:style>
    <style:style style:name="T286" style:family="text">
      <style:text-properties fo:font-style="normal" officeooo:rsid="01fc6c8e" style:font-style-asian="normal" style:font-style-complex="normal"/>
    </style:style>
    <style:style style:name="T287" style:family="text">
      <style:text-properties fo:font-style="normal" officeooo:rsid="031ad96a" style:font-style-asian="normal" style:font-style-complex="normal"/>
    </style:style>
    <style:style style:name="T288" style:family="text">
      <style:text-properties fo:font-style="normal" officeooo:rsid="0200ca39" style:font-style-asian="normal" style:font-style-complex="normal"/>
    </style:style>
    <style:style style:name="T289" style:family="text">
      <style:text-properties fo:font-style="normal" officeooo:rsid="02040378" style:font-style-asian="normal" style:font-style-complex="normal"/>
    </style:style>
    <style:style style:name="T290" style:family="text">
      <style:text-properties fo:font-style="normal" officeooo:rsid="02057d5f" style:font-style-asian="normal" style:font-style-complex="normal"/>
    </style:style>
    <style:style style:name="T291" style:family="text">
      <style:text-properties fo:font-style="normal" officeooo:rsid="03df603e" style:font-style-asian="normal" style:font-style-complex="normal"/>
    </style:style>
    <style:style style:name="T292" style:family="text">
      <style:text-properties fo:font-style="normal" officeooo:rsid="03defbaf" style:font-style-asian="normal" style:font-style-complex="normal"/>
    </style:style>
    <style:style style:name="T293" style:family="text">
      <style:text-properties fo:font-style="normal" officeooo:rsid="03e08511" style:font-style-asian="normal" style:font-style-complex="normal"/>
    </style:style>
    <style:style style:name="T294" style:family="text">
      <style:text-properties fo:font-style="normal" officeooo:rsid="008ebd3c" style:font-style-asian="normal" style:font-style-complex="normal"/>
    </style:style>
    <style:style style:name="T295" style:family="text">
      <style:text-properties fo:font-style="normal" officeooo:rsid="01908564" style:font-style-asian="normal" style:font-style-complex="normal"/>
    </style:style>
    <style:style style:name="T296" style:family="text">
      <style:text-properties fo:font-style="normal" officeooo:rsid="00f26cc2" style:font-style-asian="normal" style:font-style-complex="normal"/>
    </style:style>
    <style:style style:name="T297" style:family="text">
      <style:text-properties fo:font-style="normal" officeooo:rsid="008f4b7b" style:font-style-asian="normal" style:font-style-complex="normal"/>
    </style:style>
    <style:style style:name="T298" style:family="text">
      <style:text-properties fo:font-style="normal" officeooo:rsid="00f3c783" style:font-style-asian="normal" style:font-style-complex="normal"/>
    </style:style>
    <style:style style:name="T299" style:family="text">
      <style:text-properties fo:font-style="normal" officeooo:rsid="0125d5f8" style:font-style-asian="normal" style:font-style-complex="normal"/>
    </style:style>
    <style:style style:name="T300" style:family="text">
      <style:text-properties fo:font-style="normal" officeooo:rsid="009021ae" style:font-style-asian="normal" style:font-style-complex="normal"/>
    </style:style>
    <style:style style:name="T301" style:family="text">
      <style:text-properties fo:font-style="normal" officeooo:rsid="00917211" style:font-style-asian="normal" style:font-style-complex="normal"/>
    </style:style>
    <style:style style:name="T302" style:family="text">
      <style:text-properties fo:font-style="italic" officeooo:rsid="00917211" style:font-style-asian="italic" style:font-style-complex="italic"/>
    </style:style>
    <style:style style:name="T303" style:family="text">
      <style:text-properties fo:font-style="normal" officeooo:rsid="00f4c956" style:font-style-asian="normal" style:font-style-complex="normal"/>
    </style:style>
    <style:style style:name="T304" style:family="text">
      <style:text-properties fo:font-style="normal" officeooo:rsid="03208c03" style:font-style-asian="normal" style:font-style-complex="normal"/>
    </style:style>
    <style:style style:name="T305" style:family="text">
      <style:text-properties fo:font-style="normal" officeooo:rsid="0321e6e8" style:font-style-asian="normal" style:font-style-complex="normal"/>
    </style:style>
    <style:style style:name="T306" style:family="text">
      <style:text-properties fo:font-style="normal" officeooo:rsid="0092fb6a" style:font-style-asian="normal" style:font-style-complex="normal"/>
    </style:style>
    <style:style style:name="T307" style:family="text">
      <style:text-properties fo:font-style="normal" officeooo:rsid="016d8df2" style:font-style-asian="normal" style:font-style-complex="normal"/>
    </style:style>
    <style:style style:name="T308" style:family="text">
      <style:text-properties fo:font-style="normal" officeooo:rsid="03e752f6" style:font-style-asian="normal" style:font-style-complex="normal"/>
    </style:style>
    <style:style style:name="T309" style:family="text">
      <style:text-properties fo:font-style="normal" officeooo:rsid="03e7eb98" style:font-style-asian="normal" style:font-style-complex="normal"/>
    </style:style>
    <style:style style:name="T310" style:family="text">
      <style:text-properties fo:font-style="italic" officeooo:rsid="0092fb6a" style:font-style-asian="italic" style:font-style-complex="italic"/>
    </style:style>
    <style:style style:name="T311" style:family="text">
      <style:text-properties fo:font-style="normal" officeooo:rsid="0324db59" style:font-style-asian="normal" style:font-style-complex="normal"/>
    </style:style>
    <style:style style:name="T312" style:family="text">
      <style:text-properties fo:font-style="normal" officeooo:rsid="0094070b" style:font-style-asian="normal" style:font-style-complex="normal"/>
    </style:style>
    <style:style style:name="T313" style:family="text">
      <style:text-properties fo:font-style="normal" officeooo:rsid="032aede7" style:font-style-asian="normal" style:font-style-complex="normal"/>
    </style:style>
    <style:style style:name="T314" style:family="text">
      <style:text-properties fo:font-style="normal" officeooo:rsid="00aa7b94" style:font-style-asian="normal" style:font-style-complex="normal"/>
    </style:style>
    <style:style style:name="T315" style:family="text">
      <style:text-properties fo:font-style="normal" officeooo:rsid="032671d2" style:font-style-asian="normal" style:font-style-complex="normal"/>
    </style:style>
    <style:style style:name="T316" style:family="text">
      <style:text-properties fo:font-style="normal" officeooo:rsid="039f99c2" style:font-style-asian="normal" style:font-style-complex="normal"/>
    </style:style>
    <style:style style:name="T317" style:family="text">
      <style:text-properties fo:font-style="normal" officeooo:rsid="00951901" style:font-style-asian="normal" style:font-style-complex="normal"/>
    </style:style>
    <style:style style:name="T318" style:family="text">
      <style:text-properties fo:font-style="normal" officeooo:rsid="0096751c" style:font-style-asian="normal" style:font-style-complex="normal"/>
    </style:style>
    <style:style style:name="T319" style:family="text">
      <style:text-properties fo:font-style="normal" officeooo:rsid="032ca25d" style:font-style-asian="normal" style:font-style-complex="normal"/>
    </style:style>
    <style:style style:name="T320" style:family="text">
      <style:text-properties fo:font-style="normal" officeooo:rsid="03288213" style:font-style-asian="normal" style:font-style-complex="normal"/>
    </style:style>
    <style:style style:name="T321" style:family="text">
      <style:text-properties fo:font-style="normal" officeooo:rsid="03e2507d" style:font-style-asian="normal" style:font-style-complex="normal"/>
    </style:style>
    <style:style style:name="T322" style:family="text">
      <style:text-properties officeooo:rsid="03298c50"/>
    </style:style>
    <style:style style:name="T323" style:family="text">
      <style:text-properties officeooo:rsid="020886da"/>
    </style:style>
    <style:style style:name="T324" style:family="text">
      <style:text-properties fo:font-style="normal" officeooo:rsid="00985615" style:font-style-asian="normal" style:font-style-complex="normal"/>
    </style:style>
    <style:style style:name="T325" style:family="text">
      <style:text-properties fo:font-style="normal" officeooo:rsid="02094089" style:font-style-asian="normal" style:font-style-complex="normal"/>
    </style:style>
    <style:style style:name="T326" style:family="text">
      <style:text-properties fo:font-style="normal" officeooo:rsid="009afb5a" style:font-style-asian="normal" style:font-style-complex="normal"/>
    </style:style>
    <style:style style:name="T327" style:family="text">
      <style:text-properties fo:font-style="normal" officeooo:rsid="009a1cee" style:font-style-asian="normal" style:font-style-complex="normal"/>
    </style:style>
    <style:style style:name="T328" style:family="text">
      <style:text-properties fo:font-style="normal" officeooo:rsid="009c7f41" style:font-style-asian="normal" style:font-style-complex="normal"/>
    </style:style>
    <style:style style:name="T329" style:family="text">
      <style:text-properties fo:font-style="normal" officeooo:rsid="009d1c06" style:font-style-asian="normal" style:font-style-complex="normal"/>
    </style:style>
    <style:style style:name="T330" style:family="text">
      <style:text-properties fo:font-style="normal" officeooo:rsid="009e865b" style:font-style-asian="normal" style:font-style-complex="normal"/>
    </style:style>
    <style:style style:name="T331" style:family="text">
      <style:text-properties fo:font-style="normal" officeooo:rsid="009f8354" style:font-style-asian="normal" style:font-style-complex="normal"/>
    </style:style>
    <style:style style:name="T332" style:family="text">
      <style:text-properties fo:font-style="normal" officeooo:rsid="00a167b5" style:font-style-asian="normal" style:font-style-complex="normal"/>
    </style:style>
    <style:style style:name="T333" style:family="text">
      <style:text-properties fo:font-style="normal" officeooo:rsid="032e259e" style:font-style-asian="normal" style:font-style-complex="normal"/>
    </style:style>
    <style:style style:name="T334" style:family="text">
      <style:text-properties fo:font-style="normal" officeooo:rsid="02355781" style:font-style-asian="normal" style:font-style-complex="normal"/>
    </style:style>
    <style:style style:name="T335" style:family="text">
      <style:text-properties officeooo:rsid="023690d0"/>
    </style:style>
    <style:style style:name="T336" style:family="text">
      <style:text-properties fo:font-style="normal" officeooo:rsid="00a2a84d" style:font-style-asian="normal" style:font-style-complex="normal"/>
    </style:style>
    <style:style style:name="T337" style:family="text">
      <style:text-properties fo:font-style="italic" officeooo:rsid="00a2a84d" style:font-style-asian="italic" style:font-style-complex="italic"/>
    </style:style>
    <style:style style:name="T338" style:family="text">
      <style:text-properties fo:font-style="normal" officeooo:rsid="00f8e472" style:font-style-asian="normal" style:font-style-complex="normal"/>
    </style:style>
    <style:style style:name="T339" style:family="text">
      <style:text-properties officeooo:rsid="0331debd"/>
    </style:style>
    <style:style style:name="T340" style:family="text">
      <style:text-properties officeooo:rsid="03321019"/>
    </style:style>
    <style:style style:name="T341" style:family="text">
      <style:text-properties officeooo:rsid="0209d7d1"/>
    </style:style>
    <style:style style:name="T342" style:family="text">
      <style:text-properties officeooo:rsid="020a4dce"/>
    </style:style>
    <style:style style:name="T343" style:family="text">
      <style:text-properties fo:font-style="normal" officeooo:rsid="003b4713" style:font-style-asian="normal" style:font-style-complex="normal"/>
    </style:style>
    <style:style style:name="T344" style:family="text">
      <style:text-properties fo:font-style="normal" officeooo:rsid="00a2aaa3" style:font-style-asian="normal" style:font-style-complex="normal"/>
    </style:style>
    <style:style style:name="T345" style:family="text">
      <style:text-properties fo:font-style="italic" officeooo:rsid="00a2aaa3" style:font-style-asian="italic" style:font-style-complex="italic"/>
    </style:style>
    <style:style style:name="T346" style:family="text">
      <style:text-properties fo:font-style="italic" officeooo:rsid="020c1182" style:font-style-asian="italic" style:font-style-complex="italic"/>
    </style:style>
    <style:style style:name="T347" style:family="text">
      <style:text-properties fo:font-style="italic" officeooo:rsid="01736508" style:font-style-asian="italic" style:font-style-complex="italic"/>
    </style:style>
    <style:style style:name="T348" style:family="text">
      <style:text-properties fo:font-style="normal" officeooo:rsid="03328b59" style:font-style-asian="normal" style:font-style-complex="normal"/>
    </style:style>
    <style:style style:name="T349" style:family="text">
      <style:text-properties fo:font-style="normal" officeooo:rsid="020d3a12" style:font-style-asian="normal" style:font-style-complex="normal"/>
    </style:style>
    <style:style style:name="T350" style:family="text">
      <style:text-properties fo:font-style="normal" officeooo:rsid="020e0798" style:font-style-asian="normal" style:font-style-complex="normal"/>
    </style:style>
    <style:style style:name="T351" style:family="text">
      <style:text-properties fo:font-style="normal" officeooo:rsid="0335a3ea" style:font-style-asian="normal" style:font-style-complex="normal"/>
    </style:style>
    <style:style style:name="T352" style:family="text">
      <style:text-properties fo:font-style="normal" officeooo:rsid="01762e0d" style:font-style-asian="normal" style:font-style-complex="normal"/>
    </style:style>
    <style:style style:name="T353" style:family="text">
      <style:text-properties fo:font-style="normal" officeooo:rsid="0337e619" style:font-style-asian="normal" style:font-style-complex="normal"/>
    </style:style>
    <style:style style:name="T354" style:family="text">
      <style:text-properties fo:font-style="normal" officeooo:rsid="0338f866" style:font-style-asian="normal" style:font-style-complex="normal"/>
    </style:style>
    <style:style style:name="T355" style:family="text">
      <style:text-properties fo:font-style="normal" officeooo:rsid="0338ffd8" style:font-style-asian="normal" style:font-style-complex="normal"/>
    </style:style>
    <style:style style:name="T356" style:family="text">
      <style:text-properties fo:font-style="normal" officeooo:rsid="00ab58fc" style:font-style-asian="normal" style:font-style-complex="normal"/>
    </style:style>
    <style:style style:name="T357" style:family="text">
      <style:text-properties fo:font-style="italic" officeooo:rsid="020eb380" style:font-style-asian="italic" style:font-style-complex="italic"/>
    </style:style>
    <style:style style:name="T358" style:family="text">
      <style:text-properties fo:font-style="italic" officeooo:rsid="00ab58fc" style:font-style-asian="italic" style:font-style-complex="italic"/>
    </style:style>
    <style:style style:name="T359" style:family="text">
      <style:text-properties fo:font-style="normal" officeooo:rsid="020f68b6" style:font-style-asian="normal" style:font-style-complex="normal"/>
    </style:style>
    <style:style style:name="T360" style:family="text">
      <style:text-properties fo:font-style="normal" officeooo:rsid="0177900f" style:font-style-asian="normal" style:font-style-complex="normal"/>
    </style:style>
    <style:style style:name="T361" style:family="text">
      <style:text-properties fo:font-style="normal" officeooo:rsid="00aca3ae" style:font-style-asian="normal" style:font-style-complex="normal"/>
    </style:style>
    <style:style style:name="T362" style:family="text">
      <style:text-properties fo:font-style="normal" officeooo:rsid="00fa99c6" style:font-style-asian="normal" style:font-style-complex="normal"/>
    </style:style>
    <style:style style:name="T363" style:family="text">
      <style:text-properties fo:font-style="normal" officeooo:rsid="03397166" style:font-style-asian="normal" style:font-style-complex="normal"/>
    </style:style>
    <style:style style:name="T364" style:family="text">
      <style:text-properties fo:font-style="normal" officeooo:rsid="02110abd" style:font-style-asian="normal" style:font-style-complex="normal"/>
    </style:style>
    <style:style style:name="T365" style:family="text">
      <style:text-properties fo:font-style="normal" officeooo:rsid="033aac06" style:font-style-asian="normal" style:font-style-complex="normal"/>
    </style:style>
    <style:style style:name="T366" style:family="text">
      <style:text-properties officeooo:rsid="033de1c2"/>
    </style:style>
    <style:style style:name="T367" style:family="text">
      <style:text-properties officeooo:rsid="0340b547"/>
    </style:style>
    <style:style style:name="T368" style:family="text">
      <style:text-properties officeooo:rsid="0340345c"/>
    </style:style>
    <style:style style:name="T369" style:family="text">
      <style:text-properties officeooo:rsid="03e7eddb"/>
    </style:style>
    <style:style style:name="T370" style:family="text">
      <style:text-properties officeooo:rsid="03418b79"/>
    </style:style>
    <style:style style:name="T371" style:family="text">
      <style:text-properties officeooo:rsid="03e988d5"/>
    </style:style>
    <style:style style:name="T372" style:family="text">
      <style:text-properties fo:font-style="normal" officeooo:rsid="01130799" style:font-style-asian="normal" style:font-style-complex="normal"/>
    </style:style>
    <style:style style:name="T373" style:family="text">
      <style:text-properties fo:font-style="normal" officeooo:rsid="03eb86f5" style:font-style-asian="normal" style:font-style-complex="normal"/>
    </style:style>
    <style:style style:name="T374" style:family="text">
      <style:text-properties fo:font-style="normal" officeooo:rsid="011a27cb" style:font-style-asian="normal" style:font-style-complex="normal"/>
    </style:style>
    <style:style style:name="T375" style:family="text">
      <style:text-properties fo:font-style="normal" officeooo:rsid="01139a76" style:font-style-asian="normal" style:font-style-complex="normal"/>
    </style:style>
    <style:style style:name="T376" style:family="text">
      <style:text-properties fo:font-style="normal" officeooo:rsid="0114258a" style:font-style-asian="normal" style:font-style-complex="normal"/>
    </style:style>
    <style:style style:name="T377" style:family="text">
      <style:text-properties fo:font-style="normal" officeooo:rsid="021507e5" style:font-style-asian="normal" style:font-style-complex="normal"/>
    </style:style>
    <style:style style:name="T378" style:family="text">
      <style:text-properties fo:font-style="normal" officeooo:rsid="00ae8a2f" style:font-style-asian="normal" style:font-style-complex="normal"/>
    </style:style>
    <style:style style:name="T379" style:family="text">
      <style:text-properties fo:font-style="normal" officeooo:rsid="03428a31" style:font-style-asian="normal" style:font-style-complex="normal"/>
    </style:style>
    <style:style style:name="T380" style:family="text">
      <style:text-properties fo:font-style="normal" officeooo:rsid="0343942b" style:font-style-asian="normal" style:font-style-complex="normal"/>
    </style:style>
    <style:style style:name="T381" style:family="text">
      <style:text-properties fo:font-style="normal" officeooo:rsid="0217066d" style:font-style-asian="normal" style:font-style-complex="normal"/>
    </style:style>
    <style:style style:name="T382" style:family="text">
      <style:text-properties fo:font-style="normal" officeooo:rsid="00b0521a" style:font-style-asian="normal" style:font-style-complex="normal"/>
    </style:style>
    <style:style style:name="T383" style:family="text">
      <style:text-properties fo:font-style="normal" officeooo:rsid="02176d93" style:font-style-asian="normal" style:font-style-complex="normal"/>
    </style:style>
    <style:style style:name="T384" style:family="text">
      <style:text-properties fo:font-style="italic" officeooo:rsid="02176d93" style:font-style-asian="italic" style:font-style-complex="italic"/>
    </style:style>
    <style:style style:name="T385" style:family="text">
      <style:text-properties fo:font-style="normal" officeooo:rsid="00b19c6f" style:font-style-asian="normal" style:font-style-complex="normal"/>
    </style:style>
    <style:style style:name="T386" style:family="text">
      <style:text-properties fo:font-style="normal" officeooo:rsid="02195170" style:font-style-asian="normal" style:font-style-complex="normal"/>
    </style:style>
    <style:style style:name="T387" style:family="text">
      <style:text-properties fo:font-style="normal" officeooo:rsid="0343b7c6" style:font-style-asian="normal" style:font-style-complex="normal"/>
    </style:style>
    <style:style style:name="T388" style:family="text">
      <style:text-properties fo:font-style="italic" officeooo:rsid="02195170" style:font-style-asian="italic" style:font-style-complex="italic"/>
    </style:style>
    <style:style style:name="T389" style:family="text">
      <style:text-properties fo:font-style="normal" officeooo:rsid="0343c611" style:font-style-asian="normal" style:font-style-complex="normal"/>
    </style:style>
    <style:style style:name="T390" style:family="text">
      <style:text-properties fo:font-style="normal" officeooo:rsid="00dde123" style:font-style-asian="normal" style:font-style-complex="normal"/>
    </style:style>
    <style:style style:name="T391" style:family="text">
      <style:text-properties fo:font-style="normal" officeooo:rsid="03ae057e" style:font-style-asian="normal" style:font-style-complex="normal"/>
    </style:style>
    <style:style style:name="T392" style:family="text">
      <style:text-properties fo:font-style="italic" officeooo:rsid="00dde123" style:font-style-asian="italic" style:font-style-complex="italic"/>
    </style:style>
    <style:style style:name="T393" style:family="text">
      <style:text-properties fo:font-style="normal" officeooo:rsid="0126895d" style:font-style-asian="normal" style:font-style-complex="normal"/>
    </style:style>
    <style:style style:name="T394" style:family="text">
      <style:text-properties fo:font-style="normal" officeooo:rsid="00de7377" style:font-style-asian="normal" style:font-style-complex="normal"/>
    </style:style>
    <style:style style:name="T395" style:family="text">
      <style:text-properties fo:font-style="normal" officeooo:rsid="0344f5c4" style:font-style-asian="normal" style:font-style-complex="normal"/>
    </style:style>
    <style:style style:name="T396" style:family="text">
      <style:text-properties fo:font-style="normal" officeooo:rsid="03b020a9" style:font-style-asian="normal" style:font-style-complex="normal"/>
    </style:style>
    <style:style style:name="T397" style:family="text">
      <style:text-properties fo:font-style="normal" officeooo:rsid="03b15aba" style:font-style-asian="normal" style:font-style-complex="normal"/>
    </style:style>
    <style:style style:name="T398" style:family="text">
      <style:text-properties fo:font-style="italic" officeooo:rsid="00b19c6f" style:font-style-asian="italic" style:font-style-complex="italic"/>
    </style:style>
    <style:style style:name="T399" style:family="text">
      <style:text-properties fo:font-style="normal" officeooo:rsid="00fbcf2a" style:font-style-asian="normal" style:font-style-complex="normal"/>
    </style:style>
    <style:style style:name="T400" style:family="text">
      <style:text-properties fo:font-style="normal" officeooo:rsid="03b2013c" style:font-style-asian="normal" style:font-style-complex="normal"/>
    </style:style>
    <style:style style:name="T401" style:family="text">
      <style:text-properties officeooo:rsid="0142cf09"/>
    </style:style>
    <style:style style:name="T402" style:family="text">
      <style:text-properties officeooo:rsid="021a0e86"/>
    </style:style>
    <style:style style:name="T403" style:family="text">
      <style:text-properties fo:font-style="italic" officeooo:rsid="0142cf09" style:font-style-asian="italic" style:font-style-complex="italic"/>
    </style:style>
    <style:style style:name="T404" style:family="text">
      <style:text-properties fo:font-style="normal" officeooo:rsid="021a0e86" style:font-style-asian="normal" style:font-style-complex="normal"/>
    </style:style>
    <style:style style:name="T405" style:family="text">
      <style:text-properties fo:font-style="normal" officeooo:rsid="0142cf09" style:font-style-asian="normal" style:font-style-complex="normal"/>
    </style:style>
    <style:style style:name="T406" style:family="text">
      <style:text-properties fo:font-style="normal" officeooo:rsid="017d5a12" style:font-style-asian="normal" style:font-style-complex="normal"/>
    </style:style>
    <style:style style:name="T407" style:family="text">
      <style:text-properties fo:font-style="normal" officeooo:rsid="01470f4e" style:font-style-asian="normal" style:font-style-complex="normal"/>
    </style:style>
    <style:style style:name="T408" style:family="text">
      <style:text-properties fo:font-style="normal" officeooo:rsid="021cb65f" style:font-style-asian="normal" style:font-style-complex="normal"/>
    </style:style>
    <style:style style:name="T409" style:family="text">
      <style:text-properties fo:font-style="normal" officeooo:rsid="021cce61" style:font-style-asian="normal" style:font-style-complex="normal"/>
    </style:style>
    <style:style style:name="T410" style:family="text">
      <style:text-properties fo:font-style="normal" officeooo:rsid="0346bbd6" style:font-style-asian="normal" style:font-style-complex="normal"/>
    </style:style>
    <style:style style:name="T411" style:family="text">
      <style:text-properties fo:font-style="normal" officeooo:rsid="0148ed8e" style:font-style-asian="normal" style:font-style-complex="normal"/>
    </style:style>
    <style:style style:name="T412" style:family="text">
      <style:text-properties fo:font-style="normal" officeooo:rsid="0143c451" style:font-style-asian="normal" style:font-style-complex="normal"/>
    </style:style>
    <style:style style:name="T413" style:family="text">
      <style:text-properties fo:font-style="normal" officeooo:rsid="021beafe" style:font-style-asian="normal" style:font-style-complex="normal"/>
    </style:style>
    <style:style style:name="T414" style:family="text">
      <style:text-properties fo:font-style="normal" officeooo:rsid="00b4647d" style:font-style-asian="normal" style:font-style-complex="normal"/>
    </style:style>
    <style:style style:name="T415" style:family="text">
      <style:text-properties fo:font-style="italic" officeooo:rsid="00b4647d" style:font-style-asian="italic" style:font-style-complex="italic"/>
    </style:style>
    <style:style style:name="T416" style:family="text">
      <style:text-properties officeooo:rsid="03ed7adb"/>
    </style:style>
    <style:style style:name="T417" style:family="text">
      <style:text-properties fo:font-style="normal" officeooo:rsid="03ecdefb" style:font-style-asian="normal" style:font-style-complex="normal"/>
    </style:style>
    <style:style style:name="T418" style:family="text">
      <style:text-properties fo:font-style="normal" officeooo:rsid="0346c9fd" style:font-style-asian="normal" style:font-style-complex="normal"/>
    </style:style>
    <style:style style:name="T419" style:family="text">
      <style:text-properties fo:font-style="italic" officeooo:rsid="004c0a43" style:font-style-asian="italic" style:font-style-complex="italic"/>
    </style:style>
    <style:style style:name="T420" style:family="text">
      <style:text-properties fo:font-style="normal" officeooo:rsid="00b19ddc" style:font-style-asian="normal" style:font-style-complex="normal"/>
    </style:style>
    <style:style style:name="T421" style:family="text">
      <style:text-properties fo:font-style="normal" officeooo:rsid="03ee3cfb" style:font-style-asian="normal" style:font-style-complex="normal"/>
    </style:style>
    <style:style style:name="T422" style:family="text">
      <style:text-properties fo:font-style="normal" officeooo:rsid="004c0a43" style:font-style-asian="normal" style:font-style-complex="normal"/>
    </style:style>
    <style:style style:name="T423" style:family="text">
      <style:text-properties fo:font-style="italic" officeooo:rsid="03efd9af" style:font-style-asian="italic" style:font-style-complex="italic"/>
    </style:style>
    <style:style style:name="T424" style:family="text">
      <style:text-properties fo:font-style="normal" officeooo:rsid="00b3613d" style:font-style-asian="normal" style:font-style-complex="normal"/>
    </style:style>
    <style:style style:name="T425" style:family="text">
      <style:text-properties fo:font-style="normal" officeooo:rsid="00b6568a" style:font-style-asian="normal" style:font-style-complex="normal"/>
    </style:style>
    <style:style style:name="T426" style:family="text">
      <style:text-properties fo:font-style="normal" officeooo:rsid="03f08db2" style:font-style-asian="normal" style:font-style-complex="normal"/>
    </style:style>
    <style:style style:name="T427" style:family="text">
      <style:text-properties fo:font-style="normal" officeooo:rsid="01856966" style:font-style-asian="normal" style:font-style-complex="normal"/>
    </style:style>
    <style:style style:name="T428" style:family="text">
      <style:text-properties fo:font-style="normal" officeooo:rsid="00bc0e41" style:font-style-asian="normal" style:font-style-complex="normal"/>
    </style:style>
    <style:style style:name="T429" style:family="text">
      <style:text-properties officeooo:rsid="0351989b"/>
    </style:style>
    <style:style style:name="T430" style:family="text">
      <style:text-properties officeooo:rsid="0352ad9f"/>
    </style:style>
    <style:style style:name="T431" style:family="text">
      <style:text-properties officeooo:rsid="03f2ecc6"/>
    </style:style>
    <style:style style:name="T432" style:family="text">
      <style:text-properties officeooo:rsid="0234201b"/>
    </style:style>
    <style:style style:name="T433" style:family="text">
      <style:text-properties officeooo:rsid="02353212"/>
    </style:style>
    <style:style style:name="T434" style:family="text">
      <style:text-properties officeooo:rsid="0352ec71"/>
    </style:style>
    <style:style style:name="T435" style:family="text">
      <style:text-properties officeooo:rsid="035450a2"/>
    </style:style>
    <style:style style:name="T436" style:family="text">
      <style:text-properties fo:font-style="normal" officeooo:rsid="00b7b494" style:font-style-asian="normal" style:font-style-complex="normal"/>
    </style:style>
    <style:style style:name="T437" style:family="text">
      <style:text-properties fo:font-style="normal" officeooo:rsid="021e41ba" style:font-style-asian="normal" style:font-style-complex="normal"/>
    </style:style>
    <style:style style:name="T438" style:family="text">
      <style:text-properties fo:font-style="italic" officeooo:rsid="03b2217d" style:font-style-asian="italic" style:font-style-complex="italic"/>
    </style:style>
    <style:style style:name="T439" style:family="text">
      <style:text-properties officeooo:rsid="03b29cfe"/>
    </style:style>
    <style:style style:name="T440" style:family="text">
      <style:text-properties fo:font-style="normal" officeooo:rsid="034ab126" style:font-style-asian="normal" style:font-style-complex="normal"/>
    </style:style>
    <style:style style:name="T441" style:family="text">
      <style:text-properties fo:font-style="normal" officeooo:rsid="0348dd90" style:font-style-asian="normal" style:font-style-complex="normal"/>
    </style:style>
    <style:style style:name="T442" style:family="text">
      <style:text-properties fo:font-style="normal" officeooo:rsid="03f3981d" style:font-style-asian="normal" style:font-style-complex="normal"/>
    </style:style>
    <style:style style:name="T443" style:family="text">
      <style:text-properties fo:font-style="normal" officeooo:rsid="018349e1" style:font-style-asian="normal" style:font-style-complex="normal"/>
    </style:style>
    <style:style style:name="T444" style:family="text">
      <style:text-properties fo:font-style="normal" officeooo:rsid="03b2b2c4" style:font-style-asian="normal" style:font-style-complex="normal"/>
    </style:style>
    <style:style style:name="T445" style:family="text">
      <style:text-properties fo:font-style="normal" officeooo:rsid="021ef3ef" style:font-style-asian="normal" style:font-style-complex="normal"/>
    </style:style>
    <style:style style:name="T446" style:family="text">
      <style:text-properties fo:font-style="normal" officeooo:rsid="021f0cff" style:font-style-asian="normal" style:font-style-complex="normal"/>
    </style:style>
    <style:style style:name="T447" style:family="text">
      <style:text-properties fo:font-style="normal" officeooo:rsid="01845838" style:font-style-asian="normal" style:font-style-complex="normal"/>
    </style:style>
    <style:style style:name="T448" style:family="text">
      <style:text-properties fo:font-style="normal" officeooo:rsid="0184e874" style:font-style-asian="normal" style:font-style-complex="normal"/>
    </style:style>
    <style:style style:name="T449" style:family="text">
      <style:text-properties fo:font-style="normal" officeooo:rsid="03b8fe71" style:font-style-asian="normal" style:font-style-complex="normal"/>
    </style:style>
    <style:style style:name="T450" style:family="text">
      <style:text-properties fo:font-style="normal" officeooo:rsid="03f6ca24" style:font-style-asian="normal" style:font-style-complex="normal"/>
    </style:style>
    <style:style style:name="T451" style:family="text">
      <style:text-properties fo:font-style="normal" officeooo:rsid="03a6458d" style:font-style-asian="normal" style:font-style-complex="normal"/>
    </style:style>
    <style:style style:name="T452" style:family="text">
      <style:text-properties fo:font-style="normal" officeooo:rsid="03ba2d18" style:font-style-asian="normal" style:font-style-complex="normal"/>
    </style:style>
    <style:style style:name="T453" style:family="text">
      <style:text-properties fo:font-style="normal" officeooo:rsid="03b4ae84" style:font-style-asian="normal" style:font-style-complex="normal"/>
    </style:style>
    <style:style style:name="T454" style:family="text">
      <style:text-properties fo:font-style="normal" officeooo:rsid="03a81168" style:font-style-asian="normal" style:font-style-complex="normal"/>
    </style:style>
    <style:style style:name="T455" style:family="text">
      <style:text-properties fo:font-style="normal" officeooo:rsid="03b5882d" style:font-style-asian="normal" style:font-style-complex="normal"/>
    </style:style>
    <style:style style:name="T456" style:family="text">
      <style:text-properties fo:font-style="normal" officeooo:rsid="03bb37a1" style:font-style-asian="normal" style:font-style-complex="normal"/>
    </style:style>
    <style:style style:name="T457" style:family="text">
      <style:text-properties fo:font-style="normal" officeooo:rsid="03b76575" style:font-style-asian="normal" style:font-style-complex="normal"/>
    </style:style>
    <style:style style:name="T458" style:family="text">
      <style:text-properties fo:font-style="normal" officeooo:rsid="03fb573b" style:font-style-asian="normal" style:font-style-complex="normal"/>
    </style:style>
    <style:style style:name="T459" style:family="text">
      <style:text-properties fo:font-style="normal" officeooo:rsid="03f9e30f" style:font-style-asian="normal" style:font-style-complex="normal"/>
    </style:style>
    <style:style style:name="T460" style:family="text">
      <style:text-properties officeooo:rsid="034c7bbb"/>
    </style:style>
    <style:style style:name="T461" style:family="text">
      <style:text-properties officeooo:rsid="0220dd6e"/>
    </style:style>
    <style:style style:name="T462" style:family="text">
      <style:text-properties officeooo:rsid="034d86a5"/>
    </style:style>
    <style:style style:name="T463" style:family="text">
      <style:text-properties officeooo:rsid="034d6e59"/>
    </style:style>
    <style:style style:name="T464" style:family="text">
      <style:text-properties officeooo:rsid="0227b6b2"/>
    </style:style>
    <style:style style:name="T465" style:family="text">
      <style:text-properties officeooo:rsid="02284bac"/>
    </style:style>
    <style:style style:name="T466" style:family="text">
      <style:text-properties officeooo:rsid="022b526e"/>
    </style:style>
    <style:style style:name="T467" style:family="text">
      <style:text-properties officeooo:rsid="022c81a6"/>
    </style:style>
    <style:style style:name="T468" style:family="text">
      <style:text-properties officeooo:rsid="022d55b9"/>
    </style:style>
    <style:style style:name="T469" style:family="text">
      <style:text-properties officeooo:rsid="03fdacbe"/>
    </style:style>
    <style:style style:name="T470" style:family="text">
      <style:text-properties officeooo:rsid="03ffa9ce"/>
    </style:style>
    <style:style style:name="T471" style:family="text">
      <style:text-properties officeooo:rsid="034e7c20"/>
    </style:style>
    <style:style style:name="T472" style:family="text">
      <style:text-properties officeooo:rsid="0350717c"/>
    </style:style>
    <style:style style:name="T473" style:family="text">
      <style:text-properties officeooo:rsid="022ed967"/>
    </style:style>
    <style:style style:name="T474" style:family="text">
      <style:text-properties officeooo:rsid="0226067b"/>
    </style:style>
    <style:style style:name="T475" style:family="text">
      <style:text-properties officeooo:rsid="0230aba3"/>
    </style:style>
    <style:style style:name="T476" style:family="text">
      <style:text-properties officeooo:rsid="0400996f"/>
    </style:style>
    <style:style style:name="T477" style:family="text">
      <style:text-properties officeooo:rsid="0188afe0"/>
    </style:style>
    <style:style style:name="T478" style:family="text">
      <style:text-properties officeooo:rsid="018b9caa"/>
    </style:style>
    <style:style style:name="T479" style:family="text">
      <style:text-properties officeooo:rsid="0231cf68"/>
    </style:style>
    <style:style style:name="T480" style:family="text">
      <style:text-properties fo:font-style="normal" officeooo:rsid="00be7b39" style:font-style-asian="normal" style:font-style-complex="normal"/>
    </style:style>
    <style:style style:name="T481" style:family="text">
      <style:text-properties fo:font-style="normal" officeooo:rsid="00c2f533" style:font-style-asian="normal" style:font-style-complex="normal"/>
    </style:style>
    <style:style style:name="T482" style:family="text">
      <style:text-properties fo:font-style="normal" officeooo:rsid="0357090f" style:font-style-asian="normal" style:font-style-complex="normal"/>
    </style:style>
    <style:style style:name="T483" style:family="text">
      <style:text-properties fo:font-style="normal" officeooo:rsid="04020bd2" style:font-style-asian="normal" style:font-style-complex="normal"/>
    </style:style>
    <style:style style:name="T484" style:family="text">
      <style:text-properties fo:font-style="normal" officeooo:rsid="023f71df" style:font-style-asian="normal" style:font-style-complex="normal"/>
    </style:style>
    <style:style style:name="T485" style:family="text">
      <style:text-properties fo:font-style="normal" officeooo:rsid="0358abc0" style:font-style-asian="normal" style:font-style-complex="normal"/>
    </style:style>
    <style:style style:name="T486" style:family="text">
      <style:text-properties fo:font-style="normal" officeooo:rsid="0240d7d1" style:font-style-asian="normal" style:font-style-complex="normal"/>
    </style:style>
    <style:style style:name="T487" style:family="text">
      <style:text-properties fo:font-style="normal" officeooo:rsid="010359bd" style:font-style-asian="normal" style:font-style-complex="normal"/>
    </style:style>
    <style:style style:name="T488" style:family="text">
      <style:text-properties fo:font-style="normal" officeooo:rsid="00c4ecc9" style:font-style-asian="normal" style:font-style-complex="normal"/>
    </style:style>
    <style:style style:name="T489" style:family="text">
      <style:text-properties fo:font-style="normal" officeooo:rsid="042b5649" style:font-style-asian="normal" style:font-style-complex="normal"/>
    </style:style>
    <style:style style:name="T490" style:family="text">
      <style:text-properties fo:font-style="normal" officeooo:rsid="00c658de" style:font-style-asian="normal" style:font-style-complex="normal"/>
    </style:style>
    <style:style style:name="T491" style:family="text">
      <style:text-properties fo:font-style="italic" style:text-underline-style="none" officeooo:rsid="04295224" style:font-style-asian="italic" style:font-style-complex="italic"/>
    </style:style>
    <style:style style:name="T492" style:family="text">
      <style:text-properties fo:font-style="italic" officeooo:rsid="00c658de" style:font-style-asian="italic" style:font-style-complex="italic"/>
    </style:style>
    <style:style style:name="T493" style:family="text">
      <style:text-properties fo:font-style="italic" officeooo:rsid="042a8600" style:font-style-asian="italic" style:font-style-complex="italic"/>
    </style:style>
    <style:style style:name="T494" style:family="text">
      <style:text-properties fo:font-style="italic" officeooo:rsid="04295224" style:font-style-asian="italic" style:font-style-complex="italic"/>
    </style:style>
    <style:style style:name="T495" style:family="text">
      <style:text-properties fo:font-style="normal" officeooo:rsid="0243f348" style:font-style-asian="normal" style:font-style-complex="normal"/>
    </style:style>
    <style:style style:name="T496" style:family="text">
      <style:text-properties fo:font-style="normal" officeooo:rsid="03c13778" style:font-style-asian="normal" style:font-style-complex="normal"/>
    </style:style>
    <style:style style:name="T497" style:family="text">
      <style:text-properties fo:font-style="normal" officeooo:rsid="0246094b" style:font-style-asian="normal" style:font-style-complex="normal"/>
    </style:style>
    <style:style style:name="T498" style:family="text">
      <style:text-properties fo:font-style="normal" officeooo:rsid="0244979e" style:font-style-asian="normal" style:font-style-complex="normal"/>
    </style:style>
    <style:style style:name="T499" style:family="text">
      <style:text-properties fo:font-style="normal" officeooo:rsid="0245e281" style:font-style-asian="normal" style:font-style-complex="normal"/>
    </style:style>
    <style:style style:name="T500" style:family="text">
      <style:text-properties fo:font-style="normal" officeooo:rsid="00c6eb51" style:font-style-asian="normal" style:font-style-complex="normal"/>
    </style:style>
    <style:style style:name="T501" style:family="text">
      <style:text-properties fo:font-style="italic" officeooo:rsid="00c6eb51" style:font-style-asian="italic" style:font-style-complex="italic"/>
    </style:style>
    <style:style style:name="T502" style:family="text">
      <style:text-properties fo:font-style="italic" style:text-underline-style="none" officeooo:rsid="042a8600" style:font-style-asian="italic" style:font-style-complex="italic"/>
    </style:style>
    <style:style style:name="T503" style:family="text">
      <style:text-properties officeooo:rsid="04295224"/>
    </style:style>
    <style:style style:name="T504" style:family="text">
      <style:text-properties officeooo:rsid="0247d851"/>
    </style:style>
    <style:style style:name="T505" style:family="text">
      <style:text-properties officeooo:rsid="02489eb0"/>
    </style:style>
    <style:style style:name="T506" style:family="text">
      <style:text-properties officeooo:rsid="0249eb59"/>
    </style:style>
    <style:style style:name="T507" style:family="text">
      <style:text-properties officeooo:rsid="024e830c"/>
    </style:style>
    <style:style style:name="T508" style:family="text">
      <style:text-properties officeooo:rsid="024be6b5"/>
    </style:style>
    <style:style style:name="T509" style:family="text">
      <style:text-properties officeooo:rsid="024d3ca1"/>
    </style:style>
    <style:style style:name="T510" style:family="text">
      <style:text-properties fo:font-style="normal" officeooo:rsid="00c71589" style:font-style-asian="normal" style:font-style-complex="normal"/>
    </style:style>
    <style:style style:name="T511" style:family="text">
      <style:text-properties fo:font-style="normal" officeooo:rsid="01036d20" style:font-style-asian="normal" style:font-style-complex="normal"/>
    </style:style>
    <style:style style:name="T512" style:family="text">
      <style:text-properties fo:font-style="normal" officeooo:rsid="040e2918" style:font-style-asian="normal" style:font-style-complex="normal"/>
    </style:style>
    <style:style style:name="T513" style:family="text">
      <style:text-properties fo:font-style="italic" officeooo:rsid="024f4221" style:font-style-asian="italic" style:font-style-complex="italic"/>
    </style:style>
    <style:style style:name="T514" style:family="text">
      <style:text-properties fo:font-style="normal" officeooo:rsid="024f4221" style:font-style-asian="normal" style:font-style-complex="normal"/>
    </style:style>
    <style:style style:name="T515" style:family="text">
      <style:text-properties fo:font-style="normal" officeooo:rsid="04295224" style:font-style-asian="normal" style:font-style-complex="normal"/>
    </style:style>
    <style:style style:name="T516" style:family="text">
      <style:text-properties fo:font-style="normal" officeooo:rsid="03c22184" style:font-style-asian="normal" style:font-style-complex="normal"/>
    </style:style>
    <style:style style:name="T517" style:family="text">
      <style:text-properties fo:font-style="normal" officeooo:rsid="0104fd61" style:font-style-asian="normal" style:font-style-complex="normal"/>
    </style:style>
    <style:style style:name="T518" style:family="text">
      <style:text-properties fo:font-style="normal" officeooo:rsid="018e9401" style:font-style-asian="normal" style:font-style-complex="normal"/>
    </style:style>
    <style:style style:name="T519" style:family="text">
      <style:text-properties fo:font-style="normal" officeooo:rsid="00c8aa77" style:font-style-asian="normal" style:font-style-complex="normal"/>
    </style:style>
    <style:style style:name="T520" style:family="text">
      <style:text-properties fo:font-style="normal" officeooo:rsid="02503965" style:font-style-asian="normal" style:font-style-complex="normal"/>
    </style:style>
    <style:style style:name="T521" style:family="text">
      <style:text-properties officeooo:rsid="018e9401"/>
    </style:style>
    <style:style style:name="T522" style:family="text">
      <style:text-properties officeooo:rsid="036b96be"/>
    </style:style>
    <style:style style:name="T523" style:family="text">
      <style:text-properties officeooo:rsid="042a8600"/>
    </style:style>
    <style:style style:name="T524" style:family="text">
      <style:text-properties officeooo:rsid="02503965"/>
    </style:style>
    <style:style style:name="T525" style:family="text">
      <style:text-properties fo:font-style="normal" officeooo:rsid="0251e17a" style:font-style-asian="normal" style:font-style-complex="normal"/>
    </style:style>
    <style:style style:name="T526" style:family="text">
      <style:text-properties fo:font-style="normal" officeooo:rsid="0251fa5c" style:font-style-asian="normal" style:font-style-complex="normal"/>
    </style:style>
    <style:style style:name="T527" style:family="text">
      <style:text-properties fo:font-style="normal" officeooo:rsid="0105daee" style:font-style-asian="normal" style:font-style-complex="normal"/>
    </style:style>
    <style:style style:name="T528" style:family="text">
      <style:text-properties fo:font-style="normal" officeooo:rsid="0250bad7" style:font-style-asian="normal" style:font-style-complex="normal"/>
    </style:style>
    <style:style style:name="T529" style:family="text">
      <style:text-properties fo:font-style="normal" officeooo:rsid="025255ca" style:font-style-asian="normal" style:font-style-complex="normal"/>
    </style:style>
    <style:style style:name="T530" style:family="text">
      <style:text-properties fo:font-style="normal" officeooo:rsid="01070f41" style:font-style-asian="normal" style:font-style-complex="normal"/>
    </style:style>
    <style:style style:name="T531" style:family="text">
      <style:text-properties fo:font-style="normal" officeooo:rsid="0252bfc6" style:font-style-asian="normal" style:font-style-complex="normal"/>
    </style:style>
    <style:style style:name="T532" style:family="text">
      <style:text-properties fo:font-style="normal" officeooo:rsid="00c9b3ca" style:font-style-asian="normal" style:font-style-complex="normal"/>
    </style:style>
    <style:style style:name="T533" style:family="text">
      <style:text-properties fo:font-style="normal" officeooo:rsid="042a8600" style:font-style-asian="normal" style:font-style-complex="normal"/>
    </style:style>
    <style:style style:name="T534" style:family="text">
      <style:text-properties fo:font-style="normal" officeooo:rsid="018f6e1c" style:font-style-asian="normal" style:font-style-complex="normal"/>
    </style:style>
    <style:style style:name="T535" style:family="text">
      <style:text-properties fo:font-style="normal" officeooo:rsid="00cb8e32" style:font-style-asian="normal" style:font-style-complex="normal"/>
    </style:style>
    <style:style style:name="T536" style:family="text">
      <style:text-properties fo:font-style="normal" officeooo:rsid="035d8f2f" style:font-style-asian="normal" style:font-style-complex="normal"/>
    </style:style>
    <style:style style:name="T537" style:family="text">
      <style:text-properties fo:font-style="normal" officeooo:rsid="02587551" style:font-style-asian="normal" style:font-style-complex="normal"/>
    </style:style>
    <style:style style:name="T538" style:family="text">
      <style:text-properties fo:font-style="normal" officeooo:rsid="035f7448" style:font-style-asian="normal" style:font-style-complex="normal"/>
    </style:style>
    <style:style style:name="T539" style:family="text">
      <style:text-properties fo:font-style="normal" officeooo:rsid="040ed7cb" style:font-style-asian="normal" style:font-style-complex="normal"/>
    </style:style>
    <style:style style:name="T540" style:family="text">
      <style:text-properties fo:font-style="normal" officeooo:rsid="0360f6a3" style:font-style-asian="normal" style:font-style-complex="normal"/>
    </style:style>
    <style:style style:name="T541" style:family="text">
      <style:text-properties fo:font-style="normal" officeooo:rsid="040f062e" style:font-style-asian="normal" style:font-style-complex="normal"/>
    </style:style>
    <style:style style:name="T542" style:family="text">
      <style:text-properties fo:font-style="normal" officeooo:rsid="00ccc5a7" style:font-style-asian="normal" style:font-style-complex="normal"/>
    </style:style>
    <style:style style:name="T543" style:family="text">
      <style:text-properties fo:font-style="normal" officeooo:rsid="00cc95b2" style:font-style-asian="normal" style:font-style-complex="normal"/>
    </style:style>
    <style:style style:name="T544" style:family="text">
      <style:text-properties fo:font-style="italic" officeooo:rsid="00cc95b2" style:font-style-asian="italic" style:font-style-complex="italic"/>
    </style:style>
    <style:style style:name="T545" style:family="text">
      <style:text-properties fo:font-style="italic" officeooo:rsid="0252bfc6" style:font-style-asian="italic" style:font-style-complex="italic"/>
    </style:style>
    <style:style style:name="T546" style:family="text">
      <style:text-properties fo:font-style="normal" officeooo:rsid="03c6aca8" style:font-style-asian="normal" style:font-style-complex="normal"/>
    </style:style>
    <style:style style:name="T547" style:family="text">
      <style:text-properties fo:font-style="normal" officeooo:rsid="03635182" style:font-style-asian="normal" style:font-style-complex="normal"/>
    </style:style>
    <style:style style:name="T548" style:family="text">
      <style:text-properties fo:font-style="normal" officeooo:rsid="0252cb05" style:font-style-asian="normal" style:font-style-complex="normal"/>
    </style:style>
    <style:style style:name="T549" style:family="text">
      <style:text-properties fo:font-style="normal" officeooo:rsid="0363fb5e" style:font-style-asian="normal" style:font-style-complex="normal"/>
    </style:style>
    <style:style style:name="T550" style:family="text">
      <style:text-properties fo:font-style="normal" officeooo:rsid="0255541a" style:font-style-asian="normal" style:font-style-complex="normal"/>
    </style:style>
    <style:style style:name="T551" style:family="text">
      <style:text-properties fo:font-style="normal" officeooo:rsid="01074cd7" style:font-style-asian="normal" style:font-style-complex="normal"/>
    </style:style>
    <style:style style:name="T552" style:family="text">
      <style:text-properties fo:font-style="normal" officeooo:rsid="0254bd5c" style:font-style-asian="normal" style:font-style-complex="normal"/>
    </style:style>
    <style:style style:name="T553" style:family="text">
      <style:text-properties fo:font-style="normal" officeooo:rsid="02567e8a" style:font-style-asian="normal" style:font-style-complex="normal"/>
    </style:style>
    <style:style style:name="T554" style:family="text">
      <style:text-properties officeooo:rsid="03669b46"/>
    </style:style>
    <style:style style:name="T555" style:family="text">
      <style:text-properties officeooo:rsid="040f6080"/>
    </style:style>
    <style:style style:name="T556" style:family="text">
      <style:text-properties officeooo:rsid="01944be6"/>
    </style:style>
    <style:style style:name="T557" style:family="text">
      <style:text-properties officeooo:rsid="041122a0"/>
    </style:style>
    <style:style style:name="T558" style:family="text">
      <style:text-properties fo:font-style="normal" officeooo:rsid="00cff560" style:font-style-asian="normal" style:font-style-complex="normal"/>
    </style:style>
    <style:style style:name="T559" style:family="text">
      <style:text-properties fo:font-style="normal" officeooo:rsid="0258e2ea" style:font-style-asian="normal" style:font-style-complex="normal"/>
    </style:style>
    <style:style style:name="T560" style:family="text">
      <style:text-properties fo:font-style="normal" officeooo:rsid="025937bf" style:font-style-asian="normal" style:font-style-complex="normal"/>
    </style:style>
    <style:style style:name="T561" style:family="text">
      <style:text-properties fo:font-style="normal" officeooo:rsid="036846c4" style:font-style-asian="normal" style:font-style-complex="normal"/>
    </style:style>
    <style:style style:name="T562" style:family="text">
      <style:text-properties fo:font-style="normal" officeooo:rsid="04118ba6" style:font-style-asian="normal" style:font-style-complex="normal"/>
    </style:style>
    <style:style style:name="T563" style:family="text">
      <style:text-properties fo:font-style="normal" officeooo:rsid="00d0c7e8" style:font-style-asian="normal" style:font-style-complex="normal"/>
    </style:style>
    <style:style style:name="T564" style:family="text">
      <style:text-properties fo:font-style="normal" officeooo:rsid="036ccb8e" style:font-style-asian="normal" style:font-style-complex="normal"/>
    </style:style>
    <style:style style:name="T565" style:family="text">
      <style:text-properties fo:font-style="italic" officeooo:rsid="0369f582" style:font-style-asian="italic" style:font-style-complex="italic"/>
    </style:style>
    <style:style style:name="T566" style:family="text">
      <style:text-properties fo:font-style="normal" officeooo:rsid="00db54cd" style:font-style-asian="normal" style:font-style-complex="normal"/>
    </style:style>
    <style:style style:name="T567" style:family="text">
      <style:text-properties fo:font-style="normal" officeooo:rsid="00d443ac" style:font-style-asian="normal" style:font-style-complex="normal"/>
    </style:style>
    <style:style style:name="T568" style:family="text">
      <style:text-properties fo:font-style="normal" officeooo:rsid="036e74f9" style:font-style-asian="normal" style:font-style-complex="normal"/>
    </style:style>
    <style:style style:name="T569" style:family="text">
      <style:text-properties fo:font-style="normal" officeooo:rsid="0414faad" style:font-style-asian="normal" style:font-style-complex="normal"/>
    </style:style>
    <style:style style:name="T570" style:family="text">
      <style:text-properties fo:font-style="normal" officeooo:rsid="03708d19" style:font-style-asian="normal" style:font-style-complex="normal"/>
    </style:style>
    <style:style style:name="T571" style:family="text">
      <style:text-properties fo:font-style="normal" officeooo:rsid="00d45239" style:font-style-asian="normal" style:font-style-complex="normal"/>
    </style:style>
    <style:style style:name="T572" style:family="text">
      <style:text-properties fo:font-style="italic" officeooo:rsid="00d45239" style:font-style-asian="italic" style:font-style-complex="italic"/>
    </style:style>
    <style:style style:name="T573" style:family="text">
      <style:text-properties fo:font-style="normal" officeooo:rsid="0198efc0" style:font-style-asian="normal" style:font-style-complex="normal"/>
    </style:style>
    <style:style style:name="T574" style:family="text">
      <style:text-properties fo:font-style="normal" officeooo:rsid="0418cb5e" style:font-style-asian="normal" style:font-style-complex="normal"/>
    </style:style>
    <style:style style:name="T575" style:family="text">
      <style:text-properties fo:font-style="normal" officeooo:rsid="014dbab2" style:font-style-asian="normal" style:font-style-complex="normal"/>
    </style:style>
    <style:style style:name="T576" style:family="text">
      <style:text-properties fo:font-style="normal" officeooo:rsid="026056c6" style:font-style-asian="normal" style:font-style-complex="normal"/>
    </style:style>
    <style:style style:name="T577" style:family="text">
      <style:text-properties fo:font-style="normal" officeooo:rsid="02609698" style:font-style-asian="normal" style:font-style-complex="normal"/>
    </style:style>
    <style:style style:name="T578" style:family="text">
      <style:text-properties fo:font-style="normal" officeooo:rsid="0371f25e" style:font-style-asian="normal" style:font-style-complex="normal"/>
    </style:style>
    <style:style style:name="T579" style:family="text">
      <style:text-properties fo:font-style="normal" officeooo:rsid="02616afd" style:font-style-asian="normal" style:font-style-complex="normal"/>
    </style:style>
    <style:style style:name="T580" style:family="text">
      <style:text-properties fo:font-style="normal" officeooo:rsid="026220e6" style:font-style-asian="normal" style:font-style-complex="normal"/>
    </style:style>
    <style:style style:name="T581" style:family="text">
      <style:text-properties fo:font-style="normal" officeooo:rsid="0375a57d" style:font-style-asian="normal" style:font-style-complex="normal"/>
    </style:style>
    <style:style style:name="T582" style:family="text">
      <style:text-properties fo:font-style="normal" officeooo:rsid="00d57fea" style:font-style-asian="normal" style:font-style-complex="normal"/>
    </style:style>
    <style:style style:name="T583" style:family="text">
      <style:text-properties fo:font-style="normal" officeooo:rsid="014faae6" style:font-style-asian="normal" style:font-style-complex="normal"/>
    </style:style>
    <style:style style:name="T584" style:family="text">
      <style:text-properties fo:font-style="normal" officeooo:rsid="0376fabf" style:font-style-asian="normal" style:font-style-complex="normal"/>
    </style:style>
    <style:style style:name="T585" style:family="text">
      <style:text-properties fo:font-style="normal" officeooo:rsid="011076b7" style:font-style-asian="normal" style:font-style-complex="normal"/>
    </style:style>
    <style:style style:name="T586" style:family="text">
      <style:text-properties fo:font-style="normal" officeooo:rsid="02652842" style:font-style-asian="normal" style:font-style-complex="normal"/>
    </style:style>
    <style:style style:name="T587" style:family="text">
      <style:text-properties fo:font-style="normal" officeooo:rsid="0110daaa" style:font-style-asian="normal" style:font-style-complex="normal"/>
    </style:style>
    <style:style style:name="T588" style:family="text">
      <style:text-properties fo:font-style="normal" officeooo:rsid="041cbb8f" style:font-style-asian="normal" style:font-style-complex="normal"/>
    </style:style>
    <style:style style:name="T589" style:family="text">
      <style:text-properties officeooo:rsid="041db23c"/>
    </style:style>
    <style:style style:name="T590" style:family="text">
      <style:text-properties fo:font-style="normal" officeooo:rsid="0265f550" style:font-style-asian="normal" style:font-style-complex="normal"/>
    </style:style>
    <style:style style:name="T591" style:family="text">
      <style:text-properties fo:font-style="normal" officeooo:rsid="026bcc5c" style:font-style-asian="normal" style:font-style-complex="normal"/>
    </style:style>
    <style:style style:name="T592" style:family="text">
      <style:text-properties fo:font-style="normal" officeooo:rsid="041e0b55" style:font-style-asian="normal" style:font-style-complex="normal"/>
    </style:style>
    <style:style style:name="T593" style:family="text">
      <style:text-properties fo:font-style="normal" officeooo:rsid="026b0099" style:font-style-asian="normal" style:font-style-complex="normal"/>
    </style:style>
    <style:style style:name="T594" style:family="text">
      <style:text-properties fo:font-style="normal" officeooo:rsid="041f0f7a" style:font-style-asian="normal" style:font-style-complex="normal"/>
    </style:style>
    <style:style style:name="T595" style:family="text">
      <style:text-properties fo:font-style="italic" officeooo:rsid="00d57fea" style:font-style-asian="italic" style:font-style-complex="italic"/>
    </style:style>
    <style:style style:name="T596" style:family="text">
      <style:text-properties fo:font-style="normal" officeooo:rsid="042afb20" style:font-style-asian="normal" style:font-style-complex="normal"/>
    </style:style>
    <style:style style:name="T597" style:family="text">
      <style:text-properties fo:font-style="normal" officeooo:rsid="042100c5" style:font-style-asian="normal" style:font-style-complex="normal"/>
    </style:style>
    <style:style style:name="T598" style:family="text">
      <style:text-properties fo:font-style="normal" officeooo:rsid="02669a92" style:font-style-asian="normal" style:font-style-complex="normal"/>
    </style:style>
    <style:style style:name="T599" style:family="text">
      <style:text-properties fo:font-style="normal" officeooo:rsid="0422e0fb" style:font-style-asian="normal" style:font-style-complex="normal"/>
    </style:style>
    <style:style style:name="T600" style:family="text">
      <style:text-properties fo:font-style="italic" officeooo:rsid="02669a92" style:font-style-asian="italic" style:font-style-complex="italic"/>
    </style:style>
    <style:style style:name="T601" style:family="text">
      <style:text-properties fo:font-style="italic" officeooo:rsid="03795a89" style:font-style-asian="italic" style:font-style-complex="italic"/>
    </style:style>
    <style:style style:name="T602" style:family="text">
      <style:text-properties fo:font-style="normal" officeooo:rsid="0267003c" style:font-style-asian="normal" style:font-style-complex="normal"/>
    </style:style>
    <style:style style:name="T603" style:family="text">
      <style:text-properties fo:font-style="normal" officeooo:rsid="042363f1" style:font-style-asian="normal" style:font-style-complex="normal"/>
    </style:style>
    <style:style style:name="T604" style:family="text">
      <style:text-properties fo:font-style="normal" officeooo:rsid="0268578a" style:font-style-asian="normal" style:font-style-complex="normal"/>
    </style:style>
    <style:style style:name="T605" style:family="text">
      <style:text-properties fo:font-style="italic" officeooo:rsid="0267003c" style:font-style-asian="italic" style:font-style-complex="italic"/>
    </style:style>
    <style:style style:name="T606" style:family="text">
      <style:text-properties officeooo:rsid="03c9090f"/>
    </style:style>
    <style:style style:name="T607" style:family="text">
      <style:text-properties officeooo:rsid="026b0099"/>
    </style:style>
    <style:style style:name="T608" style:family="text">
      <style:text-properties fo:font-style="normal" officeooo:rsid="011e80f4" style:font-style-asian="normal" style:font-style-complex="normal"/>
    </style:style>
    <style:style style:name="T609" style:family="text">
      <style:text-properties fo:font-style="normal" officeooo:rsid="03c9fce4" style:font-style-asian="normal" style:font-style-complex="normal"/>
    </style:style>
    <style:style style:name="T610" style:family="text">
      <style:text-properties fo:font-style="normal" officeooo:rsid="026c0e80" style:font-style-asian="normal" style:font-style-complex="normal"/>
    </style:style>
    <style:style style:name="T611" style:family="text">
      <style:text-properties fo:font-style="normal" officeooo:rsid="03c77fe7" style:font-style-asian="normal" style:font-style-complex="normal"/>
    </style:style>
    <style:style style:name="T612" style:family="text">
      <style:text-properties fo:font-style="normal" officeooo:rsid="011b8c11" style:font-style-asian="normal" style:font-style-complex="normal"/>
    </style:style>
    <style:style style:name="T613" style:family="text">
      <style:text-properties fo:font-style="normal" officeooo:rsid="026ee2cd" style:font-style-asian="normal" style:font-style-complex="normal"/>
    </style:style>
    <style:style style:name="T614" style:family="text">
      <style:text-properties fo:font-style="normal" officeooo:rsid="03d57e1a" style:font-style-asian="normal" style:font-style-complex="normal"/>
    </style:style>
    <style:style style:name="T615" style:family="text">
      <style:text-properties fo:font-style="normal" officeooo:rsid="03d60c7b" style:font-style-asian="normal" style:font-style-complex="normal"/>
    </style:style>
    <style:style style:name="T616" style:family="text">
      <style:text-properties fo:font-style="normal" officeooo:rsid="03ca3a30" style:font-style-asian="normal" style:font-style-complex="normal"/>
    </style:style>
    <style:style style:name="T617" style:family="text">
      <style:text-properties fo:font-style="normal" officeooo:rsid="01276f9c" style:font-style-asian="normal" style:font-style-complex="normal"/>
    </style:style>
    <style:style style:name="T618" style:family="text">
      <style:text-properties fo:font-style="normal" officeooo:rsid="0270a0d5" style:font-style-asian="normal" style:font-style-complex="normal"/>
    </style:style>
    <style:style style:name="T619" style:family="text">
      <style:text-properties fo:font-style="normal" officeooo:rsid="0271b373" style:font-style-asian="normal" style:font-style-complex="normal"/>
    </style:style>
    <style:style style:name="T620" style:family="text">
      <style:text-properties officeooo:rsid="027497eb"/>
    </style:style>
    <style:style style:name="T621" style:family="text">
      <style:text-properties officeooo:rsid="0274144e"/>
    </style:style>
    <style:style style:name="T622" style:family="text">
      <style:text-properties officeooo:rsid="037ebff9"/>
    </style:style>
    <style:style style:name="T623" style:family="text">
      <style:text-properties officeooo:rsid="037f07f8"/>
    </style:style>
    <style:style style:name="T624" style:family="text">
      <style:text-properties officeooo:rsid="02759a63"/>
    </style:style>
    <style:style style:name="T625" style:family="text">
      <style:text-properties officeooo:rsid="0277e96c"/>
    </style:style>
    <style:style style:name="T626" style:family="text">
      <style:text-properties officeooo:rsid="027632ee"/>
    </style:style>
    <style:style style:name="T627" style:family="text">
      <style:text-properties officeooo:rsid="037f1adc"/>
    </style:style>
    <style:style style:name="T628" style:family="text">
      <style:text-properties officeooo:rsid="02729ac1"/>
    </style:style>
    <style:style style:name="T629" style:family="text">
      <style:text-properties fo:font-style="italic" officeooo:rsid="0278df11" style:font-style-asian="italic" style:font-style-complex="italic"/>
    </style:style>
    <style:style style:name="T630" style:family="text">
      <style:text-properties officeooo:rsid="0278df11"/>
    </style:style>
    <style:style style:name="T631" style:family="text">
      <style:text-properties officeooo:rsid="026fbf7f"/>
    </style:style>
    <style:style style:name="T632" style:family="text">
      <style:text-properties officeooo:rsid="02790bd1"/>
    </style:style>
    <style:style style:name="T633" style:family="text">
      <style:text-properties officeooo:rsid="026f2c14"/>
    </style:style>
    <style:style style:name="T634" style:family="text">
      <style:text-properties officeooo:rsid="027af7ba"/>
    </style:style>
    <style:style style:name="T635" style:family="text">
      <style:text-properties officeooo:rsid="027a6a9a"/>
    </style:style>
    <style:style style:name="T636" style:family="text">
      <style:text-properties officeooo:rsid="037f987d"/>
    </style:style>
    <style:style style:name="T637" style:family="text">
      <style:text-properties officeooo:rsid="03828964"/>
    </style:style>
    <style:style style:name="T638" style:family="text">
      <style:text-properties officeooo:rsid="027b1293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minim </text:p>
      <text:p text:style-name="P2">by Alex “<text:span text:style-name="T1">tukk</text:span>kek” Henry</text:p>
      <text:p text:style-name="P3"><text:date style:data-style-name="N41" text:date-value="2025-04-26T01:51:43.735328768">April 26, 2025</text:date></text:p>
      <text:p text:style-name="Text_20_body"><text:span text:style-name="T2">Minim is a simple </text:span><text:span text:style-name="T3">and easy-to-learn</text:span><text:span text:style-name="T2"> role-playing game system. RPG</text:span><text:span text:style-name="T4">s</text:span><text:span text:style-name="T2"> </text:span><text:span text:style-name="T4">are a lot of </text:span><text:span text:style-name="T2">fun and you should </text:span><text:span text:style-name="T4">give them a</text:span><text:span text:style-name="T2"> try – it’s a hobby that promotes problem-solving, creativity, teamwork </text:span><text:span text:style-name="T5">and</text:span><text:span text:style-name="T2"> story-telling, is free to </text:span><text:span text:style-name="T6">enjoy</text:span><text:span text:style-name="T2"> and can be </text:span><text:span text:style-name="T7">played</text:span><text:span text:style-name="T2"> by </text:span><text:span text:style-name="T4">people of </text:span><text:span text:style-name="T2">all ages</text:span><text:span text:style-name="T2"><text:note text:id="ftn1" text:note-class="footnote"><text:note-citation>1</text:note-citation><text:note-body><text:p text:style-name="P4">Although certain products are targeted <text:span text:style-name="T8">at</text:span> either younger or <text:span text:style-name="T9">more mature</text:span> <text:span text:style-name="T4">groups of players</text:span>.</text:p></text:note-body></text:note></text:span><text:span text:style-name="T2">! From Wikipedia:</text:span></text:p>
      <text:p text:style-name="P5"><text:span text:style-name="T4">T</text:span><text:span text:style-name="T2">able-top role-playing game</text:span><text:span text:style-name="T4">s</text:span><text:span text:style-name="T2"> </text:span><text:span text:style-name="T4">are</text:span><text:span text:style-name="T2"> a form of role-playing game (RPG) in which each person playing the game will make-believe that he or she is a character in the game. A person playing the game will tell the action of his character and a system of rules will tell whether the action can be done or not.</text:span></text:p>
      <text:p text:style-name="P6"><text:span text:style-name="T10">The game will happen in a made-up world that is controlled by another person playing the game, called a </text:span><text:a xlink:type="simple" xlink:href="https://simple.wikipedia.org/wiki/Gamemaster" text:style-name="Internet_20_link" text:visited-style-name="Visited_20_Internet_20_Link"><text:span text:style-name="T10">game-master</text:span></text:a><text:span text:style-name="T10"> (GM). The game-master tells the game's story to the players, tells them where they are in the game world and plays the part of all the </text:span><text:a xlink:type="simple" xlink:href="https://en.wikipedia.org/wiki/Non-player_character#Role-playing_games" text:style-name="Internet_20_link" text:visited-style-name="Visited_20_Internet_20_Link"><text:span text:style-name="T11">no</text:span><text:span text:style-name="T10">n-</text:span><text:span text:style-name="T11">p</text:span><text:span text:style-name="T10">layer </text:span><text:span text:style-name="T11">c</text:span><text:span text:style-name="T10">haracters</text:span></text:a><text:span text:style-name="T10"> (NPCs) and </text:span><text:span text:style-name="T12">foes</text:span><text:span text:style-name="T10"> that the players meet.</text:span></text:p>
      <text:p text:style-name="P7">You can find a lot more information and ready-to-play adventures and other products and manuals in many book-stores, libraries, <text:a xlink:type="simple" xlink:href="https://drivethrurpg.com/" text:style-name="Internet_20_link" text:visited-style-name="Visited_20_Internet_20_Link">online</text:a>...</text:p>
      <text:p text:style-name="P8">The <text:span text:style-name="T4">traditional</text:span> quantity of players for a gaming session is from 3 to 5 plus a game-master. A gaming session <text:span text:style-name="T4">may </text:span>last anywhere from a couple of hours to a whole day. <text:span text:style-name="T4">Campaigns are series of interconnected sessions featuring the same setting </text:span><text:span text:style-name="T13">and</text:span><text:span text:style-name="T4"> recurring players characters </text:span><text:span text:style-name="T13">and </text:span><text:span text:style-name="T4">can </text:span><text:span text:style-name="T13">last for </text:span><text:span text:style-name="T4">months or </text:span><text:span text:style-name="T14">even </text:span><text:span text:style-name="T4">years!</text:span></text:p>
      <text:h text:style-name="P9" text:outline-level="1"><text:bookmark-start text:name="__RefHeading___Toc4056_3995368269"/>Why rules?<text:bookmark-end text:name="__RefHeading___Toc4056_3995368269"/></text:h>
      <text:p text:style-name="P10"><text:span text:style-name="T15">You </text:span><text:span text:style-name="T4">may</text:span><text:span text:style-name="T15"> be wondering: </text:span><text:span text:style-name="T16">this game </text:span><text:span text:style-name="T17">sounds</text:span><text:span text:style-name="T16"> more like group storytelling, why should I bother with rules at all? </text:span><text:span text:style-name="T18">The rules come in to prevent the sort of thing that happen</text:span><text:span text:style-name="T19">s</text:span><text:span text:style-name="T18"> when children play robber-and-cop: </text:span><text:span text:style-name="T16">I shoot you! No, you miss! No, I got you, you're dead! No, you </text:span><text:span text:style-name="T20">didn’t</text:span><text:span text:style-name="T16">!</text:span><text:span text:style-name="T18"> </text:span></text:p>
      <text:p text:style-name="P10"><text:span text:style-name="T18">The </text:span><text:span text:style-name="T21">Minim </text:span><text:span text:style-name="T18">rules described </text:span><text:span text:style-name="T21">in this book</text:span><text:span text:style-name="T18"> also help the game-master prepare fair and interesting situation</text:span><text:span text:style-name="T22">s</text:span><text:span text:style-name="T18"> for the player characters (PCs).</text:span></text:p>
      <text:p text:style-name="P11">The game-master has the last word on any decision about rules and everyone should remember that the game is meant to be fun for everyone <text:span text:style-name="T23">involved</text:span> <text:span text:style-name="T4">(</text:span>or else why <text:span text:style-name="T4">even </text:span>play<text:span text:style-name="T4">)</text:span>? The GM needs to try his best to provide challenges that are neither too easy nor too hard for <text:span text:style-name="T4">a given</text:span> player character group.</text:p>
      <text:h text:style-name="Heading_20_1" text:outline-level="1"><text:bookmark-start text:name="__RefHeading___Toc5092_3995368269"/>About foot-notes<text:bookmark-end text:name="__RefHeading___Toc5092_3995368269"/></text:h>
      <text:p text:style-name="P12"><text:span text:style-name="T24">You will find </text:span>many foot-notes <text:span text:style-name="T24">in these pages</text:span>. Some of them discuss edge-cases or optional rules to <text:span text:style-name="T25">pro</text:span><text:span text:style-name="T26">v</text:span><text:span text:style-name="T25">ide</text:span> a certain tone, <text:span text:style-name="T26">such as </text:span>adding a more realistic <text:span text:style-name="T27">and serious</text:span> flavor to <text:span text:style-name="T28">Minim</text:span> games. <text:span text:style-name="T29">Brand-n</text:span>ew players are <text:span text:style-name="T29">invited</text:span> to read this short booklet twice, ignoring the<text:span text:style-name="T30">se notes the first time around and returning once they have a better feel for how the system works as a whole.</text:span></text:p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Why rules?<text:tab/>1</text:p>
          <text:p text:style-name="P14">About foot-notes<text:tab/>1</text:p>
          <text:p text:style-name="P14">Philosophy<text:tab/>3</text:p>
          <text:p text:style-name="P14">Rules<text:tab/>3</text:p>
          <text:p text:style-name="P15"><text:span text:style-name="T31">Skill values</text:span><text:tab/>3</text:p>
          <text:p text:style-name="P15"><text:span text:style-name="T31">Tests for actions</text:span><text:tab/>4</text:p>
          <text:p text:style-name="P16"><text:span text:style-name="T31">Test bonuses and penalties</text:span><text:tab/>4</text:p>
          <text:p text:style-name="P14">Characters<text:tab/>5</text:p>
          <text:p text:style-name="P15">Secondary physical skills<text:tab/>5</text:p>
          <text:p text:style-name="P15">Secondary social skills<text:tab/>5</text:p>
          <text:p text:style-name="P15"><text:span text:style-name="T31">Secondary mental skills</text:span><text:tab/>6</text:p>
          <text:p text:style-name="P15">Powers<text:tab/>6</text:p>
          <text:p text:style-name="P16">Wealth<text:tab/>7</text:p>
          <text:p text:style-name="P15"><text:span text:style-name="T31">Willpower</text:span><text:tab/>7</text:p>
          <text:p text:style-name="P15">Health<text:tab/>7</text:p>
          <text:p text:style-name="P16">Recovery<text:tab/>7</text:p>
          <text:p text:style-name="P14"><text:span text:style-name="T31">Combat</text:span><text:tab/>8</text:p>
          <text:p text:style-name="P15">Initiative<text:tab/>8</text:p>
          <text:p text:style-name="P16">Surprise<text:tab/>8</text:p>
          <text:p text:style-name="P15">Weapons and armor<text:tab/>8</text:p>
          <text:p text:style-name="P15">Attacks<text:tab/>9</text:p>
          <text:p text:style-name="P16">Fumbles<text:tab/>9</text:p>
          <text:p text:style-name="P14">Challenge<text:tab/>10</text:p>
          <text:p text:style-name="P15">Environmental challenge modifiers<text:tab/>11</text:p>
          <text:p text:style-name="P15">Dungeons<text:tab/>11</text:p>
          <text:p text:style-name="P16">Creating a dungeon floor<text:tab/>11</text:p>
        </text:index-body>
      </text:table-of-content>
      <text:p text:style-name="P17"/>
      <text:h text:style-name="P18" text:outline-level="1"><text:bookmark-start text:name="__RefHeading___Toc4058_3995368269"/>Philosophy<text:bookmark-end text:name="__RefHeading___Toc4058_3995368269"/></text:h>
      <text:p text:style-name="P19"><text:span text:style-name="T20">“M</text:span><text:span text:style-name="T32">inim”</text:span><text:span text:style-name="T33"> is short-hand for </text:span><text:span text:style-name="T32">minimalistic</text:span><text:span text:style-name="T34">. </text:span><text:span text:style-name="T35">This rules sy</text:span><text:span text:style-name="T36">s</text:span><text:span text:style-name="T35">tem</text:span><text:span text:style-name="T34"> tries to be a very simple game that can be played using only </text:span><text:span text:style-name="T37">common </text:span><text:span text:style-name="T34">six-sided dice –</text:span><text:span text:style-name="T38"> ideally 2 per player</text:span><text:span text:style-name="T38"><text:note text:id="ftn2" text:note-class="footnote"><text:note-citation>2</text:note-citation><text:note-body><text:p text:style-name="P20">Having dice of two different colors (one for primary and one for secondary skills) <text:span text:style-name="T39">can be </text:span><text:span text:style-name="T40">pretty </text:span><text:span text:style-name="T41">convenient</text:span><text:span text:style-name="T39">!</text:span></text:p></text:note-body></text:note></text:span><text:span text:style-name="T34">. </text:span><text:span text:style-name="T38">Miniatures, extra dice </text:span><text:span text:style-name="T42">and </text:span><text:span text:style-name="T21">drawing paper (or even a white-board)</text:span><text:span text:style-name="T38"> can be used to represent in-game situations but they are entirely optional!</text:span></text:p>
      <text:p text:style-name="P21"><text:span text:style-name="T38">This means that the rules are easy to learn as you read this </text:span><text:span text:style-name="T43">bookleet</text:span><text:span text:style-name="T38"> and that new rules are </text:span><text:span text:style-name="T44">intuitive </text:span><text:span text:style-name="T38">to make on-the-spot for cases that are not covered here.</text:span></text:p>
      <text:p text:style-name="P21"><text:span text:style-name="T45">Being so simply-structured it also becomes quite easy to convert </text:span><text:span text:style-name="T46">existing</text:span><text:span text:style-name="T45"> character</text:span><text:span text:style-name="T44">s</text:span><text:span text:style-name="T45">, adventure</text:span><text:span text:style-name="T44">s</text:span><text:span text:style-name="T45"> and concepts </text:span><text:span text:style-name="T47">to </text:span><text:span text:style-name="T48">Minim</text:span><text:span text:style-name="T45"> and also </text:span><text:span text:style-name="T47">to </text:span><text:span text:style-name="T45">create news ones. One of the core ideas behind this design </text:span><text:span text:style-name="T49">is </text:span><text:span text:style-name="T45">for it to be almost as simple to create NPCs during a game </text:span><text:span text:style-name="T50">session</text:span><text:span text:style-name="T45"> as out of it, unlike most other systems which require a varied amount of preparation in advance.</text:span></text:p>
      <text:p text:style-name="P21"><text:span text:style-name="T38">To keep the rules this simple and short. unfortunately some realism has to be discarded. I did my best to keep it as realistic as possible in the sense that dangerous actions </text:span><text:span text:style-name="T51">(like combat) </text:span><text:span text:style-name="T38">can quickly become fatal if not </text:span><text:span text:style-name="T52">handled </text:span><text:span text:style-name="T38">with </text:span><text:span text:style-name="T53">some </text:span><text:span text:style-name="T52">caution</text:span><text:span text:style-name="T38">.</text:span></text:p>
      <text:p text:style-name="P22"><text:span text:style-name="T54">It is also a generic system, which means that you can play anything from </text:span><text:span text:style-name="T49">swash-buckling </text:span><text:span text:style-name="T54">pirate </text:span><text:span text:style-name="T49">adventures</text:span><text:span text:style-name="T54"> to medieval fantasy to science-fiction setting</text:span><text:span text:style-name="T44">s</text:span><text:span text:style-name="T54"> using </text:span><text:span text:style-name="T49">the same</text:span><text:span text:style-name="T54"> </text:span><text:span text:style-name="T49">r</text:span><text:span text:style-name="T54">ule</text:span><text:span text:style-name="T55">s</text:span><text:span text:style-name="T54"> </text:span><text:span text:style-name="T49">(a</text:span><text:span text:style-name="T54">nd even mix them </text:span><text:span text:style-name="T56">a bit</text:span><text:span text:style-name="T54"> if you feel like it</text:span><text:span text:style-name="T49">)</text:span><text:span text:style-name="T54">!</text:span></text:p>
      <text:p text:style-name="P23">The focus of this game is to keep the narrative flowing fast and bother the players as little with rules as possible while maintaining some semblance of <text:span text:style-name="T57">fairness and </text:span>realism.</text:p>
      <text:h text:style-name="P24" text:outline-level="1"><text:bookmark-start text:name="__RefHeading___Toc4060_3995368269"/>Rules<text:bookmark-end text:name="__RefHeading___Toc4060_3995368269"/></text:h>
      <text:h text:style-name="Heading_20_2" text:outline-level="2"><text:bookmark-start text:name="__RefHeading___Toc4062_3995368269"/><text:span text:style-name="T49">Sk</text:span><text:span text:style-name="T58">ill </text:span><text:span text:style-name="T59">values</text:span><text:bookmark-end text:name="__RefHeading___Toc4062_3995368269"/></text:h>
      <text:p text:style-name="P25"><text:span text:style-name="T60">There are 3 </text:span><text:span text:style-name="T49">primary skills </text:span><text:span text:style-name="T60">(</text:span><text:span text:style-name="T61">physical</text:span><text:span text:style-name="T60">, </text:span><text:span text:style-name="T61">social</text:span><text:span text:style-name="T60"> and </text:span><text:span text:style-name="T61">mental</text:span><text:span text:style-name="T60">) and each of them ha</text:span><text:span text:style-name="T49">s</text:span><text:span text:style-name="T60"> 5 </text:span><text:span text:style-name="T49">secondary </text:span><text:span text:style-name="T60">skills. </text:span><text:span text:style-name="T49">Primary and secondary s</text:span><text:span text:style-name="T62">kills </text:span><text:span text:style-name="T49">are</text:span><text:span text:style-name="T62"> </text:span><text:span text:style-name="T49">measured </text:span><text:span text:style-name="T62">on this scale:</text:span></text:p>
      <text:p text:style-name="P25"><text:span text:style-name="T62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Value</text:p>
          </table:table-cell>
          <table:table-cell table:style-name="Table1.A1" office:value-type="string">
            <text:p text:style-name="P27">Primary skill</text:p>
          </table:table-cell>
          <table:table-cell table:style-name="Table1.C1" office:value-type="string">
            <text:p text:style-name="P28"><text:span text:style-name="T63">Secondary s</text:span>kill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30">Terrible</text:p>
          </table:table-cell>
          <table:table-cell table:style-name="Table1.C2" office:value-type="string">
            <text:p text:style-name="P30">Inept</text:p>
          </table:table-cell>
        </table:table-row>
        <table:table-row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31">Weak</text:p>
          </table:table-cell>
          <table:table-cell table:style-name="Table1.C2" office:value-type="string">
            <text:p text:style-name="P32">Practiced</text:p>
          </table:table-cell>
        </table:table-row>
        <table:table-row>
          <table:table-cell table:style-name="Table1.A2" office:value-type="string">
            <text:p text:style-name="P29">3</text:p>
          </table:table-cell>
          <table:table-cell table:style-name="Table1.A2" office:value-type="string">
            <text:p text:style-name="P33">Mediocre</text:p>
          </table:table-cell>
          <table:table-cell table:style-name="Table1.C2" office:value-type="string">
            <text:p text:style-name="P32">Professional</text:p>
          </table:table-cell>
        </table:table-row>
        <table:table-row>
          <table:table-cell table:style-name="Table1.A2" office:value-type="string">
            <text:p text:style-name="P29">4</text:p>
          </table:table-cell>
          <table:table-cell table:style-name="Table1.A2" office:value-type="string">
            <text:p text:style-name="P34">Strong</text:p>
          </table:table-cell>
          <table:table-cell table:style-name="Table1.C2" office:value-type="string">
            <text:p text:style-name="P32">Specialist</text:p>
          </table:table-cell>
        </table:table-row>
        <table:table-row>
          <table:table-cell table:style-name="Table1.A2" office:value-type="string">
            <text:p text:style-name="P29">5</text:p>
          </table:table-cell>
          <table:table-cell table:style-name="Table1.A2" office:value-type="string">
            <text:p text:style-name="P30">Amazing</text:p>
          </table:table-cell>
          <table:table-cell table:style-name="Table1.C2" office:value-type="string">
            <text:p text:style-name="P32">Master</text:p>
          </table:table-cell>
        </table:table-row>
      </table:table>
      <text:p text:style-name="Text_20_body"/>
      <text:p text:style-name="Text_20_body"><text:span text:style-name="T64">(</text:span>The <text:span text:style-name="T64">full list of secondary skills is detailed in another section).</text:span></text:p>
      <text:h text:style-name="P35" text:outline-level="2"><text:bookmark-start text:name="__RefHeading___Toc4064_3995368269"/><text:span text:style-name="T58">Tests </text:span><text:span text:style-name="T65">for actions</text:span><text:bookmark-end text:name="__RefHeading___Toc4064_3995368269"/></text:h>
      <text:p text:style-name="P36">To determine if an action is successful. choose the <text:span text:style-name="T66">most relevant </text:span><text:span text:style-name="T63">primary</text:span> and <text:span text:style-name="T63">secondary </text:span>skil<text:span text:style-name="T67">ls</text:span><text:span text:style-name="T66"> </text:span>and for each of them roll 1 die. <text:span text:style-name="T66">For </text:span><text:span text:style-name="T68">each</text:span><text:span text:style-name="T66"> roll, t</text:span>he <text:span text:style-name="T69">partial </text:span><text:span text:style-name="T28">result </text:span><text:span text:style-name="T66">is determined </text:span><text:span text:style-name="T70">through</text:span><text:span text:style-name="T66"> </text:span><text:span text:style-name="T70">a </text:span><text:span text:style-name="T66">simple comparison</text:span>:</text:p>
      <text:list text:style-name="List_20_1">
        <text:list-item>
          <text:list>
            <text:list-item>
              <text:list>
                <text:list-item>
                  <text:p text:style-name="P37"><text:span text:style-name="T71">If the roll is l</text:span><text:span text:style-name="T60">ower than the skill's value then you have a success (+1)</text:span></text:p>
                </text:list-item>
                <text:list-item>
                  <text:p text:style-name="P37"><text:span text:style-name="T71">If </text:span><text:span text:style-name="T72">the dice roll is the same</text:span><text:span text:style-name="T71"> </text:span><text:span text:style-name="T72">as</text:span><text:span text:style-name="T60"> the </text:span><text:span text:style-name="T73">target </text:span><text:span text:style-name="T60">value, </text:span><text:span text:style-name="T71">y</text:span><text:span text:style-name="T60">ou have a </text:span><text:span text:style-name="T71">neutral result</text:span><text:span text:style-name="T60"> (</text:span><text:span text:style-name="T71">0</text:span><text:span text:style-name="T60">)</text:span></text:p>
                </text:list-item>
                <text:list-item>
                  <text:p text:style-name="P37"><text:span text:style-name="T71">O</text:span><text:span text:style-name="T60">therwise, </text:span><text:span text:style-name="T71">a higher </text:span><text:span text:style-name="T72">roll than the </text:span><text:span text:style-name="T74">target</text:span><text:span text:style-name="T72"> value</text:span><text:span text:style-name="T71"> is </text:span><text:span text:style-name="T72">a</text:span><text:span text:style-name="T60"> failure (-1)</text:span></text:p>
                </text:list-item>
              </text:list>
            </text:list-item>
          </text:list>
        </text:list-item>
      </text:list>
      <text:p text:style-name="P38">When a <text:span text:style-name="T75">roll</text:span> lands on <text:span text:style-name="T76">a </text:span>1, the <text:span text:style-name="T77">partial </text:span>result is always a success <text:span text:style-name="T75">(+1) </text:span>and always a failure <text:span text:style-name="T75">(-1) </text:span>on <text:span text:style-name="T75">a </text:span>6.</text:p>
      <text:p text:style-name="P39"><text:span text:style-name="T78">Add up</text:span><text:span text:style-name="T31"> the </text:span><text:span text:style-name="T79">primary </text:span><text:span text:style-name="T31">and second</text:span><text:span text:style-name="T79">ary</text:span><text:span text:style-name="T31"> </text:span><text:span text:style-name="T28">partial results</text:span><text:span text:style-name="T31"> to get the attempted action’s </text:span><text:span text:style-name="T28">final result</text:span><text:span text:style-name="T31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Sum</text:p>
          </table:table-cell>
          <table:table-cell table:style-name="Table2.B1" office:value-type="string">
            <text:p text:style-name="P40">Result</text:p>
          </table:table-cell>
        </table:table-row>
        <table:table-row>
          <table:table-cell table:style-name="Table2.A2" office:value-type="string">
            <text:p text:style-name="P41">+2</text:p>
          </table:table-cell>
          <table:table-cell table:style-name="Table2.B2" office:value-type="string">
            <text:p text:style-name="P42">Critical <text:span text:style-name="T80">success!</text:span> The outcome was achieved in great manner. Benefits will be enhanced; <text:span text:style-name="T81">or </text:span>the result will last longer;<text:span text:style-name="T81"> </text:span>be <text:span text:style-name="T81">attained </text:span><text:span text:style-name="T82">more quickly</text:span>...</text:p>
          </table:table-cell>
        </table:table-row>
        <table:table-row>
          <table:table-cell table:style-name="Table2.A2" office:value-type="string">
            <text:p text:style-name="P41">+1</text:p>
          </table:table-cell>
          <table:table-cell table:style-name="Table2.B2" office:value-type="string">
            <text:p text:style-name="P42">Success. The <text:span text:style-name="T83">intended </text:span>outcome of the action is achieved.</text:p>
          </table:table-cell>
        </table:table-row>
        <table:table-row>
          <table:table-cell table:style-name="Table2.A2" office:value-type="string">
            <text:p text:style-name="P41">0</text:p>
          </table:table-cell>
          <table:table-cell table:style-name="Table2.B2" office:value-type="string">
            <text:p text:style-name="P42">Neutral. <text:span text:style-name="T84">A slightly positive or slightly negative unintended outcome happens; </text:span><text:span text:style-name="T85">or </text:span><text:span text:style-name="T84">t</text:span>he outcome is <text:span text:style-name="T86">partially</text:span> achieved, <text:span text:style-name="T84">allowing for a more favorable second </text:span><text:span text:style-name="T87">try (if possible)</text:span><text:span text:style-name="T84">...</text:span></text:p>
          </table:table-cell>
        </table:table-row>
        <table:table-row>
          <table:table-cell table:style-name="Table2.A2" office:value-type="string">
            <text:p text:style-name="P41">-1</text:p>
          </table:table-cell>
          <table:table-cell table:style-name="Table2.B2" office:value-type="string">
            <text:p text:style-name="P42">Failure. Nothing happens <text:span text:style-name="T85">but retrying is usually possible </text:span><text:span text:style-name="T87">(</text:span><text:span text:style-name="T85">if the situation allows it</text:span><text:span text:style-name="T87">)</text:span>.</text:p>
          </table:table-cell>
        </table:table-row>
        <table:table-row>
          <table:table-cell table:style-name="Table2.A2" office:value-type="string">
            <text:p text:style-name="P41">-2</text:p>
          </table:table-cell>
          <table:table-cell table:style-name="Table2.B2" office:value-type="string">
            <text:p text:style-name="P42">Critical failure. The outcome of the action was not achieved and disaster ensues: <text:span text:style-name="T88">t</text:span>he exact opposite of what was tried is achieved; <text:span text:style-name="T89">or</text:span> someone is hurt or put in danger in the process...</text:p>
          </table:table-cell>
        </table:table-row>
      </table:table>
      <text:p text:style-name="P43"><text:span text:style-name="T90">Sometimes i</text:span><text:span text:style-name="T91">t</text:span><text:span text:style-name="T90"> will be hard to decide which </text:span><text:span text:style-name="T92">secondary </text:span><text:span text:style-name="T90">skill to use for a certain action. In these cases you can </text:span><text:span text:style-name="T93">instead </text:span><text:span text:style-name="T90">use the </text:span><text:span text:style-name="T93">relevant </text:span><text:span text:style-name="T79">primary skill</text:span><text:span text:style-name="T90"> for both rolls.</text:span></text:p>
      <text:h text:style-name="Heading_20_3" text:outline-level="3"><text:bookmark-start text:name="__RefHeading___Toc4066_3995368269"/><text:span text:style-name="T94">Test b</text:span><text:span text:style-name="T58">onuses and penalties</text:span><text:bookmark-end text:name="__RefHeading___Toc4066_3995368269"/></text:h>
      <text:p text:style-name="P44"><text:span text:style-name="T95">Often you will find </text:span><text:span text:style-name="T96">that in-game circumstances will make certain actions easier or harder than they normally are</text:span><text:span text:style-name="T95">. </text:span><text:span text:style-name="T96">For example: trying to </text:span><text:span text:style-name="T97">run</text:span><text:span text:style-name="T96"> with your </text:span><text:span text:style-name="T97">legs </text:span><text:span text:style-name="T96">tied </text:span><text:span text:style-name="T98">up</text:span><text:span text:style-name="T96"> </text:span><text:span text:style-name="T99">would be</text:span><text:span text:style-name="T96"> </text:span><text:span text:style-name="T97">much </text:span><text:span text:style-name="T96">harder than norma</text:span><text:span text:style-name="T100">l!</text:span><text:span text:style-name="T96"> Bonuses can be:</text:span></text:p>
      <text:list text:style-name="L1">
        <text:list-item>
          <text:p text:style-name="P45"><text:span text:style-name="T38">+1 </text:span><text:span text:style-name="T96">to skill value</text:span><text:span text:style-name="T101">s</text:span><text:span text:style-name="T96"> </text:span><text:span text:style-name="T38">for small advantages</text:span></text:p>
        </text:list-item>
        <text:list-item>
          <text:p text:style-name="P46"><text:span text:style-name="T38">+2 </text:span><text:span text:style-name="T96">to skill value</text:span><text:span text:style-name="T101">s</text:span><text:span text:style-name="T96"> for big advantages</text:span></text:p>
        </text:list-item>
      </text:list>
      <text:p text:style-name="P47">Similarly, penalties can be:</text:p>
      <text:list text:continue-numbering="true" text:style-name="L1">
        <text:list-item>
          <text:p text:style-name="P46"><text:span text:style-name="T96">-</text:span><text:span text:style-name="T38">1 </text:span><text:span text:style-name="T96">to skill value</text:span><text:span text:style-name="T101">s</text:span><text:span text:style-name="T96"> </text:span><text:span text:style-name="T38">for small </text:span><text:span text:style-name="T96">dis</text:span><text:span text:style-name="T38">advantages</text:span></text:p>
        </text:list-item>
        <text:list-item>
          <text:p text:style-name="P46"><text:span text:style-name="T96">-</text:span><text:span text:style-name="T38">2 </text:span><text:span text:style-name="T96">to skill value</text:span><text:span text:style-name="T101">s</text:span><text:span text:style-name="T96"> for big disadvantages</text:span></text:p>
        </text:list-item>
      </text:list>
      <text:p text:style-name="P48"><text:span text:style-name="T102">Multiple bonuses or penalties can apply to a single action. For example: a hero could be trying to </text:span><text:span text:style-name="T103">strike</text:span><text:span text:style-name="T102"> a monster while he has the upper ground (small advantage) but his</text:span><text:span text:style-name="T104"> </text:span><text:span text:style-name="T102">sword's </text:span><text:span text:style-name="T104">blade</text:span><text:span text:style-name="T102"> is broken (small disadvantage) and the monster is </text:span><text:span text:style-name="T105">completely unaware to their presence</text:span><text:span text:style-name="T102"> (</text:span><text:span text:style-name="T105">big </text:span><text:span text:style-name="T102">advantage).</text:span><text:span text:style-name="T62"> </text:span><text:span text:style-name="T106">S</text:span><text:span text:style-name="T102">um </text:span><text:span text:style-name="T107">all </text:span><text:span text:style-name="T108">applicable</text:span><text:span text:style-name="T107"> </text:span><text:span text:style-name="T102">bonuses and penalties together </text:span><text:span text:style-name="T107">to get a final modifier then apply it to the </text:span><text:span text:style-name="T109">skills</text:span><text:span text:style-name="T107"> being tested</text:span><text:span text:style-name="T102">.</text:span></text:p>
      <text:p text:style-name="P49"><text:span text:style-name="T31">Regardless of bonuses </text:span><text:span text:style-name="T110">and penalties</text:span><text:span text:style-name="T31">, skill value</text:span><text:span text:style-name="T110">s</text:span><text:span text:style-name="T31"> </text:span><text:span text:style-name="T111">can </text:span><text:span text:style-name="T31">only go as low as 1 or as high as 5.</text:span></text:p>
      <text:p text:style-name="P50">A character can gain a +1 bonus by taking <text:span text:style-name="T112">twice as long</text:span> <text:span text:style-name="T113">performing </text:span>an action than it would <text:span text:style-name="T114">usually require </text:span><text:span text:style-name="T113">(</text:span>unless circumstances make it impossible to properly <text:span text:style-name="T113">concentrate</text:span> on the task<text:span text:style-name="T113">)</text:span>.</text:p>
      <text:h text:style-name="P51" text:outline-level="1"><text:bookmark-start text:name="__RefHeading___Toc4068_3995368269"/><text:soft-page-break/>Characters<text:bookmark-end text:name="__RefHeading___Toc4068_3995368269"/></text:h>
      <text:p text:style-name="P52"><text:span text:style-name="T115">Each player character </text:span><text:span text:style-name="T116">starts with</text:span><text:span text:style-name="T115"> one </text:span><text:span text:style-name="T117">primary skill at </text:span><text:span text:style-name="T115">value 4, another </text:span><text:span text:style-name="T117">at</text:span><text:span text:style-name="T115"> 3 and a last one </text:span><text:span text:style-name="T117">at</text:span><text:span text:style-name="T115"> 2. They can then distribute 6 points on the </text:span><text:span text:style-name="T118">secondary </text:span><text:span text:style-name="T115">skills of the highest attribute, 4 on skills of the middle one and 2 on the skills of the lowest</text:span><text:span text:style-name="T119"><text:note text:id="ftn3" text:note-class="footnote"><text:note-citation>3</text:note-citation><text:note-body><text:p text:style-name="P53">A more realistic approach to character creation is having them start with 16, 10 and 5 <text:span text:style-name="T120">secondary </text:span>skill and 6 <text:span text:style-name="T121">power</text:span> points then buy each skill level independently. <text:span text:style-name="T122">For example:</text:span> to get to level 3 you need 5 points (2 for <text:span text:style-name="T123">the second point</text:span> plus 3 for <text:span text:style-name="T123">the third</text:span>). For <text:span text:style-name="T124">powers</text:span> you need to also buy the first <text:span text:style-name="T125">point</text:span>. This encourages players to buy a larger set of skills, <text:span text:style-name="T126">rather than specializing heavily on </text:span><text:span text:style-name="T127">just </text:span><text:span text:style-name="T126">a </text:span><text:span text:style-name="T128">few</text:span>.</text:p></text:note-body></text:note></text:span><text:span text:style-name="T119">. They </text:span><text:span text:style-name="T118">also</text:span><text:span text:style-name="T119"> distribute 4 points into one or more </text:span><text:span text:style-name="T129">powers</text:span><text:span text:style-name="T119"> of their choosing.</text:span></text:p>
      <text:p text:style-name="P54"><text:span text:style-name="T130">These are normal starting character</text:span><text:span text:style-name="T131">s</text:span><text:span text:style-name="T130"> which are medium-to-strong </text:span><text:span text:style-name="T132">in</text:span><text:span text:style-name="T133">habitants </text:span><text:span text:style-name="T132">of</text:span><text:span text:style-name="T130"> the game world. </text:span><text:span text:style-name="T133">Stronger or weaker starting characters can be made if the game-master approves of </text:span><text:span text:style-name="T134">(or requires) </text:span><text:span text:style-name="T133">it. Traditionally, </text:span><text:span text:style-name="T135">recurring </text:span><text:span text:style-name="T136">characters</text:span><text:span text:style-name="T133"> </text:span><text:span text:style-name="T135">slowly </text:span><text:span text:style-name="T133">grow in power as the game progresses</text:span><text:span text:style-name="T133"><text:note text:id="ftn4" text:note-class="footnote"><text:note-citation>4</text:note-citation><text:note-body><text:p text:style-name="P55"><text:span text:style-name="T137">A</text:span> way to achieve this is to <text:span text:style-name="T137">hold</text:span> two <text:span text:style-name="T138">v</text:span>otes at the end of a gaming <text:span text:style-name="T139">session</text:span>: best <text:span text:style-name="T140">acting</text:span> and best action. <text:span text:style-name="T141">The b</text:span>est <text:span text:style-name="T142">actor</text:span> gets a <text:span text:style-name="T143">free </text:span>willpower point while best action has a chance to improve the <text:span text:style-name="T144">given </text:span><text:span text:style-name="T143">character</text:span><text:span text:style-name="T144">’s relevant </text:span>secondary skill <text:span text:style-name="T145">by</text:span> roll<text:span text:style-name="T145">ing</text:span> a die and, if <text:span text:style-name="T146">higher</text:span> <text:span text:style-name="T146">than</text:span> <text:span text:style-name="T145">its</text:span> current value, permanently increase it by 1. <text:span text:style-name="T147">More rarely, a</text:span> primary skill <text:span text:style-name="T148">point </text:span>can also be given to <text:span text:style-name="T149">each</text:span> player <text:span text:style-name="T150">at the end of </text:span>a major story arc, which <text:span text:style-name="T151">c</text:span>an <text:span text:style-name="T151">be </text:span>use<text:span text:style-name="T151">d</text:span> to improve any primary skill of their choosing.</text:p></text:note-body></text:note></text:span><text:span text:style-name="T133"> - </text:span><text:span text:style-name="T152">and more often by </text:span><text:span text:style-name="T153">acquiring </text:span><text:span text:style-name="T152">progressively better equipment and riches that help them tackle challenges</text:span><text:span text:style-name="T133">.</text:span></text:p>
      <text:p text:style-name="P56"><text:span text:style-name="T154">Non-player characters can be made with as many points as the game-master desires. Ideally he should not be spending points at all but using the “</text:span><text:span text:style-name="T155">skill values” </text:span><text:span text:style-name="T154">table </text:span><text:span text:style-name="T155">to </text:span><text:span text:style-name="T154">determine </text:span><text:span text:style-name="T155">accurate </text:span><text:span text:style-name="T154">values </text:span><text:span text:style-name="T155">that properly represent the in-game character’s abilities</text:span><text:span text:style-name="T154"><text:note text:id="ftn5" text:note-class="footnote"><text:note-citation>5</text:note-citation><text:note-body><text:p text:style-name="P57"><text:span text:style-name="T156">The same method can be applied to PCs too but </text:span><text:span text:style-name="T155">the</text:span><text:span text:style-name="T157">se</text:span><text:span text:style-name="T155"> rules are a base-line to keep the game fair and fun for </text:span><text:span text:style-name="T158">all players</text:span><text:span text:style-name="T155">.</text:span></text:p></text:note-body></text:note></text:span><text:span text:style-name="T154">. </text:span><text:span text:style-name="T159">Naturally, a powerful villain will have more points than the average </text:span><text:span text:style-name="T160">person</text:span><text:span text:style-name="T159"> and animals like dogs and cats will have </text:span><text:span text:style-name="T161">very </text:span><text:span text:style-name="T162">low</text:span><text:span text:style-name="T161"> values for most skills</text:span><text:span text:style-name="T159">.</text:span></text:p>
      <text:h text:style-name="P58" text:outline-level="2"><text:bookmark-start text:name="__RefHeading___Toc4070_3995368269"/><text:span text:style-name="T163">Secondary p</text:span>hysical <text:span text:style-name="T163">skills</text:span><text:bookmark-end text:name="__RefHeading___Toc4070_3995368269"/></text:h>
      <text:p text:style-name="P59"><text:span text:style-name="T164">The physical </text:span><text:span text:style-name="T165">skill </text:span><text:span text:style-name="T166">governs everything that a character tries to do </text:span><text:span text:style-name="T165">using</text:span><text:span text:style-name="T166"> </text:span><text:span text:style-name="T167">his</text:span><text:span text:style-name="T166"> body.</text:span></text:p>
      <text:p text:style-name="Text_20_body"><text:span text:style-name="T168">B</text:span><text:span text:style-name="T169">rawl: </text:span><text:span text:style-name="T170">f</text:span>ighting at close quarters with a weapon, improvised weapon or bare-handed; <text:span text:style-name="T171">m</text:span>artial arts; <text:span text:style-name="T171">g</text:span>rappling...</text:p>
      <text:p text:style-name="Text_20_body"><text:span text:style-name="T169">Coordination</text:span>: <text:span text:style-name="T172">m</text:span>anipulating objects with your hands; <text:span text:style-name="T171">d</text:span>riving...</text:p>
      <text:p text:style-name="Text_20_body"><text:span text:style-name="T169">Fire</text:span>: <text:span text:style-name="T172">u</text:span>sing missile attacks <text:span text:style-name="T173">at range. </text:span>like a firearm <text:span text:style-name="T174">or</text:span> bow-and-arrow to hit a target.</text:p>
      <text:p text:style-name="Text_20_body"><text:span text:style-name="T169">Sport</text:span><text:span text:style-name="T175">s</text:span>: <text:span text:style-name="T172">a</text:span>thletics, acrobatics; <text:span text:style-name="T171">b</text:span>alance; <text:span text:style-name="T171">r</text:span>unning, jumping, reaching; <text:span text:style-name="T176">attacking by throwing </text:span><text:span text:style-name="T177">an </text:span><text:span text:style-name="T176">object...</text:span></text:p>
      <text:p text:style-name="Text_20_body"><text:span text:style-name="T169">Stealth</text:span>: <text:span text:style-name="T172">m</text:span>oving <text:span text:style-name="T171">and acting </text:span>undetecte<text:span text:style-name="T178">d.</text:span></text:p>
      <text:h text:style-name="P60" text:outline-level="2"><text:bookmark-start text:name="__RefHeading___Toc4072_3995368269"/>Secondary social skills<text:bookmark-end text:name="__RefHeading___Toc4072_3995368269"/></text:h>
      <text:p text:style-name="P61"><text:span text:style-name="T164">The social </text:span><text:span text:style-name="T165">skill</text:span><text:span text:style-name="T179"> is the realm of interaction with other humans or sentient beings. It also </text:span><text:span text:style-name="T165">encompasses </text:span><text:span text:style-name="T179">perception of the external world</text:span><text:span text:style-name="T180">,</text:span><text:span text:style-name="T179"> self-esteem </text:span><text:span text:style-name="T180">and presence in social situations</text:span><text:span text:style-name="T179">.</text:span></text:p>
      <text:p text:style-name="Text_20_body"><text:span text:style-name="T169">Coercion:</text:span> <text:span text:style-name="T181">i</text:span><text:span text:style-name="T182">ntimidation, bribery; </text:span><text:span text:style-name="T183">s</text:span><text:span text:style-name="T184">treet-smarts...</text:span></text:p>
      <text:p text:style-name="Text_20_body"><text:span text:style-name="T169">Communication:</text:span> <text:span text:style-name="T181">m</text:span>anipulating, barter, banter, <text:span text:style-name="T185">socializing</text:span>, discovering rumors; <text:span text:style-name="T185">d</text:span>etecting lies...</text:p>
      <text:p text:style-name="Text_20_body"><text:span text:style-name="T169">Languages</text:span>: <text:span text:style-name="T181">e</text:span><text:span text:style-name="T186">ach character starts with 1 language and learns a new one with each point spent in this skill. </text:span><text:span text:style-name="T187">It can also be used as a normal skill to try to understand an </text:span><text:span text:style-name="T188">unfamiliar</text:span><text:span text:style-name="T187"> language.</text:span></text:p>
      <text:p text:style-name="Text_20_body"><text:span text:style-name="T169">Perception</text:span>: <text:span text:style-name="T181">a</text:span>wareness, readiness. <text:span text:style-name="T185">s</text:span>ight, smell, taste, hearing and touch.</text:p>
      <text:p text:style-name="P62"><text:span text:style-name="T189">Survival</text:span><text:span text:style-name="T190">:</text:span><text:span text:style-name="T181"> i</text:span><text:span text:style-name="T191">nteraction with beasts and critters; </text:span><text:span text:style-name="T165">r</text:span><text:span text:style-name="T192">iding; </text:span><text:span text:style-name="T165">f</text:span><text:span text:style-name="T192">arming; </text:span><text:span text:style-name="T193">outdoorsmanship</text:span><text:span text:style-name="T194">...</text:span></text:p>
      <text:p text:style-name="P62"><text:soft-page-break/><text:span text:style-name="T169"/></text:p>
      <text:h text:style-name="P63" text:outline-level="2"><text:bookmark-start text:name="__RefHeading___Toc4074_3995368269"/><text:span text:style-name="T195">Secondary mental</text:span><text:span text:style-name="T164"> </text:span><text:span text:style-name="T195">skills</text:span><text:span text:style-name="T164"><text:note text:id="ftn6" text:note-class="footnote"><text:note-citation>6</text:note-citation><text:note-body><text:p text:style-name="Footnote"><text:span text:style-name="T196">Sanity tests</text:span><text:span text:style-name="T197"> are a</text:span><text:span text:style-name="T198">n</text:span><text:span text:style-name="T197"> </text:span><text:span text:style-name="T199">optional</text:span><text:span text:style-name="T197"> type of mental </text:span><text:span text:style-name="T200">test</text:span><text:span text:style-name="T197"> that can be used to simulate fear and panic for games that are more serious or realistic </text:span><text:span text:style-name="T201">(</text:span><text:span text:style-name="T202">or special occasions </text:span><text:span text:style-name="T201">for</text:span><text:span text:style-name="T202"> any game</text:span><text:span text:style-name="T201">)</text:span><text:span text:style-name="T202">. </text:span><text:span text:style-name="T203">A sanity test is made when something </text:span><text:span text:style-name="T204">disturbing happens like the sight of something very weird, gory, </text:span><text:span text:style-name="T205">horrifying.</text:span><text:span text:style-name="T204">.. </text:span><text:span text:style-name="T199">It is a mental </text:span><text:span text:style-name="T193">primary skill</text:span><text:span text:style-name="T199"> test and. before rolling the player has to predetermine a reaction in case he fails. Example reactions are fleeing, attacking and being stunned. If he fails the test. he performs th</text:span><text:span text:style-name="T206">at</text:span><text:span text:style-name="T199"> action. </text:span><text:span text:style-name="T207">I</text:span><text:span text:style-name="T199">f there is a critical failure he will panic and do a much more exaggerated and harmful version of what he decided for or the very opposite at the GM’</text:span><text:span text:style-name="T208">s</text:span><text:span text:style-name="T199"> discretion. </text:span><text:span text:style-name="T209">A success means the player can act normally.</text:span></text:p></text:note-body></text:note></text:span><text:bookmark-end text:name="__RefHeading___Toc4074_3995368269"/></text:h>
      <text:p text:style-name="P61"><text:span text:style-name="T164">The mental </text:span><text:span text:style-name="T165">skill</text:span><text:span text:style-name="T164"> </text:span><text:span text:style-name="T210">represents the intellectual prowess of the character.</text:span></text:p>
      <text:p text:style-name="Text_20_body"><text:span text:style-name="T169">Art: </text:span>c<text:span text:style-name="T211">reating anything; </text:span><text:span text:style-name="T212">p</text:span><text:span text:style-name="T211">ainting, drawing, stonework, </text:span><text:span text:style-name="T213">jewe</text:span><text:span text:style-name="T212">l</text:span><text:span text:style-name="T213">ry;</text:span><text:span text:style-name="T211"> </text:span><text:span text:style-name="T212">r</text:span><text:span text:style-name="T211">epairs, manufactur</text:span><text:span text:style-name="T212">ing</text:span><text:span text:style-name="T211">, building, assembling; </text:span><text:span text:style-name="T212">f</text:span><text:span text:style-name="T211">orgery...</text:span></text:p>
      <text:p text:style-name="Text_20_body"><text:span text:style-name="T169">Cure: </text:span>medicine, healing. <text:span text:style-name="T214">First aid</text:span><text:span text:style-name="T214"><text:note text:id="ftn7" text:note-class="footnote"><text:note-citation>7</text:note-citation><text:note-body><text:p text:style-name="P64"><text:span text:style-name="T28">Cure</text:span> can be used shortly after a wound has been received to recover 1 health point. <text:span text:style-name="T215">A</text:span> character can only do this on a single wounded <text:span text:style-name="T216">character</text:span>, once per scene. <text:span text:style-name="T216">A patient can only have one first-aid test done.</text:span> Any wounds that are not treated in the scene they were caused on need to be healed naturally as explained in the section about recovery.</text:p></text:note-body></text:note></text:span><text:span text:style-name="T214">.</text:span></text:p>
      <text:p text:style-name="Text_20_body"><text:span text:style-name="T169">Security: </text:span><text:span text:style-name="T217">lock-picking, burglary; </text:span><text:span text:style-name="T218">arming and disarming </text:span><text:span text:style-name="T219">t</text:span><text:span text:style-name="T220">raps; </text:span><text:span text:style-name="T219">s</text:span><text:span text:style-name="T217">ecurity systems, alarms...</text:span></text:p>
      <text:p text:style-name="P65"><text:span text:style-name="T169">Technology: </text:span><text:span text:style-name="T221">w</text:span><text:span text:style-name="T222">hat is considered technology proper depends on the </text:span><text:span text:style-name="T223">game</text:span><text:span text:style-name="T222"> in question. </text:span><text:span text:style-name="T224">A medieval </text:span><text:span text:style-name="T219">fantasy </text:span><text:span text:style-name="T224">setting could present </text:span><text:span text:style-name="T225">magic scrolls and </text:span><text:span text:style-name="T226">artifacts</text:span><text:span text:style-name="T225"> as “technology”. Futuristic or contemporary scenarios could have computers, machines and robots... This only covers the operation of technology. </text:span><text:span text:style-name="T227">Constructing, building or assembling </text:span><text:span text:style-name="T225">technical </text:span><text:span text:style-name="T227">devices </text:span><text:span text:style-name="T225">in every setting is </text:span><text:span text:style-name="T219">usually</text:span><text:span text:style-name="T225"> done </text:span><text:span text:style-name="T219">with</text:span><text:span text:style-name="T225"> </text:span><text:span text:style-name="T228">art </text:span><text:span text:style-name="T219">instead</text:span><text:span text:style-name="T225">.</text:span></text:p>
      <text:p text:style-name="Text_20_body"><text:span text:style-name="T169">Wisdo</text:span><text:span text:style-name="T229">m</text:span><text:span text:style-name="T169">: </text:span><text:span text:style-name="T221">k</text:span>nowledge; <text:span text:style-name="T230">l</text:span>earning; <text:span text:style-name="T230">r</text:span>esearching; <text:span text:style-name="T230">r</text:span>emembering facts.</text:p>
      <text:h text:style-name="P66" text:outline-level="2"><text:bookmark-start text:name="__RefHeading___Toc4076_3995368269"/>Powers<text:note text:id="ftn8" text:note-class="footnote"><text:note-citation>8</text:note-citation><text:note-body><text:p text:style-name="P67">As a guideline for power <text:span text:style-name="T231">effects</text:span>: a <text:span text:style-name="T232">power</text:span> that targets a single character should cause 2 points of damage and abilities that affect an area (multiple targets) cause 1 point of damage. <text:span text:style-name="T233">Instead of </text:span><text:span text:style-name="T234">doing </text:span><text:span text:style-name="T233">damage, powers can </text:span><text:span text:style-name="T235">also</text:span><text:span text:style-name="T233"> </text:span><text:span text:style-name="T236">heal</text:span><text:span text:style-name="T237">, </text:span><text:span text:style-name="T233">grant bonuses and penalties or apply one or more </text:span><text:span text:style-name="T238">fumble</text:span><text:span text:style-name="T233"> effects as described in the combat section. </text:span>Players should decide what their own abilities can do based on this and as always the game-master has the final word on what is allowed.</text:p></text:note-body></text:note><text:bookmark-end text:name="__RefHeading___Toc4076_3995368269"/></text:h>
      <text:p text:style-name="P68"><text:span text:style-name="T239">Powers</text:span><text:span text:style-name="T240"> are </text:span><text:span text:style-name="T241">actions that do not </text:span><text:span text:style-name="T242">have</text:span><text:span text:style-name="T243"> </text:span><text:span text:style-name="T241">normal tests. </text:span><text:span text:style-name="T244">Instead, a player rolls a single die</text:span><text:span text:style-name="T245"> </text:span><text:span text:style-name="T246">and, if the result is equal or lower than the </text:span><text:span text:style-name="T247">power’s</text:span><text:span text:style-name="T246"> value <text:s/>the action is successful. </text:span><text:span text:style-name="T248">In case of success, 1 point is lost </text:span><text:span text:style-name="T249">for</text:span><text:span text:style-name="T248"> the </text:span><text:span text:style-name="T250">power</text:span><text:span text:style-name="T248"> - which means continuous use becomes </text:span><text:span text:style-name="T251">increasingly</text:span><text:span text:style-name="T248"> difficult. </text:span><text:span text:style-name="T252">The lost points are </text:span><text:span text:style-name="T253">completely </text:span><text:span text:style-name="T252">recovered when the character has a chance to </text:span><text:span text:style-name="T254">have a long </text:span><text:span text:style-name="T255">period of </text:span><text:span text:style-name="T256">uninterrupted </text:span><text:span text:style-name="T252">rest (</text:span><text:span text:style-name="T257">often</text:span><text:span text:style-name="T252"> at the end of the day).</text:span></text:p>
      <text:p text:style-name="P68"><text:span text:style-name="T258">Like skills, </text:span><text:span text:style-name="T259">the values for </text:span><text:span text:style-name="T260">powers</text:span><text:span text:style-name="T259"> </text:span><text:span text:style-name="T261">range from 1 to 5 points.</text:span></text:p>
      <text:p text:style-name="P69"><text:span text:style-name="T262">Unlike skills there is no set list of abilities. Each character is expected to be unique and feature </text:span><text:span text:style-name="T263">his</text:span><text:span text:style-name="T262"> own. There is no problem, of course, in using famous abilities (like Hadouken, Force </text:span><text:span text:style-name="T264">p</text:span><text:span text:style-name="T265">ower</text:span><text:span text:style-name="T264">s</text:span><text:span text:style-name="T262">, </text:span><text:span text:style-name="T266">Fireball</text:span><text:span text:style-name="T262">, Ultima </text:span><text:span text:style-name="T267">or </text:span><text:span text:style-name="T268">the Round-House </text:span><text:span text:style-name="T269">K</text:span><text:span text:style-name="T268">ick</text:span><text:span text:style-name="T262">) or reusing existing </text:span><text:span text:style-name="T270">ones</text:span><text:span text:style-name="T262"> and adapting them. </text:span><text:span text:style-name="T271">Powers can be mundane and trivial (but still useful) too</text:span><text:span text:style-name="T272">: </text:span><text:span text:style-name="T271">things like </text:span><text:span text:style-name="T272">detecting lies, </text:span><text:span text:style-name="T273">fast </text:span><text:span text:style-name="T274">reaction</text:span><text:span text:style-name="T273">s</text:span><text:span text:style-name="T274"> and</text:span><text:span text:style-name="T275"> leadership </text:span><text:span text:style-name="T274">are</text:span><text:span text:style-name="T272"> </text:span><text:span text:style-name="T273">also </text:span><text:span text:style-name="T271">powers</text:span><text:span text:style-name="T274">!</text:span></text:p>
      <text:h text:style-name="Heading_20_3" text:outline-level="3" text:is-list-header="true"><text:soft-page-break/><text:span text:style-name="T276"/></text:h>
      <text:h text:style-name="P70" text:outline-level="3"><text:bookmark-start text:name="__RefHeading___Toc4080_3995368269"/>Wealth<text:note text:id="ftn9" text:note-class="footnote"><text:note-citation>9</text:note-citation><text:note-body><text:p text:style-name="Footnote">Other cultural <text:span text:style-name="T277">powers</text:span> like reputation, patronage and alliances <text:span text:style-name="T278">can</text:span> also be handled in a similar fashion.</text:p></text:note-body></text:note><text:bookmark-end text:name="__RefHeading___Toc4080_3995368269"/></text:h>
      <text:p text:style-name="P71"><text:span text:style-name="T279">A</text:span><text:span text:style-name="T280"> very unique </text:span><text:span text:style-name="T281">power</text:span><text:span text:style-name="T280"> that represents the wealth of a character </text:span><text:span text:style-name="T282">and is recommended to all </text:span><text:span text:style-name="T283">characters </text:span><text:span text:style-name="T284">(</text:span><text:span text:style-name="T282">because having no points in it means the character has literally no possessions of value except for a few items he carries around </text:span><text:span text:style-name="T285">in his person</text:span><text:span text:style-name="T284">)</text:span><text:span text:style-name="T282">. </text:span><text:span text:style-name="T286">Values are exponential, with 1 being poor and 5 </text:span><text:span text:style-name="T287">filthy rich</text:span><text:span text:style-name="T286">.</text:span></text:p>
      <text:p text:style-name="P72"><text:span text:style-name="T288">B</text:span><text:span text:style-name="T31">uying items </text:span><text:span text:style-name="T289">much </text:span><text:span text:style-name="T31">cheaper than a character’s </text:span><text:span text:style-name="T290">total </text:span><text:span text:style-name="T31">wealth value is free, </text:span><text:span text:style-name="T290">while</text:span><text:span text:style-name="T31"> </text:span><text:span text:style-name="T290">b</text:span><text:span text:style-name="T31">uying item</text:span><text:span text:style-name="T290">s</text:span><text:span text:style-name="T31"> of </text:span><text:span text:style-name="T290">slightly</text:span><text:span text:style-name="T31"> lesser value to one’s total wealth requires a dice roll and a point is permanently lost on a roll of 1. </text:span><text:span text:style-name="T291">Obviously, b</text:span><text:span text:style-name="T292">uying an item worth close to a character’s total wealth value brings </text:span><text:span text:style-name="T293">his</text:span><text:span text:style-name="T292"> value to zero.</text:span></text:p>
      <text:h text:style-name="P73" text:outline-level="2"><text:bookmark-start text:name="__RefHeading___Toc4084_3995368269"/>Willpower<text:bookmark-end text:name="__RefHeading___Toc4084_3995368269"/></text:h>
      <text:p text:style-name="P74"><text:span text:style-name="T294">Each </text:span><text:span text:style-name="T295">player </text:span><text:span text:style-name="T294">character starts with 3 willpower points </text:span><text:span text:style-name="T296">and can have 5 at most.</text:span><text:span text:style-name="T294"> </text:span><text:span text:style-name="T297">A willpower </text:span><text:span text:style-name="T298">point </text:span><text:span text:style-name="T297">can be spent at any time to provide a +1 bonus to an action. It can only be used once per action and represents inner strength reserves the character could muster.</text:span></text:p>
      <text:p text:style-name="P75"><text:span text:style-name="T299">1 w</text:span><text:span text:style-name="T300">illpower point </text:span><text:span text:style-name="T299">is</text:span><text:span text:style-name="T300"> recovered at rest and </text:span><text:span text:style-name="T301">whenever a character acts in accord with their </text:span><text:span text:style-name="T302">virtue </text:span><text:span text:style-name="T301">or </text:span><text:span text:style-name="T302">vice </text:span><text:span text:style-name="T303">if the GM finds it appropriate</text:span><text:span text:style-name="T301">. Both of these </text:span><text:span text:style-name="T304">traits </text:span><text:span text:style-name="T301">are </text:span><text:span text:style-name="T305">determined</text:span><text:span text:style-name="T301"> when the character is created and one represents a good, productive trait while the other is a negative, twisted personality flaw.</text:span></text:p>
      <text:h text:style-name="P76" text:outline-level="2"><text:bookmark-start text:name="__RefHeading___Toc4086_3995368269"/>Health<text:bookmark-end text:name="__RefHeading___Toc4086_3995368269"/></text:h>
      <text:p text:style-name="P77"><text:span text:style-name="T306">Each character star</text:span><text:span text:style-name="T307">t</text:span><text:span text:style-name="T306">s </text:span><text:span text:style-name="T308">at </text:span><text:span text:style-name="T309">full</text:span><text:span text:style-name="T308"> health, </text:span><text:span text:style-name="T306">with 5 health points. Each time a point is lost the character is said to</text:span><text:span text:style-name="T310"> </text:span><text:span text:style-name="T306">have </text:span><text:span text:style-name="T310">received</text:span><text:span text:style-name="T306"> </text:span><text:span text:style-name="T310">1 point of damage</text:span><text:span text:style-name="T306"> but both manners of </text:span><text:span text:style-name="T311">addressing it</text:span><text:span text:style-name="T306"> are equivalent.</text:span><text:span text:style-name="T312"> If for any reason a character is brought down to only 2 </text:span><text:span text:style-name="T306">health</text:span><text:span text:style-name="T312"> points he will suffer a -1 penalty </text:span><text:span text:style-name="T313">to</text:span><text:span text:style-name="T312"> all his actions. If he reaches 1 </text:span><text:span text:style-name="T306">health</text:span><text:span text:style-name="T312"> point the penalty grows to -2. If a </text:span><text:span text:style-name="T314">character</text:span><text:span text:style-name="T312"> </text:span><text:span text:style-name="T315">has no</text:span><text:span text:style-name="T312"> health </text:span><text:span text:style-name="T315">at all. </text:span><text:span text:style-name="T312">he is </text:span><text:span text:style-name="T316">permanently </text:span><text:span text:style-name="T312">dead </text:span><text:span text:style-name="T317">or at least </text:span><text:span text:style-name="T318">unconscious </text:span><text:span text:style-name="T319">for </text:span><text:span text:style-name="T320">a </text:span><text:span text:style-name="T321">good </text:span><text:span text:style-name="T320">while</text:span><text:span text:style-name="T318"><text:note text:id="ftn10" text:note-class="footnote"><text:note-citation>10</text:note-citation><text:note-body><text:p text:style-name="P78">Characters in a cartoon-themed game world need not die! They can just be removed from the game for a number of scenes rolled on a die and then come back as if nothing <text:span text:style-name="T322">ever </text:span>happened! On fantasy games featuring magic. resurrection is a <text:span text:style-name="T323">widely available</text:span> <text:span text:style-name="T323">(but very</text:span> costly<text:span text:style-name="T323">)</text:span> practice.</text:p></text:note-body></text:note></text:span><text:span text:style-name="T318">.</text:span></text:p>
      <text:h text:style-name="P79" text:outline-level="3"><text:bookmark-start text:name="__RefHeading___Toc4088_3995368269"/>Recovery<text:bookmark-end text:name="__RefHeading___Toc4088_3995368269"/></text:h>
      <text:p text:style-name="P80"><text:span text:style-name="T324">At each </text:span><text:span text:style-name="T325">uninterrupted, long </text:span><text:span text:style-name="T324">rest period </text:span><text:span text:style-name="T325">(usually once a day) </text:span><text:span text:style-name="T324">the player can </text:span><text:span text:style-name="T326">roll a die</text:span><text:span text:style-name="T327">. </text:span><text:span text:style-name="T326">If the result is equal or less </text:span><text:span text:style-name="T328">than the number of health points his character currently has </text:span><text:span text:style-name="T326">he </text:span><text:span text:style-name="T328">gains an additional point. </text:span><text:span text:style-name="T329">This means that it is much harder for a badly wounded character to recover but also that a character in the brink of death can recover </text:span><text:span text:style-name="T330">to</text:span><text:span text:style-name="T329"> full health </text:span><text:span text:style-name="T331">at an average of </text:span><text:span text:style-name="T332">14 rest periods (2 weeks if resting </text:span><text:span text:style-name="T333">every </text:span><text:span text:style-name="T332">night), so the GM will need to impose penalties if a more realistic </text:span><text:span text:style-name="T334">approach</text:span><text:span text:style-name="T332"> is desired</text:span><text:span text:style-name="T332"><text:note text:id="ftn11" text:note-class="footnote"><text:note-citation>11</text:note-citation><text:note-body><text:p text:style-name="P81">For example: needing to roll two dice equal-or-less instead of <text:span text:style-name="T335">only </text:span>one <text:span text:style-name="T335">in order </text:span>to recover one point of health.</text:p></text:note-body></text:note></text:span><text:span text:style-name="T332">.</text:span></text:p>
      <text:p text:style-name="P82"><text:span text:style-name="T336">A medic can spend a day taking care of a group of patients and if successful in a</text:span><text:span text:style-name="T337"> cure </text:span><text:span text:style-name="T336">test each will receive a +1 bonus to their current health level for the purposes of the recovery test for th</text:span><text:span text:style-name="T338">is</text:span><text:span text:style-name="T336"> rest period.</text:span></text:p>
      <text:p text:style-name="P83">A<text:span text:style-name="T339">n entire</text:span> day rest<text:span text:style-name="T339">ing</text:span> will also <text:span text:style-name="T340">grant</text:span> a +1 bonus to a recovery test made on the end of that day. The same applies if the character has a <text:span text:style-name="T341">very luxurious, </text:span>comfortable place <text:span text:style-name="T342">to rest</text:span>.</text:p>
      <text:h text:style-name="Heading_20_1" text:outline-level="1"><text:bookmark-start text:name="__RefHeading___Toc4090_3995368269"/><text:soft-page-break/><text:span text:style-name="T343">Combat</text:span><text:span text:style-name="T343"><text:note text:id="ftn12" text:note-class="footnote"><text:note-citation>12</text:note-citation><text:note-body><text:p text:style-name="P84"><text:span text:style-name="T344">Combat scenes do not need to be necessarily gory. Super-hero combats are often clean - with </text:span><text:span text:style-name="T345">wham</text:span><text:span text:style-name="T346">s</text:span><text:span text:style-name="T345">, smash</text:span><text:span text:style-name="T346">s</text:span><text:span text:style-name="T345"> </text:span><text:span text:style-name="T346">and</text:span><text:span text:style-name="T344"> </text:span><text:span text:style-name="T345">pow</text:span><text:span text:style-name="T347">s</text:span><text:span text:style-name="T345">!</text:span></text:p></text:note-body></text:note></text:span><text:bookmark-end text:name="__RefHeading___Toc4090_3995368269"/></text:h>
      <text:p text:style-name="P85"><text:span text:style-name="T344">Fights against monsters or any sort of foe </text:span><text:span text:style-name="T348">can be</text:span><text:span text:style-name="T344"> a lot of fun and some groups play combat-oriented games with little to no narrative story-line while others rarely, if ever, </text:span><text:span text:style-name="T349">fight</text:span><text:span text:style-name="T344">. </text:span><text:span text:style-name="T350">C</text:span><text:span text:style-name="T344">ombat can be a fun way to intercede (or advance) the story </text:span><text:span text:style-name="T351">as well! The best</text:span><text:span text:style-name="T344"> </text:span><text:span text:style-name="T351">combat experiences focus on </text:span><text:span text:style-name="T344">tactical movement, planning, strateg</text:span><text:span text:style-name="T352">y </text:span><text:span text:style-name="T353">and having the freedom to </text:span><text:span text:style-name="T354">tr</text:span><text:span text:style-name="T355">y</text:span><text:span text:style-name="T353"> multiple things - each with different outcomes</text:span><text:span text:style-name="T344">!</text:span></text:p>
      <text:p text:style-name="P86"><text:span text:style-name="T356">Combat in </text:span><text:span text:style-name="T357">M</text:span><text:span text:style-name="T358">inin </text:span><text:span text:style-name="T356">is </text:span><text:span text:style-name="T359">designed </text:span><text:span text:style-name="T356">to be fast and short. Characters with high physical abilities and skill</text:span><text:span text:style-name="T360">s</text:span><text:span text:style-name="T356"> can be very deadly </text:span><text:span text:style-name="T361">and even </text:span><text:span text:style-name="T362">the weakest</text:span><text:span text:style-name="T361"> foes in </text:span><text:span text:style-name="T363">groups</text:span><text:span text:style-name="T361"> can suddenly become effective if they start to </text:span><text:span text:style-name="T364">stack up </text:span><text:span text:style-name="T365">small </text:span><text:span text:style-name="T364">advantages</text:span><text:span text:style-name="T364"><text:note text:id="ftn13" text:note-class="footnote"><text:note-citation>13</text:note-citation><text:note-body><text:p text:style-name="Footnote">A typical player group against a very large number of creatures can become very dangerous! <text:span text:style-name="T366">H</text:span>aving <text:span text:style-name="T367">a total of </text:span><text:span text:style-name="T368">less than</text:span> 2 enemies per player-character <text:span text:style-name="T369">at most </text:span>is a good <text:span text:style-name="T370">bas</text:span><text:span text:style-name="T371">e-l</text:span>ine.</text:p></text:note-body></text:note></text:span><text:span text:style-name="T361">!</text:span></text:p>
      <text:p text:style-name="P87"><text:span text:style-name="T372">Using </text:span><text:a xlink:type="simple" xlink:href="https://printableheroes.com/" text:style-name="Internet_20_link" text:visited-style-name="Visited_20_Internet_20_Link"><text:span text:style-name="T372">miniatures</text:span></text:a><text:span text:style-name="T372">, extra di</text:span><text:span text:style-name="T373">ce</text:span><text:span text:style-name="T372"> or drawing to create a map and </text:span><text:span text:style-name="T374">represent</text:span><text:span text:style-name="T372"> characters as they act in such situations can be </text:span><text:span text:style-name="T375">very</text:span><text:span text:style-name="T372"> helpful </text:span><text:span text:style-name="T376">but </text:span><text:span text:style-name="T377">is</text:span><text:span text:style-name="T376"> not mandatory</text:span><text:span text:style-name="T372">.</text:span></text:p>
      <text:h text:style-name="P73" text:outline-level="2"><text:bookmark-start text:name="__RefHeading___Toc4092_3995368269"/>Initiative<text:bookmark-end text:name="__RefHeading___Toc4092_3995368269"/></text:h>
      <text:p text:style-name="P88"><text:span text:style-name="T378">Especially when a battle starts </text:span><text:span text:style-name="T379">(</text:span><text:span text:style-name="T378">but also </text:span><text:span text:style-name="T380">sometimes outside of combat</text:span><text:span text:style-name="T379">)</text:span><text:span text:style-name="T378"> it becomes easier to determine exactly in what order each character in </text:span><text:span text:style-name="T381">a </text:span><text:span text:style-name="T378">scene gets to act. </text:span><text:span text:style-name="T382">This is done by a </text:span><text:span text:style-name="T383">roll of the </text:span><text:span text:style-name="T384">physical</text:span><text:span text:style-name="T383"> and </text:span><text:span text:style-name="T384">social </text:span><text:span text:style-name="T383">primary skills.</text:span><text:span text:style-name="T385"> Characters who score higher </text:span><text:span text:style-name="T386">results </text:span><text:span text:style-name="T385">act first. </text:span><text:span text:style-name="T386">Tied rolls are resolve</text:span><text:span text:style-name="T387">d</text:span><text:span text:style-name="T386"> by who has the higher </text:span><text:span text:style-name="T388">social</text:span><text:span text:style-name="T386"> value first, then </text:span><text:span text:style-name="T388">physical</text:span><text:span text:style-name="T386"> </text:span><text:span text:style-name="T389">next</text:span><text:span text:style-name="T386">, then </text:span><text:span text:style-name="T388">mental</text:span><text:span text:style-name="T386"> </text:span><text:span text:style-name="T389">last</text:span><text:span text:style-name="T386">.</text:span></text:p>
      <text:p text:style-name="P89"><text:span text:style-name="T390">As soon as the acting order is defined. </text:span><text:span text:style-name="T391">each</text:span><text:span text:style-name="T390"> character </text:span><text:span text:style-name="T391">takes</text:span><text:span text:style-name="T390"> his </text:span><text:span text:style-name="T392">turn: </text:span><text:span text:style-name="T390">a period o</text:span><text:span text:style-name="T393">f</text:span><text:span text:style-name="T390"> time at which he can act, doing a single action </text:span><text:span text:style-name="T394">such as attacking, moving, </text:span><text:span text:style-name="T395">wielding</text:span><text:span text:style-name="T394"> something, shouting </text:span><text:span text:style-name="T396">an order</text:span><text:span text:style-name="T390">...</text:span></text:p>
      <text:h text:style-name="P90" text:outline-level="3"><text:bookmark-start text:name="__RefHeading___Toc4094_3995368269"/>Surprise<text:bookmark-end text:name="__RefHeading___Toc4094_3995368269"/></text:h>
      <text:p text:style-name="P91"><text:span text:style-name="T385">Some combat </text:span><text:span text:style-name="T397">encounters</text:span><text:span text:style-name="T385"> start with one side unaware of being attacked. It could happen in an ambush or if that group is distracted... In such cases a surprised character cannot act on the first round of battle unless it passes a </text:span><text:span text:style-name="T398">perception</text:span><text:span text:style-name="T385"> test. Neutral rolls mean the character cannot act and failures mean it will also </text:span><text:span text:style-name="T399">be </text:span><text:span text:style-name="T385">unable to defend </text:span><text:span text:style-name="T400">themselves</text:span><text:span text:style-name="T385"> at all on the first turn (which gives a </text:span><text:span text:style-name="T399">+1 </text:span><text:span text:style-name="T385">bonus to attackers). </text:span></text:p>
      <text:h text:style-name="P92" text:outline-level="2"><text:bookmark-start text:name="__RefHeading___Toc4096_3995368269"/>Weapons and armor<text:note text:id="ftn14" text:note-class="footnote"><text:note-citation>14</text:note-citation><text:note-body><text:p text:style-name="P93">Optional encumbrance rule: you can carry at most 5 items. If you have 4 you suffer a -1 penalty to all rolls or -2 if you are carrying 5 items. <text:span text:style-name="T401">A character in fantasy settings can buy a </text:span><text:span text:style-name="T402">h</text:span><text:span text:style-name="T403">appy adventurer's kit </text:span><text:span text:style-name="T404">for 1 Wealth</text:span><text:span text:style-name="T405">, </text:span><text:span text:style-name="T404">which </text:span><text:span text:style-name="T405">is a </text:span><text:span text:style-name="T406">backpack</text:span><text:span text:style-name="T405"> containing 1 use of each common </text:span><text:span text:style-name="T407">i</text:span><text:span text:style-name="T405">tem such as ropes, torches, food, </text:span><text:span text:style-name="T408">ammo</text:span><text:span text:style-name="T405">... </text:span><text:span text:style-name="T404">T</text:span><text:span text:style-name="T405">he character </text:span><text:span text:style-name="T404">freely </text:span><text:span text:style-name="T409">and </text:span><text:span text:style-name="T404">automatically </text:span><text:span text:style-name="T405">replenishes these items at </text:span><text:span text:style-name="T410">every</text:span><text:span text:style-name="T405"> possible </text:span><text:span text:style-name="T411">opportunity</text:span><text:span text:style-name="T405"> </text:span><text:span text:style-name="T412">(when spending a day resting in a </text:span><text:span text:style-name="T413">town or </text:span><text:span text:style-name="T412">city, for example)</text:span><text:span text:style-name="T405">.</text:span></text:p></text:note-body></text:note><text:bookmark-end text:name="__RefHeading___Toc4096_3995368269"/></text:h>
      <text:p text:style-name="P94"><text:span text:style-name="T414">Any weapon or armor has a -2 to +2 quality value associated with it. A typical </text:span><text:span text:style-name="T415">leather armor </text:span><text:span text:style-name="T414">is a 0 item while a mighty magical </text:span><text:span text:style-name="T415">sword of flames</text:span><text:span text:style-name="T414"> is +2.</text:span></text:p>
      <text:p text:style-name="P94"><text:span text:style-name="T414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95"><text:span text:style-name="T28">Wealth</text:span> cost</text:p>
          </table:table-cell>
          <table:table-cell table:style-name="Table5.A1" office:value-type="string">
            <text:p text:style-name="P96">$1</text:p>
          </table:table-cell>
          <table:table-cell table:style-name="Table5.A1" office:value-type="string">
            <text:p text:style-name="P96">$2</text:p>
          </table:table-cell>
          <table:table-cell table:style-name="Table5.A1" office:value-type="string">
            <text:p text:style-name="P96">$3</text:p>
          </table:table-cell>
          <table:table-cell table:style-name="Table5.A1" office:value-type="string">
            <text:p text:style-name="P96">$4</text:p>
          </table:table-cell>
          <table:table-cell table:style-name="Table5.F1" office:value-type="string">
            <text:p text:style-name="P96">$5</text:p>
          </table:table-cell>
        </table:table-row>
        <table:table-row>
          <table:table-cell table:style-name="Table5.A2" office:value-type="string">
            <text:p text:style-name="P97">Gear quality</text:p>
          </table:table-cell>
          <table:table-cell table:style-name="Table5.A2" office:value-type="string">
            <text:p text:style-name="P96">-<text:span text:style-name="T416">2</text:span></text:p>
          </table:table-cell>
          <table:table-cell table:style-name="Table5.A2" office:value-type="string">
            <text:p text:style-name="P96">-<text:span text:style-name="T416">1</text:span></text:p>
          </table:table-cell>
          <table:table-cell table:style-name="Table5.A2" office:value-type="string">
            <text:p text:style-name="P98">0</text:p>
          </table:table-cell>
          <table:table-cell table:style-name="Table5.A2" office:value-type="string">
            <text:p text:style-name="P98">+1</text:p>
          </table:table-cell>
          <table:table-cell table:style-name="Table5.F2" office:value-type="string">
            <text:p text:style-name="P98">+2</text:p>
          </table:table-cell>
        </table:table-row>
      </table:table>
      <text:p text:style-name="P94"><text:span text:style-name="T417"/></text:p>
      <text:h text:style-name="P99" text:outline-level="2"/>
      <text:h text:style-name="P100" text:outline-level="2"><text:bookmark-start text:name="__RefHeading___Toc4098_3995368269"/>Attacks<text:bookmark-end text:name="__RefHeading___Toc4098_3995368269"/></text:h>
      <text:p text:style-name="P101"><text:span text:style-name="T418">The b</text:span><text:span text:style-name="T419">rawl </text:span><text:span text:style-name="T418">skill </text:span><text:span text:style-name="T420">can be used to fight </text:span><text:span text:style-name="T421">in close-range</text:span><text:span text:style-name="T420">;</text:span><text:span text:style-name="T422"> </text:span><text:span text:style-name="T419">fire</text:span><text:span text:style-name="T422"> </text:span><text:span text:style-name="T420">to shoot missiles and </text:span><text:span text:style-name="T419">sport</text:span><text:span text:style-name="T423">s</text:span><text:span text:style-name="T419"> </text:span><text:span text:style-name="T420">to throw objects at a distance.</text:span><text:span text:style-name="T424"> The attacker makes a physical test plus the appropriate skill to try to hit his target.</text:span><text:span text:style-name="T425"> In case of success </text:span><text:span text:style-name="T426">add</text:span><text:span text:style-name="T425"> 1 point of damage </text:span><text:span text:style-name="T426">to</text:span><text:span text:style-name="T425"> attacker’</text:span><text:span text:style-name="T426">s</text:span><text:span text:style-name="T425"> weapon </text:span><text:span text:style-name="T426">quality </text:span><text:span text:style-name="T427">minus</text:span><text:span text:style-name="T428"> the</text:span><text:span text:style-name="T425"> target's armor to determine the total number of damage points dealt</text:span><text:span text:style-name="T425"><text:note text:id="ftn15" text:note-class="footnote"><text:note-citation>15</text:note-citation><text:note-body><text:p text:style-name="P102"><text:span text:style-name="T429">F</text:span>or example: if a<text:span text:style-name="T430">n </text:span>attac<text:span text:style-name="T430">ker </text:span>with a +2 <text:span text:style-name="T431">weapon</text:span> <text:span text:style-name="T430">hits</text:span> a target <text:span text:style-name="T432">wea</text:span><text:span text:style-name="T433">r</text:span><text:span text:style-name="T432">ing</text:span> +1 armor. <text:span text:style-name="T432">they</text:span> will deal 2 damage <text:span text:style-name="T434">(</text:span>1+2-1<text:span text:style-name="T435">=2</text:span>).</text:p></text:note-body></text:note></text:span><text:span text:style-name="T425">. </text:span><text:span text:style-name="T436">Any successful attack </text:span><text:span text:style-name="T437">always </text:span><text:span text:style-name="T436">deals at least 1 point of damage</text:span><text:span text:style-name="T424"><text:note text:id="ftn16" text:note-class="footnote"><text:note-citation>16</text:note-citation><text:note-body><text:p text:style-name="P103">Optionally, for a more realistic combat feel, allow defenders the chance to dodge (<text:span text:style-name="T438">sports</text:span> test) or parry (<text:span text:style-name="T28">brawl</text:span> test) to negate a successful attack roll. This will slow down combat a lot but can be offset by increasing weapon and lowering armor <text:span text:style-name="T439">values</text:span>. Called shots can also be used (for example: -2 to attack the enemy’s head for +2 damage if successful).</text:p></text:note-body></text:note></text:span><text:span text:style-name="T436">.</text:span></text:p>
      <text:p text:style-name="P104"><text:span text:style-name="T436">S</text:span><text:span text:style-name="T31">coring a critical hit on an attack roll grants you a</text:span><text:span text:style-name="T440">nother</text:span><text:span text:style-name="T31"> </text:span><text:span text:style-name="T441">attack</text:span><text:span text:style-name="T31"> (even </text:span><text:span text:style-name="T442">i</text:span><text:span text:style-name="T31">f it happens many times in row)!</text:span></text:p>
      <text:p text:style-name="P105"><text:span text:style-name="T443">A character that spends </text:span><text:span text:style-name="T444">his</text:span><text:span text:style-name="T445"> turn</text:span><text:span text:style-name="T443"> defending </text:span><text:span text:style-name="T446">has</text:span><text:span text:style-name="T443"> a -1 penalty to any attack against him </text:span><text:span text:style-name="T447">until </text:span><text:span text:style-name="T448">his </text:span><text:span text:style-name="T447">next turn.</text:span></text:p>
      <text:p text:style-name="P106"><text:span text:style-name="T449">Attackers (</text:span><text:span text:style-name="T450">in particular</text:span><text:span text:style-name="T449"> those with lower combat skill values) </text:span><text:span text:style-name="T451">can gain an </text:span><text:span text:style-name="T452">extra </text:span><text:span text:style-name="T451">edge by taking a turn </text:span><text:span text:style-name="T453">aiming</text:span><text:span text:style-name="T451">, receiving a +1 bonus </text:span><text:span text:style-name="T454">for </text:span><text:span text:style-name="T455">an attack</text:span><text:span text:style-name="T451"> </text:span><text:span text:style-name="T454">they </text:span><text:span text:style-name="T456">m</text:span><text:span text:style-name="T454">ake </text:span><text:span text:style-name="T451">next turn </text:span><text:span text:style-name="T454">(if no</text:span><text:span text:style-name="T457">ne is</text:span><text:span text:style-name="T454"> made, </text:span><text:span text:style-name="T458">disregard</text:span><text:span text:style-name="T459"> the bonus</text:span><text:span text:style-name="T454">)</text:span><text:span text:style-name="T451">.</text:span></text:p>
      <text:h text:style-name="P107" text:outline-level="3"><text:bookmark-start text:name="__RefHeading___Toc4100_3995368269"/>Fumbles<text:bookmark-end text:name="__RefHeading___Toc4100_3995368269"/></text:h>
      <text:p text:style-name="P108">I<text:span text:style-name="T460">f an attack has a</text:span> neutral result, apply one of these effects to the target, without causing damage. In case of a critical failure during an attack. apply one of these to the attacker <text:span text:style-name="T460">instead</text:span>. <text:span text:style-name="T461">Sum</text:span> two dice and look-up <text:span text:style-name="T462">on </text:span><text:span text:style-name="T463">this table</text:span>:</text:p>
      <text:p text:style-name="P10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9">Result</text:p>
          </table:table-cell>
          <table:table-cell table:style-name="Table3.B1" office:value-type="string">
            <text:p text:style-name="P110">Effect</text:p>
          </table:table-cell>
        </table:table-row>
        <table:table-row table:style-name="Table3.1">
          <table:table-cell table:style-name="Table3.A2" office:value-type="string">
            <text:p text:style-name="P111">12</text:p>
          </table:table-cell>
          <table:table-cell table:style-name="Table3.B2" office:value-type="string">
            <text:p text:style-name="P112">Stunned: <text:span text:style-name="T464">cannot act next turn</text:span>.</text:p>
          </table:table-cell>
        </table:table-row>
        <table:table-row table:style-name="Table3.1">
          <table:table-cell table:style-name="Table3.A2" office:value-type="string">
            <text:p text:style-name="P111">11</text:p>
          </table:table-cell>
          <table:table-cell table:style-name="Table3.B2" office:value-type="string">
            <text:p text:style-name="P112">Falls: -<text:span text:style-name="T465">1</text:span> penalty <text:span text:style-name="T465">to all actions </text:span>until <text:span text:style-name="T466">taking a turn </text:span>to get up.</text:p>
          </table:table-cell>
        </table:table-row>
        <table:table-row table:style-name="Table3.1">
          <table:table-cell table:style-name="Table3.A2" office:value-type="string">
            <text:p text:style-name="P111">10</text:p>
          </table:table-cell>
          <table:table-cell table:style-name="Table3.B2" office:value-type="string">
            <text:p text:style-name="P112">Disarmed: drops a held (or carried) item.</text:p>
          </table:table-cell>
        </table:table-row>
        <table:table-row table:style-name="Table3.1">
          <table:table-cell table:style-name="Table3.A2" office:value-type="string">
            <text:p text:style-name="P111">9</text:p>
          </table:table-cell>
          <table:table-cell table:style-name="Table3.B2" office:value-type="string">
            <text:p text:style-name="P112">Shaken: makes a mental test <text:span text:style-name="T467">before </text:span>next action to not panic <text:span text:style-name="T468">or flee</text:span></text:p>
            <text:p text:style-name="P112">(has bonus if <text:span text:style-name="T469">winning </text:span>combat, penalty if losing).</text:p>
          </table:table-cell>
        </table:table-row>
        <table:table-row table:style-name="Table3.1">
          <table:table-cell table:style-name="Table3.A2" office:value-type="string">
            <text:p text:style-name="P111">8</text:p>
          </table:table-cell>
          <table:table-cell table:style-name="Table3.B2" office:value-type="string">
            <text:p text:style-name="P112">Interacts with nearby ally.</text:p>
          </table:table-cell>
        </table:table-row>
        <table:table-row table:style-name="Table3.1">
          <table:table-cell table:style-name="Table3.A2" office:value-type="string">
            <text:p text:style-name="P111">7</text:p>
          </table:table-cell>
          <table:table-cell table:style-name="Table3.B2" office:value-type="string">
            <text:p text:style-name="P112">Interacts with environment.</text:p>
          </table:table-cell>
        </table:table-row>
        <table:table-row table:style-name="Table3.1">
          <table:table-cell table:style-name="Table3.A2" office:value-type="string">
            <text:p text:style-name="P111">6</text:p>
          </table:table-cell>
          <table:table-cell table:style-name="Table3.B2" office:value-type="string">
            <text:p text:style-name="P112">Interacts with nearby enemy.</text:p>
          </table:table-cell>
        </table:table-row>
        <table:table-row table:style-name="Table3.1">
          <table:table-cell table:style-name="Table3.A2" office:value-type="string">
            <text:p text:style-name="P111">5</text:p>
          </table:table-cell>
          <table:table-cell table:style-name="Table3.B2" office:value-type="string">
            <text:p text:style-name="P112">Grapples: attacker and <text:span text:style-name="T470">target</text:span> grab <text:span text:style-name="T471">a hold </text:span><text:span text:style-name="T472">of </text:span>each other.</text:p>
          </table:table-cell>
        </table:table-row>
        <table:table-row table:style-name="Table3.1">
          <table:table-cell table:style-name="Table3.A2" office:value-type="string">
            <text:p text:style-name="P111">4</text:p>
          </table:table-cell>
          <table:table-cell table:style-name="Table3.B2" office:value-type="string">
            <text:p text:style-name="P112">Disabled: can act but cannot attack next turn.</text:p>
          </table:table-cell>
        </table:table-row>
        <table:table-row table:style-name="Table3.1">
          <table:table-cell table:style-name="Table3.A2" office:value-type="string">
            <text:p text:style-name="P111">3</text:p>
          </table:table-cell>
          <table:table-cell table:style-name="Table3.B2" office:value-type="string">
            <text:p text:style-name="P112">Pinned: can act but cannot move next turn.</text:p>
          </table:table-cell>
        </table:table-row>
        <table:table-row table:style-name="Table3.1">
          <table:table-cell table:style-name="Table3.A2" office:value-type="string">
            <text:p text:style-name="P113">2</text:p>
          </table:table-cell>
          <table:table-cell table:style-name="Table3.B2" office:value-type="string">
            <text:p text:style-name="P114"><text:span text:style-name="T473">Dodge: t</text:span><text:span text:style-name="T474">arget</text:span> moves away from attack.</text:p>
          </table:table-cell>
        </table:table-row>
      </table:table>
      <text:p text:style-name="P115"/>
      <text:p text:style-name="P115">Of course it is always nicer when someone can think of or create an effect that is relevant to the <text:span text:style-name="T475">situation at hand and </text:span>action being performed instead of checking a table every time this happens. It can be hard to be <text:span text:style-name="T476">creative</text:span> <text:span text:style-name="T477">all of the time</text:span> <text:span text:style-name="T478">though. </text:span>so th<text:span text:style-name="T479">is</text:span> table can help a lot!</text:p>
      <text:h text:style-name="P116" text:outline-level="1"><text:bookmark-start text:name="__RefHeading___Toc4102_3995368269"/><text:soft-page-break/>Challenge<text:bookmark-end text:name="__RefHeading___Toc4102_3995368269"/></text:h>
      <text:p text:style-name="P117"><text:span text:style-name="T480">One of the hardest parts of being a game-master is trying to create (in advance or during a session) a fun adventure for the PCs to experience.</text:span><text:span text:style-name="T481"> Combat </text:span><text:span text:style-name="T482">encounter</text:span><text:span text:style-name="T481">s are especially </text:span><text:span text:style-name="T483">tricky</text:span><text:span text:style-name="T481"> to get right because if a combat is too hard it’</text:span><text:span text:style-name="T484">s possible </text:span><text:span text:style-name="T481">to </text:span><text:span text:style-name="T484">outright</text:span><text:span text:style-name="T481"> kill </text:span><text:span text:style-name="T485">one or more </text:span><text:span text:style-name="T486">player </text:span><text:span text:style-name="T485">characters</text:span><text:span text:style-name="T481"> and if it is </text:span><text:span text:style-name="T487">too </text:span><text:span text:style-name="T481">easy it can be fun but it will not necessarily challenge the group.</text:span><text:span text:style-name="T488"> So here is a guideline system that can be used </text:span><text:span text:style-name="T489">for </text:span><text:span text:style-name="T488">plan</text:span><text:span text:style-name="T489">ning</text:span><text:span text:style-name="T488"> combat situations.</text:span></text:p>
      <text:p text:style-name="P118"><text:span text:style-name="T490">We will use the concepts of </text:span><text:span text:style-name="T491">tier</text:span><text:span text:style-name="T492"> </text:span><text:span text:style-name="T490">and </text:span><text:span text:style-name="T493">challenge</text:span><text:span text:style-name="T492"> </text:span><text:span text:style-name="T490">here. </text:span><text:span text:style-name="T494">Tier</text:span><text:span text:style-name="T490"> indicates the value of the </text:span><text:span text:style-name="T495">average </text:span><text:span text:style-name="T490">character skills </text:span><text:span text:style-name="T495">relevant in combat</text:span><text:span text:style-name="T490">. A </text:span><text:span text:style-name="T496">hypothetical </text:span><text:span text:style-name="T490">character </text:span><text:span text:style-name="T497">with </text:span><text:span text:style-name="T498">every</text:span><text:span text:style-name="T490"> skill </text:span><text:span text:style-name="T499">exactly</text:span><text:span text:style-name="T490"> at value 3 is considered to be </text:span><text:span text:style-name="T491">tier 3</text:span><text:span text:style-name="T490">. </text:span><text:span text:style-name="T500">Each </text:span><text:span text:style-name="T494">tier</text:span><text:span text:style-name="T501"> </text:span><text:span text:style-name="T500">translates to a </text:span><text:span text:style-name="T502">challenge</text:span><text:span text:style-name="T500"> value:</text:span></text:p>
      <text:p text:style-name="P11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0">Tier</text:p>
          </table:table-cell>
          <table:table-cell table:style-name="Table4.B1" office:value-type="string">
            <text:p text:style-name="P121">Challenge</text:p>
          </table:table-cell>
        </table:table-row>
        <table:table-row>
          <table:table-cell table:style-name="Table4.A2" office:value-type="string">
            <text:p text:style-name="P122">1</text:p>
          </table:table-cell>
          <table:table-cell table:style-name="Table4.B2" office:value-type="string">
            <text:p text:style-name="P122"><text:span text:style-name="T503">0</text:span>.1</text:p>
          </table:table-cell>
        </table:table-row>
        <table:table-row>
          <table:table-cell table:style-name="Table4.A2" office:value-type="string">
            <text:p text:style-name="P122">2</text:p>
          </table:table-cell>
          <table:table-cell table:style-name="Table4.B2" office:value-type="string">
            <text:p text:style-name="P122"><text:span text:style-name="T503">0</text:span>.<text:span text:style-name="T503">5</text:span></text:p>
          </table:table-cell>
        </table:table-row>
        <table:table-row>
          <table:table-cell table:style-name="Table4.A2" office:value-type="string">
            <text:p text:style-name="P122">3</text:p>
          </table:table-cell>
          <table:table-cell table:style-name="Table4.B2" office:value-type="string">
            <text:p text:style-name="P123">1</text:p>
          </table:table-cell>
        </table:table-row>
        <table:table-row>
          <table:table-cell table:style-name="Table4.A2" office:value-type="string">
            <text:p text:style-name="P122">4</text:p>
          </table:table-cell>
          <table:table-cell table:style-name="Table4.B2" office:value-type="string">
            <text:p text:style-name="P123">2</text:p>
          </table:table-cell>
        </table:table-row>
        <table:table-row>
          <table:table-cell table:style-name="Table4.A2" office:value-type="string">
            <text:p text:style-name="P122">5</text:p>
          </table:table-cell>
          <table:table-cell table:style-name="Table4.B2" office:value-type="string">
            <text:p text:style-name="P123">5</text:p>
          </table:table-cell>
        </table:table-row>
      </table:table>
      <text:p text:style-name="P124"/>
      <text:p text:style-name="P125"><text:span text:style-name="T504">A typical p</text:span>layer character start<text:span text:style-name="T504">ing</text:span> between <text:span text:style-name="T494">tier</text:span><text:span text:style-name="T503"> </text:span>3 to 4 <text:span text:style-name="T505">will have</text:span> roughly a <text:span text:style-name="T493">challenge</text:span> <text:span text:style-name="T506">of</text:span> <text:span text:style-name="T503">1</text:span> <text:span text:style-name="T507">(</text:span><text:span text:style-name="T508">generally speaking, </text:span><text:span text:style-name="T509">as s</text:span><text:span text:style-name="T508">ome </text:span><text:span text:style-name="T509">characters will focus more or less on combat skills</text:span><text:span text:style-name="T507">)</text:span><text:span text:style-name="T509">.</text:span></text:p>
      <text:p text:style-name="P118"><text:span text:style-name="T510">You use the </text:span><text:span text:style-name="T494">tier</text:span><text:span text:style-name="T510"> to find the </text:span><text:span text:style-name="T493">challenge</text:span><text:span text:style-name="T510"> </text:span><text:span text:style-name="T511">for</text:span><text:span text:style-name="T510"> each character and then </text:span><text:span text:style-name="T512">add up all</text:span><text:span text:style-name="T510"> </text:span><text:span text:style-name="T511">the </text:span><text:span text:style-name="T493">challenge</text:span><text:span text:style-name="T513"> </text:span><text:span text:style-name="T514">values</text:span><text:span text:style-name="T511"> together</text:span><text:span text:style-name="T510"> to find out the total </text:span><text:span text:style-name="T493">challenge</text:span><text:span text:style-name="T515"> </text:span><text:span text:style-name="T510">value of </text:span><text:span text:style-name="T516">the</text:span><text:span text:style-name="T510"> group </text:span><text:span text:style-name="T516">as a whole</text:span><text:span text:style-name="T510">. So</text:span><text:span text:style-name="T517">:</text:span></text:p>
      <text:list text:style-name="L2">
        <text:list-item>
          <text:p text:style-name="P126"><text:span text:style-name="T517">A</text:span><text:span text:style-name="T510"> group of </text:span><text:span text:style-name="T518">2</text:span><text:span text:style-name="T510"> foes </text:span><text:span text:style-name="T515">of </text:span><text:span text:style-name="T494">tier</text:span><text:span text:style-name="T510"> 3 has a total </text:span><text:span text:style-name="T493">challenge</text:span><text:span text:style-name="T510"> of </text:span><text:span text:style-name="T515">2</text:span><text:span text:style-name="T510"> </text:span><text:span text:style-name="T519">(</text:span><text:span text:style-name="T518">2</text:span><text:span text:style-name="T520">X</text:span><text:span text:style-name="T515">1</text:span><text:span text:style-name="T519">)</text:span><text:span text:style-name="T510">. </text:span></text:p>
        </text:list-item>
        <text:list-item>
          <text:p text:style-name="P127">A group of <text:span text:style-name="T521">5</text:span> characters at <text:span text:style-name="T494">tier</text:span><text:span text:style-name="T28"> </text:span>4 has <text:span text:style-name="T522">a </text:span><text:span text:style-name="T503">total </text:span><text:span text:style-name="T493">challenge</text:span> <text:span text:style-name="T522">of </text:span><text:span text:style-name="T523">10</text:span> (<text:span text:style-name="T521">5</text:span><text:span text:style-name="T524">X</text:span><text:span text:style-name="T503">2</text:span>). </text:p>
        </text:list-item>
      </text:list>
      <text:p text:style-name="P128"><text:span text:style-name="T519">This way you can compare the </text:span><text:span text:style-name="T525">player </text:span><text:span text:style-name="T519">group with a</text:span><text:span text:style-name="T525">n enemy</text:span><text:span text:style-name="T519"> group </text:span><text:span text:style-name="T526">to </text:span><text:span text:style-name="T519">determine </text:span><text:span text:style-name="T527">what are their </text:span><text:span text:style-name="T528">odds</text:span><text:span text:style-name="T527"> </text:span><text:span text:style-name="T529">of</text:span><text:span text:style-name="T527"> win</text:span><text:span text:style-name="T529">ning</text:span><text:span text:style-name="T519">. A </text:span><text:span text:style-name="T530">hostile </text:span><text:span text:style-name="T519">group that has </text:span><text:span text:style-name="T531">a fifth</text:span><text:span text:style-name="T519"> </text:span><text:span text:style-name="T531">of </text:span><text:span text:style-name="T519">the </text:span><text:span text:style-name="T515">total </text:span><text:span text:style-name="T493">challenge</text:span><text:span text:style-name="T519"> of the </text:span><text:span text:style-name="T515">player-</text:span><text:span text:style-name="T519">group will be </text:span><text:span text:style-name="T531">a moderate challenge</text:span><text:span text:style-name="T519">, while one with </text:span><text:span text:style-name="T531">half </text:span><text:span text:style-name="T532">the</text:span><text:span text:style-name="T533">ir</text:span><text:span text:style-name="T532"> </text:span><text:span text:style-name="T515">total</text:span><text:span text:style-name="T494"> </text:span><text:span text:style-name="T493">challenge</text:span><text:span text:style-name="T494"> </text:span><text:span text:style-name="T532">could </text:span><text:span text:style-name="T534">likely</text:span><text:span text:style-name="T535"> see the death of </text:span><text:span text:style-name="T531">a player character</text:span><text:span text:style-name="T535">! So take it </text:span><text:span text:style-name="T536">easy </text:span><text:span text:style-name="T535">until </text:span><text:span text:style-name="T531">you and </text:span><text:span text:style-name="T535">everyone </text:span><text:span text:style-name="T531">else </text:span><text:span text:style-name="T535">is familiar with the game and </text:span><text:span text:style-name="T531">its combat</text:span><text:span text:style-name="T535"> rules. </text:span><text:span text:style-name="T537">While many games benefit from a dangerous feel to combat, trivial deaths </text:span><text:span text:style-name="T538">can be </text:span><text:span text:style-name="T539">very</text:span><text:span text:style-name="T538"> disappointing </text:span><text:span text:style-name="T540">to a player</text:span><text:span text:style-name="T537">!</text:span></text:p>
      <text:p text:style-name="P129"><text:span text:style-name="T541">Too m</text:span><text:span text:style-name="T31">any moderate combat encounters in a row without </text:span><text:span text:style-name="T533">the </text:span><text:span text:style-name="T31">rest </text:span><text:span text:style-name="T533">needed to fully-recover </text:span><text:span text:style-name="T31">can also be deadlier than a single hard battle!</text:span></text:p>
      <text:p text:style-name="P130"><text:span text:style-name="T533">Players</text:span><text:span text:style-name="T542"> </text:span><text:span text:style-name="T543">also have the advantage of possessing </text:span><text:span text:style-name="T544">willpower</text:span><text:span text:style-name="T543"> </text:span><text:span text:style-name="T531">and </text:span><text:span text:style-name="T545">powers</text:span><text:span text:style-name="T543"> to </text:span><text:span text:style-name="T546">help</text:span><text:span text:style-name="T543"> </text:span><text:span text:style-name="T531">gain an extra edge </text:span><text:span text:style-name="T547">during combat </text:span><text:span text:style-name="T542">but remember that since the game is based on </text:span><text:span text:style-name="T548">random </text:span><text:span text:style-name="T549">odds</text:span><text:span text:style-name="T550"> </text:span><text:span text:style-name="T548">with the </text:span><text:span text:style-name="T542">di</text:span><text:span text:style-name="T548">c</text:span><text:span text:style-name="T542">e, </text:span><text:span text:style-name="T551">it </text:span><text:span text:style-name="T542">is </text:span><text:span text:style-name="T552">always </text:span><text:span text:style-name="T542">possible for bad luck to turn a would-be easy combat into a</text:span><text:span text:style-name="T553">n unintended</text:span><text:span text:style-name="T542"> challenge!</text:span></text:p>
      <text:h text:style-name="P131" text:outline-level="2"/>
      <text:h text:style-name="P132" text:outline-level="2"><text:bookmark-start text:name="__RefHeading___Toc4104_3995368269"/>Environmental challenge modifiers<text:bookmark-end text:name="__RefHeading___Toc4104_3995368269"/></text:h>
      <text:p text:style-name="P133">Some combat <text:span text:style-name="T554">scenarios</text:span> have special mechanics that affect the battle <text:span text:style-name="T555">arena</text:span>. For example: fighting <text:span text:style-name="T556">on</text:span> a crumbling cave might cause ceiling rocks to fall upon the characters' head! This would be a neutral environmental condition since rocks could fall on anyone in the battlefield and needs not be taken into consideration <text:span text:style-name="T557">when estimating </text:span>challenge.</text:p>
      <text:p text:style-name="P134"><text:span text:style-name="T558">Conditions that affect </text:span><text:span text:style-name="T559">allies or enemies</text:span><text:span text:style-name="T558"> more than </text:span><text:span text:style-name="T560">the </text:span><text:span text:style-name="T558">other </text:span><text:span text:style-name="T561">side </text:span><text:span text:style-name="T558">though </text:span><text:span text:style-name="T561">do </text:span><text:span text:style-name="T558">need to be taken into consideration when calculating challenge. For example: a group that could prepare the room with traps and advantages before a fight begins surely will be much harder to deal with than </text:span><text:span text:style-name="T533">if </text:span><text:span text:style-name="T558">the same group </text:span><text:span text:style-name="T533">was </text:span><text:span text:style-name="T558">caught in the middle of their sleep in a comfortable </text:span><text:span text:style-name="T562">hotel </text:span><text:span text:style-name="T558">room! </text:span><text:span text:style-name="T563">Each such advantage will modify the group </text:span><text:span text:style-name="T564">benefiting from it </text:span><text:span text:style-name="T563">up to </text:span><text:span text:style-name="T533">doubling </text:span><text:span text:style-name="T563">their </text:span><text:span text:style-name="T493">challenge</text:span><text:span text:style-name="T565"> </text:span><text:span text:style-name="T563">value</text:span>.</text:p>
      <text:h text:style-name="P135" text:outline-level="2"><text:bookmark-start text:name="__RefHeading___Toc4106_3995368269"/>Dungeons<text:bookmark-end text:name="__RefHeading___Toc4106_3995368269"/></text:h>
      <text:p text:style-name="P136"><text:span text:style-name="T566">The</text:span><text:span text:style-name="T567"> most traditional RPG adventure is the dungeon, </text:span><text:span text:style-name="T533">a</text:span><text:span text:style-name="T567">n interesting </text:span><text:span text:style-name="T533">location </text:span><text:span text:style-name="T567">that a </text:span><text:span text:style-name="T568">group of </text:span><text:span text:style-name="T567">player </text:span><text:span text:style-name="T568">characters </text:span><text:span text:style-name="T567">explore and conquer during </text:span><text:span text:style-name="T569">one or more </text:span><text:span text:style-name="T570">game </text:span><text:span text:style-name="T567">session</text:span><text:span text:style-name="T569">s!</text:span><text:span text:style-name="T567"> </text:span><text:span text:style-name="T571">Although the</text:span><text:span text:style-name="T572"> </text:span><text:span text:style-name="T571">term </text:span><text:span text:style-name="T572">dungeon </text:span><text:span text:style-name="T571">impl</text:span><text:span text:style-name="T573">ies</text:span><text:span text:style-name="T571"> dank, dark underground </text:span><text:span text:style-name="T574">complexes</text:span><text:span text:style-name="T571"> it could just as well be a forest </text:span><text:span text:style-name="T575">or skyscraper</text:span><text:span text:style-name="T571">, as long as there can be </text:span><text:span text:style-name="T576">loosely </text:span><text:span text:style-name="T571">connected “</text:span><text:span text:style-name="T577">rooms”</text:span><text:span text:style-name="T571"> in which players can find combat, </text:span><text:span text:style-name="T578">rewards</text:span><text:span text:style-name="T571">, traps and interesting features to explore, experience </text:span><text:span text:style-name="T579">and interact with</text:span><text:span text:style-name="T571">.</text:span></text:p>
      <text:p text:style-name="P137"><text:span text:style-name="T571">In </text:span><text:span text:style-name="T580">M</text:span><text:span text:style-name="T571">inim</text:span><text:span text:style-name="T572">. </text:span><text:span text:style-name="T571">a guideline to constructing dungeons is to take the PC group's </text:span><text:span text:style-name="T533">total</text:span><text:span text:style-name="T571"> </text:span><text:span text:style-name="T493">challenge</text:span><text:span text:style-name="T515"> value</text:span><text:span text:style-name="T571"> and </text:span><text:span text:style-name="T515">spread</text:span><text:span text:style-name="T571"> the same amount </text:span><text:span text:style-name="T515">among challenges</text:span><text:span text:style-name="T581"> </text:span><text:span text:style-name="T571">throughout the </text:span><text:span text:style-name="T581">rooms</text:span><text:span text:style-name="T571"> of </text:span><text:span text:style-name="T581">a</text:span><text:span text:style-name="T572"> </text:span><text:span text:style-name="T571">dungeon </text:span><text:span text:style-name="T581">floor</text:span><text:span text:style-name="T572">. </text:span><text:span text:style-name="T582">This way it becomes a</text:span><text:span text:style-name="T583">n</text:span><text:span text:style-name="T582"> increasingly difficult task to </text:span><text:span text:style-name="T584">clear</text:span><text:span text:style-name="T582"> all of </text:span><text:span text:style-name="T585">it</text:span><text:span text:style-name="T582"> but the group can explore at their </text:span><text:span text:style-name="T586">own pace</text:span><text:span text:style-name="T582"> and go </text:span><text:span text:style-name="T587">rest</text:span><text:span text:style-name="T582"> when their resources are exhausted</text:span><text:span text:style-name="T582"><text:note text:id="ftn18" text:note-class="footnote"><text:note-citation>17</text:note-citation><text:note-body><text:p text:style-name="P138">Resting inside the dungeon is extremely dangerous, usually requiring adventurers to fall-back to safety. Even lingering around too long can cause a <text:span text:style-name="T31">random </text:span><text:span text:style-name="T588">combat </text:span><text:span text:style-name="T31">encounter</text:span> to occur on a roll of 1 on a die. Upon returning to a dungeon, cleared rooms <text:span text:style-name="T589">are often</text:span> “restocked” with new traps or foes on a roll of 1 on a die (roll once for each empty room).</text:p></text:note-body></text:note></text:span><text:span text:style-name="T582">. </text:span><text:span text:style-name="T590">Many dungeons feature </text:span><text:span text:style-name="T591">multiple </text:span><text:span text:style-name="T592">(sometimes </text:span><text:span text:style-name="T590">increasing</text:span><text:span text:style-name="T593">ly </text:span><text:span text:style-name="T592">dangerous)</text:span><text:span text:style-name="T593"> </text:span><text:span text:style-name="T590">“floors“.</text:span></text:p>
      <text:p text:style-name="P134"><text:span text:style-name="T582">Don't forget to </text:span><text:span text:style-name="T594">place</text:span><text:span text:style-name="T582"> </text:span><text:span text:style-name="T533">rewards</text:span><text:span text:style-name="T582"> throughout the dungeon</text:span><text:span text:style-name="T595"> </text:span><text:span text:style-name="T533">to</text:span><text:span text:style-name="T582"> </text:span><text:span text:style-name="T596">incentivize </text:span><text:span text:style-name="T533">exploration </text:span><text:span text:style-name="T582">while </text:span><text:span text:style-name="T596">helping</text:span><text:span text:style-name="T582"> the group to push </text:span><text:span text:style-name="T597">onward</text:span><text:span text:style-name="T582"> to the next challenge! </text:span><text:span text:style-name="T598">One such reward </text:span><text:span text:style-name="T515">are</text:span><text:span text:style-name="T599"> </text:span><text:span text:style-name="T600">magic item</text:span><text:span text:style-name="T494">s</text:span><text:span text:style-name="T598">, which work almost exactly like </text:span><text:span text:style-name="T546">the </text:span><text:span text:style-name="T600">power</text:span><text:span text:style-name="T601">s</text:span><text:span text:style-name="T598"> described in this booklet. </text:span><text:span text:style-name="T602">Having one such item per dungeon </text:span><text:span text:style-name="T603">floor</text:span><text:span text:style-name="T602"> is a good base-line (with </text:span><text:span text:style-name="T604">a </text:span><text:span text:style-name="T605">power</text:span><text:span text:style-name="T602"> value equal to the player party’s </text:span><text:span text:style-name="T533">average </text:span><text:span text:style-name="T493">tier)</text:span><text:span text:style-name="T602">.</text:span></text:p>
      <text:h text:style-name="P139" text:outline-level="3"><text:bookmark-start text:name="__RefHeading___Toc4108_3995368269"/><text:span text:style-name="T606">Creating a </text:span>dungeon <text:span text:style-name="T607">floor</text:span><text:bookmark-end text:name="__RefHeading___Toc4108_3995368269"/></text:h>
      <text:p text:style-name="Text_20_body"><text:span text:style-name="T608">A </text:span><text:span text:style-name="T609">typical </text:span><text:span text:style-name="T610">flo</text:span><text:span text:style-name="T611">o</text:span><text:span text:style-name="T610">r</text:span><text:span text:style-name="T608"> has</text:span><text:span text:style-name="T612"> </text:span><text:span text:style-name="T613">2 to </text:span><text:span text:style-name="T614">1</text:span><text:span text:style-name="T615">2</text:span><text:span text:style-name="T372"> </text:span><text:span text:style-name="T612">rooms</text:span><text:span text:style-name="T372">, </text:span><text:span text:style-name="T613">1 to </text:span><text:span text:style-name="T616">6</text:span><text:span text:style-name="T613"> </text:span><text:span text:style-name="T612">combat </text:span><text:span text:style-name="T613">encounters</text:span><text:span text:style-name="T612"> </text:span><text:span text:style-name="T617">and </text:span><text:span text:style-name="T613">1 to 3 features. Roll </text:span><text:span text:style-name="T618">to </text:span><text:span text:style-name="T619">select</text:span><text:span text:style-name="T618"> a </text:span><text:span text:style-name="T613">feature:</text:span></text:p>
      <text:section text:style-name="Sect2" text:name="Section1">
        <text:list text:style-name="L3">
          <text:list-header>
            <text:p text:style-name="P140"/>
          </text:list-header>
          <text:list-item>
            <text:p text:style-name="P140"><text:span text:style-name="T620">Mechanical or magical t</text:span>rap:</text:p>
            <text:list>
              <text:list-item>
                <text:p text:style-name="P140"><text:span text:style-name="T621">Guarding </text:span><text:span text:style-name="T622">a </text:span><text:span text:style-name="T621">reward</text:span></text:p>
              </text:list-item>
              <text:list-item>
                <text:p text:style-name="P141">Hidden with reward</text:p>
              </text:list-item>
              <text:list-item>
                <text:p text:style-name="P142">On <text:span text:style-name="T623">a </text:span>combat <text:span text:style-name="T624">room</text:span></text:p>
              </text:list-item>
              <text:list-item>
                <text:p text:style-name="P140">One of the combats is an ambush</text:p>
              </text:list-item>
              <text:list-item>
                <text:p text:style-name="P140">In a<text:span text:style-name="T625">n empty</text:span><text:span text:style-name="T626"> </text:span>room</text:p>
              </text:list-item>
              <text:list-item>
                <text:p text:style-name="P143"><text:span text:style-name="T627">Hidden i</text:span>n a<text:span text:style-name="T625">n empty</text:span><text:span text:style-name="T626"> </text:span>room</text:p>
              </text:list-item>
            </text:list>
          </text:list-item>
          <text:list-item>
            <text:p text:style-name="P140">Hidden <text:span text:style-name="T628">reward</text:span></text:p>
          </text:list-item>
          <text:list-item>
            <text:p text:style-name="P140"><text:span text:style-name="T629">P</text:span><text:span text:style-name="T28">hysical</text:span> <text:span text:style-name="T630">or </text:span><text:span text:style-name="T629">mental</text:span><text:span text:style-name="T630"> test</text:span> to access a <text:span text:style-name="T631">room</text:span></text:p>
          </text:list-item>
          <text:list-item>
            <text:p text:style-name="P140">A combat can be resolved <text:span text:style-name="T632">with </text:span><text:span text:style-name="T633">clever </text:span>role-play, <text:span text:style-name="T633">n</text:span>egotiation <text:span text:style-name="T633">or other</text:span><text:span text:style-name="T632">wise</text:span><text:span text:style-name="T633"> peaceful</text:span><text:span text:style-name="T632">ly</text:span></text:p>
          </text:list-item>
          <text:list-item>
            <text:p text:style-name="P140"><text:span text:style-name="T634">A</text:span> combat <text:span text:style-name="T635">has</text:span> environmental modifiers</text:p>
          </text:list-item>
          <text:list-item>
            <text:p text:style-name="P144">One of the <text:span text:style-name="T631">rooms</text:span> holds a key that unlocks:</text:p>
            <text:list>
              <text:list-item>
                <text:p text:style-name="P145">Hard combat and great <text:span text:style-name="T636">rewards</text:span></text:p>
              </text:list-item>
              <text:list-item>
                <text:p text:style-name="P146">Hard combat and good <text:span text:style-name="T636">rewards</text:span></text:p>
              </text:list-item>
              <text:list-item>
                <text:p text:style-name="P147">All of the dungeon's <text:span text:style-name="T636">rewards</text:span></text:p>
              </text:list-item>
              <text:list-item>
                <text:p text:style-name="P148">Mediocre <text:span text:style-name="T636">rewards</text:span></text:p>
              </text:list-item>
              <text:list-item>
                <text:p text:style-name="P149"><text:span text:style-name="T637">Poor</text:span> <text:span text:style-name="T636">rewards</text:span></text:p>
              </text:list-item>
              <text:list-item>
                <text:p text:style-name="P150">A whole new set of <text:span text:style-name="T638">rooms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Arabiya" svg:font-family="AlArabiya" style:font-adornments="Regular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normal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24T14:43:49</meta:creation-date>
    <dc:date>2025-04-26T01:51:43.591244855</dc:date>
    <meta:editing-duration>PT16H53M12S</meta:editing-duration>
    <meta:editing-cycles>1011</meta:editing-cycles>
    <meta:generator>LibreOffice/24.8.4.2$Linux_X86_64 LibreOffice_project/480$Build-2</meta:generator>
    <meta:document-statistic meta:table-count="5" meta:image-count="0" meta:object-count="0" meta:page-count="11" meta:paragraph-count="264" meta:word-count="4836" meta:character-count="27534" meta:non-whitespace-character-count="22980"/>
  </office:meta>
</office:document-meta>
</file>